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123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 style:data-style-name="N60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weight="bold" style:font-weight-asian="bold" style:font-weight-complex="bold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6.2988in" svg:height="6.4087in" svg:x="0.8713in" svg:y="3.7098in">
            <draw:object draw:notify-on-update-of-ranges="Sheet1.N2:Sheet1.N22 Sheet1.O1:Sheet1.O1 Sheet1.O2:Sheet1.O22 Sheet1.N2:Sheet1.N22 Sheet1.P1:Sheet1.P1 Sheet1.P2:Sheet1.P22 Sheet1.N2:Sheet1.N22 Sheet1.Q1:Sheet1.Q1 Sheet1.Q2:Sheet1.Q22 Sheet1.N2:Sheet1.N22 Sheet1.R1:Sheet1.R1 Sheet1.R2:Sheet1.R22 Sheet1.N2:Sheet1.N22 Sheet1.S1:Sheet1.S1 Sheet1.S2:Sheet1.S22 Sheet1.N2:Sheet1.N22 Sheet1.T1:Sheet1.T1 Sheet1.T2:Sheet1.T22 Sheet1.N2:Sheet1.N22 Sheet1.U1:Sheet1.U1 Sheet1.U2:Sheet1.U22 Sheet1.N2:Sheet1.N22 Sheet1.V1:Sheet1.V1 Sheet1.V2:Sheet1.V22 Sheet1.N2:Sheet1.N22 Sheet1.W1:Sheet1.W1 Sheet1.W2:Sheet1.W22 Sheet1.N2:Sheet1.N22 Sheet1.X1:Sheet1.X1 Sheet1.X2:Sheet1.X2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ce1"/>
        <table:table-column table:style-name="co1" table:number-columns-repeated="10" table:default-cell-style-name="ce2"/>
        <table:table-column table:style-name="co1" table:default-cell-style-name="Default"/>
        <table:table-column table:style-name="co1" table:number-columns-repeated="13" table:default-cell-style-name="ce1"/>
        <table:table-row table:style-name="ro1">
          <table:table-cell table:style-name="Default" table:number-columns-repeated="12"/>
          <table:table-cell/>
          <table:table-cell table:style-name="ce3" office:value-type="string">
            <text:p>kx</text:p>
          </table:table-cell>
          <table:table-cell table:style-name="ce3" office:value-type="string">
            <text:p>N = 1</text:p>
          </table:table-cell>
          <table:table-cell table:style-name="ce3" office:value-type="string">
            <text:p>N = 2</text:p>
          </table:table-cell>
          <table:table-cell table:style-name="ce3" office:value-type="string">
            <text:p>N = 3</text:p>
          </table:table-cell>
          <table:table-cell table:style-name="ce3" office:value-type="string">
            <text:p>N = 4</text:p>
          </table:table-cell>
          <table:table-cell table:style-name="ce3" office:value-type="string">
            <text:p>N = 5</text:p>
          </table:table-cell>
          <table:table-cell table:style-name="ce3" office:value-type="string">
            <text:p>N = 6</text:p>
          </table:table-cell>
          <table:table-cell table:style-name="ce3" office:value-type="string">
            <text:p>N = 7</text:p>
          </table:table-cell>
          <table:table-cell table:style-name="ce3" office:value-type="string">
            <text:p>N = 8</text:p>
          </table:table-cell>
          <table:table-cell table:style-name="ce3" office:value-type="string">
            <text:p>N = 9</text:p>
          </table:table-cell>
          <table:table-cell table:style-name="ce3" office:value-type="string">
            <text:p>N = 10</text:p>
          </table:table-cell>
          <table:table-cell table:style-name="ce3" table:number-columns-repeated="2"/>
        </table:table-row>
        <table:table-row table:style-name="ro1">
          <table:table-cell table:number-columns-repeated="2" office:value-type="float" office:value="0">
            <text:p>0.0000</text:p>
          </table:table-cell>
          <table:table-cell office:value-type="float" office:value="0.00000236439345257349">
            <text:p>2.36E-006</text:p>
          </table:table-cell>
          <table:table-cell office:value-type="float" office:value="0.00000647737983571561">
            <text:p>6.48E-006</text:p>
          </table:table-cell>
          <table:table-cell office:value-type="float" office:value="60619274.9837269">
            <text:p>6.06E+007</text:p>
          </table:table-cell>
          <table:table-cell office:value-type="float" office:value="90396205.0708413">
            <text:p>9.04E+007</text:p>
          </table:table-cell>
          <table:table-cell office:value-type="float" office:value="90396205.0708418">
            <text:p>9.04E+007</text:p>
          </table:table-cell>
          <table:table-cell office:value-type="float" office:value="102710798.036536">
            <text:p>1.03E+008</text:p>
          </table:table-cell>
          <table:table-cell office:value-type="float" office:value="187144210.931353">
            <text:p>1.87E+008</text:p>
          </table:table-cell>
          <table:table-cell office:value-type="float" office:value="201826528.180593">
            <text:p>2.02E+008</text:p>
          </table:table-cell>
          <table:table-cell office:value-type="float" office:value="201826528.180595">
            <text:p>2.02E+008</text:p>
          </table:table-cell>
          <table:table-cell office:value-type="float" office:value="208259317.697105">
            <text:p>2.08E+008</text:p>
          </table:table-cell>
          <table:table-cell/>
          <table:table-cell table:formula="of:=2*[.B2]/PI()" office:value-type="float" office:value="0">
            <text:p>0.0000</text:p>
          </table:table-cell>
          <table:table-cell table:formula="of:=2*SQRT([.C2])/5000" office:value-type="float" office:value="0.0000006150633726794">
            <text:p>0.0000</text:p>
          </table:table-cell>
          <table:table-cell table:formula="of:=2*SQRT([.D2])/5000" office:value-type="float" office:value="0.00000101802788454664">
            <text:p>0.0000</text:p>
          </table:table-cell>
          <table:table-cell table:formula="of:=2*SQRT([.E2])/5000" office:value-type="float" office:value="3.11433524165211">
            <text:p>3.1143</text:p>
          </table:table-cell>
          <table:table-cell table:formula="of:=2*SQRT([.F2])/5000" office:value-type="float" office:value="3.80307675590891">
            <text:p>3.8031</text:p>
          </table:table-cell>
          <table:table-cell table:formula="of:=2*SQRT([.G2])/5000" office:value-type="float" office:value="3.80307675590892">
            <text:p>3.8031</text:p>
          </table:table-cell>
          <table:table-cell table:formula="of:=2*SQRT([.H2])/5000" office:value-type="float" office:value="4.05385343665083">
            <text:p>4.0539</text:p>
          </table:table-cell>
          <table:table-cell table:formula="of:=2*SQRT([.I2])/5000" office:value-type="float" office:value="5.47202647554053">
            <text:p>5.4720</text:p>
          </table:table-cell>
          <table:table-cell table:formula="of:=2*SQRT([.J2])/5000" office:value-type="float" office:value="5.68262655018741">
            <text:p>5.6826</text:p>
          </table:table-cell>
          <table:table-cell table:formula="of:=2*SQRT([.K2])/5000" office:value-type="float" office:value="5.68262655018744">
            <text:p>5.6826</text:p>
          </table:table-cell>
          <table:table-cell table:formula="of:=2*SQRT([.L2])/5000" office:value-type="float" office:value="5.77247701004836">
            <text:p>5.7725</text:p>
          </table:table-cell>
          <table:table-cell table:number-columns-repeated="2"/>
        </table:table-row>
        <table:table-row table:style-name="ro1">
          <table:table-cell office:value-type="float" office:value="0">
            <text:p>0.0000</text:p>
          </table:table-cell>
          <table:table-cell office:value-type="float" office:value="0.078539815">
            <text:p>0.0785</text:p>
          </table:table-cell>
          <table:table-cell office:value-type="float" office:value="39928.2933868587">
            <text:p>3.99E+004</text:p>
          </table:table-cell>
          <table:table-cell office:value-type="float" office:value="163338.648378585">
            <text:p>1.63E+005</text:p>
          </table:table-cell>
          <table:table-cell office:value-type="float" office:value="60586729.3109149">
            <text:p>6.06E+007</text:p>
          </table:table-cell>
          <table:table-cell office:value-type="float" office:value="89210900.4408295">
            <text:p>8.92E+007</text:p>
          </table:table-cell>
          <table:table-cell office:value-type="float" office:value="90373643.0637002">
            <text:p>9.04E+007</text:p>
          </table:table-cell>
          <table:table-cell office:value-type="float" office:value="104161346.459774">
            <text:p>1.04E+008</text:p>
          </table:table-cell>
          <table:table-cell office:value-type="float" office:value="186528042.486926">
            <text:p>1.87E+008</text:p>
          </table:table-cell>
          <table:table-cell office:value-type="float" office:value="198762476.245647">
            <text:p>1.99E+008</text:p>
          </table:table-cell>
          <table:table-cell office:value-type="float" office:value="202264706.832029">
            <text:p>2.02E+008</text:p>
          </table:table-cell>
          <table:table-cell office:value-type="float" office:value="211400627.942578">
            <text:p>2.11E+008</text:p>
          </table:table-cell>
          <table:table-cell/>
          <table:table-cell table:formula="of:=2*[.B3]/PI()" office:value-type="float" office:value="0.049999999147092">
            <text:p>0.0500</text:p>
          </table:table-cell>
          <table:table-cell table:formula="of:=2*SQRT([.C3])/5000" office:value-type="float" office:value="0.0799282612215316">
            <text:p>0.0799</text:p>
          </table:table-cell>
          <table:table-cell table:formula="of:=2*SQRT([.D3])/5000" office:value-type="float" office:value="0.161660705616961">
            <text:p>0.1617</text:p>
          </table:table-cell>
          <table:table-cell table:formula="of:=2*SQRT([.E3])/5000" office:value-type="float" office:value="3.11349910707332">
            <text:p>3.1135</text:p>
          </table:table-cell>
          <table:table-cell table:formula="of:=2*SQRT([.F3])/5000" office:value-type="float" office:value="3.77806088761586">
            <text:p>3.7781</text:p>
          </table:table-cell>
          <table:table-cell table:formula="of:=2*SQRT([.G3])/5000" office:value-type="float" office:value="3.80260212094193">
            <text:p>3.8026</text:p>
          </table:table-cell>
          <table:table-cell table:formula="of:=2*SQRT([.H3])/5000" office:value-type="float" office:value="4.08237864896972">
            <text:p>4.0824</text:p>
          </table:table-cell>
          <table:table-cell table:formula="of:=2*SQRT([.I3])/5000" office:value-type="float" office:value="5.46301078141973">
            <text:p>5.4630</text:p>
          </table:table-cell>
          <table:table-cell table:formula="of:=2*SQRT([.J3])/5000" office:value-type="float" office:value="5.63932586390461">
            <text:p>5.6393</text:p>
          </table:table-cell>
          <table:table-cell table:formula="of:=2*SQRT([.K3])/5000" office:value-type="float" office:value="5.6887918834428">
            <text:p>5.6888</text:p>
          </table:table-cell>
          <table:table-cell table:formula="of:=2*SQRT([.L3])/5000" office:value-type="float" office:value="5.81584907565632">
            <text:p>5.8158</text:p>
          </table:table-cell>
          <table:table-cell table:number-columns-repeated="2"/>
        </table:table-row>
        <table:table-row table:style-name="ro1">
          <table:table-cell office:value-type="float" office:value="0">
            <text:p>0.0000</text:p>
          </table:table-cell>
          <table:table-cell office:value-type="float" office:value="0.15707963">
            <text:p>0.1571</text:p>
          </table:table-cell>
          <table:table-cell office:value-type="float" office:value="159723.479103769">
            <text:p>1.60E+005</text:p>
          </table:table-cell>
          <table:table-cell office:value-type="float" office:value="652514.992153039">
            <text:p>6.53E+005</text:p>
          </table:table-cell>
          <table:table-cell office:value-type="float" office:value="60470257.2859697">
            <text:p>6.05E+007</text:p>
          </table:table-cell>
          <table:table-cell office:value-type="float" office:value="86654233.2960043">
            <text:p>8.67E+007</text:p>
          </table:table-cell>
          <table:table-cell office:value-type="float" office:value="90307026.4072028">
            <text:p>9.03E+007</text:p>
          </table:table-cell>
          <table:table-cell office:value-type="float" office:value="107531757.218669">
            <text:p>1.08E+008</text:p>
          </table:table-cell>
          <table:table-cell office:value-type="float" office:value="184831132.454186">
            <text:p>1.85E+008</text:p>
          </table:table-cell>
          <table:table-cell office:value-type="float" office:value="193861298.899596">
            <text:p>1.94E+008</text:p>
          </table:table-cell>
          <table:table-cell office:value-type="float" office:value="203423940.163931">
            <text:p>2.03E+008</text:p>
          </table:table-cell>
          <table:table-cell office:value-type="float" office:value="216532232.325069">
            <text:p>2.17E+008</text:p>
          </table:table-cell>
          <table:table-cell/>
          <table:table-cell table:formula="of:=2*[.B4]/PI()" office:value-type="float" office:value="0.0999999982941839">
            <text:p>0.1000</text:p>
          </table:table-cell>
          <table:table-cell table:formula="of:=2*SQRT([.C4])/5000" office:value-type="float" office:value="0.159861679762859">
            <text:p>0.1599</text:p>
          </table:table-cell>
          <table:table-cell table:formula="of:=2*SQRT([.D4])/5000" office:value-type="float" office:value="0.323113600370653">
            <text:p>0.3231</text:p>
          </table:table-cell>
          <table:table-cell table:formula="of:=2*SQRT([.E4])/5000" office:value-type="float" office:value="3.1105049695757">
            <text:p>3.1105</text:p>
          </table:table-cell>
          <table:table-cell table:formula="of:=2*SQRT([.F4])/5000" office:value-type="float" office:value="3.7235302237743">
            <text:p>3.7235</text:p>
          </table:table-cell>
          <table:table-cell table:formula="of:=2*SQRT([.G4])/5000" office:value-type="float" office:value="3.80120036635172">
            <text:p>3.8012</text:p>
          </table:table-cell>
          <table:table-cell table:formula="of:=2*SQRT([.H4])/5000" office:value-type="float" office:value="4.14790081306039">
            <text:p>4.1479</text:p>
          </table:table-cell>
          <table:table-cell table:formula="of:=2*SQRT([.I4])/5000" office:value-type="float" office:value="5.438104558821">
            <text:p>5.4381</text:p>
          </table:table-cell>
          <table:table-cell table:formula="of:=2*SQRT([.J4])/5000" office:value-type="float" office:value="5.56936332303212">
            <text:p>5.5694</text:p>
          </table:table-cell>
          <table:table-cell table:formula="of:=2*SQRT([.K4])/5000" office:value-type="float" office:value="5.70507058906627">
            <text:p>5.7051</text:p>
          </table:table-cell>
          <table:table-cell table:formula="of:=2*SQRT([.L4])/5000" office:value-type="float" office:value="5.88601369111651">
            <text:p>5.8860</text:p>
          </table:table-cell>
          <table:table-cell table:number-columns-repeated="2"/>
        </table:table-row>
        <table:table-row table:style-name="ro1">
          <table:table-cell office:value-type="float" office:value="0">
            <text:p>0.0000</text:p>
          </table:table-cell>
          <table:table-cell office:value-type="float" office:value="0.235619445">
            <text:p>0.2356</text:p>
          </table:table-cell>
          <table:table-cell office:value-type="float" office:value="359401.765192497">
            <text:p>3.59E+005</text:p>
          </table:table-cell>
          <table:table-cell office:value-type="float" office:value="1464970.32344093">
            <text:p>1.46E+006</text:p>
          </table:table-cell>
          <table:table-cell office:value-type="float" office:value="60212086.1624976">
            <text:p>6.02E+007</text:p>
          </table:table-cell>
          <table:table-cell office:value-type="float" office:value="83852088.8281553">
            <text:p>8.39E+007</text:p>
          </table:table-cell>
          <table:table-cell office:value-type="float" office:value="90199540.2037331">
            <text:p>9.02E+007</text:p>
          </table:table-cell>
          <table:table-cell office:value-type="float" office:value="111751359.269146">
            <text:p>1.12E+008</text:p>
          </table:table-cell>
          <table:table-cell office:value-type="float" office:value="182325818.160081">
            <text:p>1.82E+008</text:p>
          </table:table-cell>
          <table:table-cell office:value-type="float" office:value="188790807.120513">
            <text:p>1.89E+008</text:p>
          </table:table-cell>
          <table:table-cell office:value-type="float" office:value="205021324.381496">
            <text:p>2.05E+008</text:p>
          </table:table-cell>
          <table:table-cell office:value-type="float" office:value="221981998.502824">
            <text:p>2.22E+008</text:p>
          </table:table-cell>
          <table:table-cell/>
          <table:table-cell table:formula="of:=2*[.B5]/PI()" office:value-type="float" office:value="0.149999997441276">
            <text:p>0.1500</text:p>
          </table:table-cell>
          <table:table-cell table:formula="of:=2*SQRT([.C5])/5000" office:value-type="float" office:value="0.239800505484871">
            <text:p>0.2398</text:p>
          </table:table-cell>
          <table:table-cell table:formula="of:=2*SQRT([.D5])/5000" office:value-type="float" office:value="0.484143833742152">
            <text:p>0.4841</text:p>
          </table:table-cell>
          <table:table-cell table:formula="of:=2*SQRT([.E5])/5000" office:value-type="float" office:value="3.10385788753281">
            <text:p>3.1039</text:p>
          </table:table-cell>
          <table:table-cell table:formula="of:=2*SQRT([.F5])/5000" office:value-type="float" office:value="3.6628314474604">
            <text:p>3.6628</text:p>
          </table:table-cell>
          <table:table-cell table:formula="of:=2*SQRT([.G5])/5000" office:value-type="float" office:value="3.79893753997052">
            <text:p>3.7989</text:p>
          </table:table-cell>
          <table:table-cell table:formula="of:=2*SQRT([.H5])/5000" office:value-type="float" office:value="4.22850061878479">
            <text:p>4.2285</text:p>
          </table:table-cell>
          <table:table-cell table:formula="of:=2*SQRT([.I5])/5000" office:value-type="float" office:value="5.40112311520604">
            <text:p>5.4011</text:p>
          </table:table-cell>
          <table:table-cell table:formula="of:=2*SQRT([.J5])/5000" office:value-type="float" office:value="5.49604668277864">
            <text:p>5.4960</text:p>
          </table:table-cell>
          <table:table-cell table:formula="of:=2*SQRT([.K5])/5000" office:value-type="float" office:value="5.72742628944619">
            <text:p>5.7274</text:p>
          </table:table-cell>
          <table:table-cell table:formula="of:=2*SQRT([.L5])/5000" office:value-type="float" office:value="5.95962412912525">
            <text:p>5.9596</text:p>
          </table:table-cell>
          <table:table-cell table:number-columns-repeated="2"/>
        </table:table-row>
        <table:table-row table:style-name="ro1">
          <table:table-cell office:value-type="float" office:value="0">
            <text:p>0.0000</text:p>
          </table:table-cell>
          <table:table-cell office:value-type="float" office:value="0.31415926">
            <text:p>0.3142</text:p>
          </table:table-cell>
          <table:table-cell office:value-type="float" office:value="638940.454958026">
            <text:p>6.39E+005</text:p>
          </table:table-cell>
          <table:table-cell office:value-type="float" office:value="2596303.26340612">
            <text:p>2.60E+006</text:p>
          </table:table-cell>
          <table:table-cell office:value-type="float" office:value="59715985.4576086">
            <text:p>5.97E+007</text:p>
          </table:table-cell>
          <table:table-cell office:value-type="float" office:value="81306863.6238743">
            <text:p>8.13E+007</text:p>
          </table:table-cell>
          <table:table-cell office:value-type="float" office:value="90056422.4070325">
            <text:p>9.01E+007</text:p>
          </table:table-cell>
          <table:table-cell office:value-type="float" office:value="116409370.14195">
            <text:p>1.16E+008</text:p>
          </table:table-cell>
          <table:table-cell office:value-type="float" office:value="179203706.258377">
            <text:p>1.79E+008</text:p>
          </table:table-cell>
          <table:table-cell office:value-type="float" office:value="183747998.543571">
            <text:p>1.84E+008</text:p>
          </table:table-cell>
          <table:table-cell office:value-type="float" office:value="206849411.00239">
            <text:p>2.07E+008</text:p>
          </table:table-cell>
          <table:table-cell office:value-type="float" office:value="227544723.307164">
            <text:p>2.28E+008</text:p>
          </table:table-cell>
          <table:table-cell/>
          <table:table-cell table:formula="of:=2*[.B6]/PI()" office:value-type="float" office:value="0.199999996588368">
            <text:p>0.2000</text:p>
          </table:table-cell>
          <table:table-cell table:formula="of:=2*SQRT([.C6])/5000" office:value-type="float" office:value="0.31973500401627">
            <text:p>0.3197</text:p>
          </table:table-cell>
          <table:table-cell table:formula="of:=2*SQRT([.D6])/5000" office:value-type="float" office:value="0.644521933020886">
            <text:p>0.6445</text:p>
          </table:table-cell>
          <table:table-cell table:formula="of:=2*SQRT([.E6])/5000" office:value-type="float" office:value="3.09104475432132">
            <text:p>3.0910</text:p>
          </table:table-cell>
          <table:table-cell table:formula="of:=2*SQRT([.F6])/5000" office:value-type="float" office:value="3.60681274532237">
            <text:p>3.6068</text:p>
          </table:table-cell>
          <table:table-cell table:formula="of:=2*SQRT([.G6])/5000" office:value-type="float" office:value="3.79592249461514">
            <text:p>3.7959</text:p>
          </table:table-cell>
          <table:table-cell table:formula="of:=2*SQRT([.H6])/5000" office:value-type="float" office:value="4.31572696341092">
            <text:p>4.3157</text:p>
          </table:table-cell>
          <table:table-cell table:formula="of:=2*SQRT([.I6])/5000" office:value-type="float" office:value="5.35467954235735">
            <text:p>5.3547</text:p>
          </table:table-cell>
          <table:table-cell table:formula="of:=2*SQRT([.J6])/5000" office:value-type="float" office:value="5.42214715467695">
            <text:p>5.4221</text:p>
          </table:table-cell>
          <table:table-cell table:formula="of:=2*SQRT([.K6])/5000" office:value-type="float" office:value="5.75290411534752">
            <text:p>5.7529</text:p>
          </table:table-cell>
          <table:table-cell table:formula="of:=2*SQRT([.L6])/5000" office:value-type="float" office:value="6.03383424773553">
            <text:p>6.0338</text:p>
          </table:table-cell>
          <table:table-cell table:number-columns-repeated="2"/>
        </table:table-row>
        <table:table-row table:style-name="ro1">
          <table:table-cell office:value-type="float" office:value="0">
            <text:p>0.0000</text:p>
          </table:table-cell>
          <table:table-cell office:value-type="float" office:value="0.392699075">
            <text:p>0.3927</text:p>
          </table:table-cell>
          <table:table-cell office:value-type="float" office:value="998200.785125485">
            <text:p>9.98E+005</text:p>
          </table:table-cell>
          <table:table-cell office:value-type="float" office:value="4040050.45161814">
            <text:p>4.04E+006</text:p>
          </table:table-cell>
          <table:table-cell office:value-type="float" office:value="58863586.9079649">
            <text:p>5.89E+007</text:p>
          </table:table-cell>
          <table:table-cell office:value-type="float" office:value="79283296.8353797">
            <text:p>7.93E+007</text:p>
          </table:table-cell>
          <table:table-cell office:value-type="float" office:value="89884878.9947258">
            <text:p>8.99E+007</text:p>
          </table:table-cell>
          <table:table-cell office:value-type="float" office:value="121351987.862547">
            <text:p>1.21E+008</text:p>
          </table:table-cell>
          <table:table-cell office:value-type="float" office:value="175563710.627385">
            <text:p>1.76E+008</text:p>
          </table:table-cell>
          <table:table-cell office:value-type="float" office:value="178786349.174611">
            <text:p>1.79E+008</text:p>
          </table:table-cell>
          <table:table-cell office:value-type="float" office:value="208790508.361246">
            <text:p>2.09E+008</text:p>
          </table:table-cell>
          <table:table-cell office:value-type="float" office:value="233153044.645591">
            <text:p>2.33E+008</text:p>
          </table:table-cell>
          <table:table-cell/>
          <table:table-cell table:formula="of:=2*[.B7]/PI()" office:value-type="float" office:value="0.24999999573546">
            <text:p>0.2500</text:p>
          </table:table-cell>
          <table:table-cell table:formula="of:=2*SQRT([.C7])/5000" office:value-type="float" office:value="0.399639995020616">
            <text:p>0.3996</text:p>
          </table:table-cell>
          <table:table-cell table:formula="of:=2*SQRT([.D7])/5000" office:value-type="float" office:value="0.803995069797634">
            <text:p>0.8040</text:p>
          </table:table-cell>
          <table:table-cell table:formula="of:=2*SQRT([.E7])/5000" office:value-type="float" office:value="3.06890434931986">
            <text:p>3.0689</text:p>
          </table:table-cell>
          <table:table-cell table:formula="of:=2*SQRT([.F7])/5000" office:value-type="float" office:value="3.56164673903249">
            <text:p>3.5616</text:p>
          </table:table-cell>
          <table:table-cell table:formula="of:=2*SQRT([.G7])/5000" office:value-type="float" office:value="3.79230545172144">
            <text:p>3.7923</text:p>
          </table:table-cell>
          <table:table-cell table:formula="of:=2*SQRT([.H7])/5000" office:value-type="float" office:value="4.40639513185183">
            <text:p>4.4064</text:p>
          </table:table-cell>
          <table:table-cell table:formula="of:=2*SQRT([.I7])/5000" office:value-type="float" office:value="5.3000182735894">
            <text:p>5.3000</text:p>
          </table:table-cell>
          <table:table-cell table:formula="of:=2*SQRT([.J7])/5000" office:value-type="float" office:value="5.34844050803015">
            <text:p>5.3484</text:p>
          </table:table-cell>
          <table:table-cell table:formula="of:=2*SQRT([.K7])/5000" office:value-type="float" office:value="5.77983402337812">
            <text:p>5.7798</text:p>
          </table:table-cell>
          <table:table-cell table:formula="of:=2*SQRT([.L7])/5000" office:value-type="float" office:value="6.1077399374314">
            <text:p>6.1077</text:p>
          </table:table-cell>
          <table:table-cell table:number-columns-repeated="2"/>
        </table:table-row>
        <table:table-row table:style-name="ro1">
          <table:table-cell office:value-type="float" office:value="0">
            <text:p>0.0000</text:p>
          </table:table-cell>
          <table:table-cell office:value-type="float" office:value="0.47123889">
            <text:p>0.4712</text:p>
          </table:table-cell>
          <table:table-cell office:value-type="float" office:value="1436813.92097485">
            <text:p>1.44E+006</text:p>
          </table:table-cell>
          <table:table-cell office:value-type="float" office:value="5787349.51305949">
            <text:p>5.79E+006</text:p>
          </table:table-cell>
          <table:table-cell office:value-type="float" office:value="57561739.7351242">
            <text:p>5.76E+007</text:p>
          </table:table-cell>
          <table:table-cell office:value-type="float" office:value="77935412.9869564">
            <text:p>7.79E+007</text:p>
          </table:table-cell>
          <table:table-cell office:value-type="float" office:value="89694006.2897365">
            <text:p>8.97E+007</text:p>
          </table:table-cell>
          <table:table-cell office:value-type="float" office:value="126506312.411898">
            <text:p>1.27E+008</text:p>
          </table:table-cell>
          <table:table-cell office:value-type="float" office:value="171456274.3971">
            <text:p>1.71E+008</text:p>
          </table:table-cell>
          <table:table-cell office:value-type="float" office:value="173934805.65527">
            <text:p>1.74E+008</text:p>
          </table:table-cell>
          <table:table-cell office:value-type="float" office:value="210775065.62918">
            <text:p>2.11E+008</text:p>
          </table:table-cell>
          <table:table-cell office:value-type="float" office:value="238755311.182682">
            <text:p>2.39E+008</text:p>
          </table:table-cell>
          <table:table-cell/>
          <table:table-cell table:formula="of:=2*[.B8]/PI()" office:value-type="float" office:value="0.299999994882552">
            <text:p>0.3000</text:p>
          </table:table-cell>
          <table:table-cell table:formula="of:=2*SQRT([.C8])/5000" office:value-type="float" office:value="0.479468692779806">
            <text:p>0.4795</text:p>
          </table:table-cell>
          <table:table-cell table:formula="of:=2*SQRT([.D8])/5000" office:value-type="float" office:value="0.962276427067357">
            <text:p>0.9623</text:p>
          </table:table-cell>
          <table:table-cell table:formula="of:=2*SQRT([.E8])/5000" office:value-type="float" office:value="3.03477813976901">
            <text:p>3.0348</text:p>
          </table:table-cell>
          <table:table-cell table:formula="of:=2*SQRT([.F8])/5000" office:value-type="float" office:value="3.53124143580031">
            <text:p>3.5312</text:p>
          </table:table-cell>
          <table:table-cell table:formula="of:=2*SQRT([.G8])/5000" office:value-type="float" office:value="3.78827678586951">
            <text:p>3.7883</text:p>
          </table:table-cell>
          <table:table-cell table:formula="of:=2*SQRT([.H8])/5000" office:value-type="float" office:value="4.49900099865555">
            <text:p>4.4990</text:p>
          </table:table-cell>
          <table:table-cell table:formula="of:=2*SQRT([.I8])/5000" office:value-type="float" office:value="5.23765251840326">
            <text:p>5.2377</text:p>
          </table:table-cell>
          <table:table-cell table:formula="of:=2*SQRT([.J8])/5000" office:value-type="float" office:value="5.27537381659757">
            <text:p>5.2754</text:p>
          </table:table-cell>
          <table:table-cell table:formula="of:=2*SQRT([.K8])/5000" office:value-type="float" office:value="5.80723776856681">
            <text:p>5.8072</text:p>
          </table:table-cell>
          <table:table-cell table:formula="of:=2*SQRT([.L8])/5000" office:value-type="float" office:value="6.18068360209687">
            <text:p>6.1807</text:p>
          </table:table-cell>
          <table:table-cell table:number-columns-repeated="2"/>
        </table:table-row>
        <table:table-row table:style-name="ro1">
          <table:table-cell office:value-type="float" office:value="0">
            <text:p>0.0000</text:p>
          </table:table-cell>
          <table:table-cell office:value-type="float" office:value="0.549778705">
            <text:p>0.5498</text:p>
          </table:table-cell>
          <table:table-cell office:value-type="float" office:value="1954022.18611097">
            <text:p>1.95E+006</text:p>
          </table:table-cell>
          <table:table-cell office:value-type="float" office:value="7826449.44459608">
            <text:p>7.83E+006</text:p>
          </table:table-cell>
          <table:table-cell office:value-type="float" office:value="55800872.1467066">
            <text:p>5.58E+007</text:p>
          </table:table-cell>
          <table:table-cell office:value-type="float" office:value="77300689.6459616">
            <text:p>7.73E+007</text:p>
          </table:table-cell>
          <table:table-cell office:value-type="float" office:value="89494760.1972631">
            <text:p>8.95E+007</text:p>
          </table:table-cell>
          <table:table-cell office:value-type="float" office:value="131823154.589078">
            <text:p>1.32E+008</text:p>
          </table:table-cell>
          <table:table-cell office:value-type="float" office:value="166916007.937429">
            <text:p>1.67E+008</text:p>
          </table:table-cell>
          <table:table-cell office:value-type="float" office:value="169222635.765561">
            <text:p>1.69E+008</text:p>
          </table:table-cell>
          <table:table-cell office:value-type="float" office:value="212751297.252121">
            <text:p>2.13E+008</text:p>
          </table:table-cell>
          <table:table-cell office:value-type="float" office:value="244285825.150261">
            <text:p>2.44E+008</text:p>
          </table:table-cell>
          <table:table-cell/>
          <table:table-cell table:formula="of:=2*[.B9]/PI()" office:value-type="float" office:value="0.349999994029644">
            <text:p>0.3500</text:p>
          </table:table-cell>
          <table:table-cell table:formula="of:=2*SQRT([.C9])/5000" office:value-type="float" office:value="0.55914537445798">
            <text:p>0.5591</text:p>
          </table:table-cell>
          <table:table-cell table:formula="of:=2*SQRT([.D9])/5000" office:value-type="float" office:value="1.11903168459851">
            <text:p>1.1190</text:p>
          </table:table-cell>
          <table:table-cell table:formula="of:=2*SQRT([.E9])/5000" office:value-type="float" office:value="2.98799925426247">
            <text:p>2.9880</text:p>
          </table:table-cell>
          <table:table-cell table:formula="of:=2*SQRT([.F9])/5000" office:value-type="float" office:value="3.51683243037735">
            <text:p>3.5168</text:p>
          </table:table-cell>
          <table:table-cell table:formula="of:=2*SQRT([.G9])/5000" office:value-type="float" office:value="3.78406681119164">
            <text:p>3.7841</text:p>
          </table:table-cell>
          <table:table-cell table:formula="of:=2*SQRT([.H9])/5000" office:value-type="float" office:value="4.59257060198888">
            <text:p>4.5926</text:p>
          </table:table-cell>
          <table:table-cell table:formula="of:=2*SQRT([.I9])/5000" office:value-type="float" office:value="5.16783912965455">
            <text:p>5.1678</text:p>
          </table:table-cell>
          <table:table-cell table:formula="of:=2*SQRT([.J9])/5000" office:value-type="float" office:value="5.20342403831263">
            <text:p>5.2034</text:p>
          </table:table-cell>
          <table:table-cell table:formula="of:=2*SQRT([.K9])/5000" office:value-type="float" office:value="5.83439864599081">
            <text:p>5.8344</text:p>
          </table:table-cell>
          <table:table-cell table:formula="of:=2*SQRT([.L9])/5000" office:value-type="float" office:value="6.25185828566529">
            <text:p>6.2519</text:p>
          </table:table-cell>
          <table:table-cell table:number-columns-repeated="2"/>
        </table:table-row>
        <table:table-row table:style-name="ro1">
          <table:table-cell office:value-type="float" office:value="0">
            <text:p>0.0000</text:p>
          </table:table-cell>
          <table:table-cell office:value-type="float" office:value="0.62831852">
            <text:p>0.6283</text:p>
          </table:table-cell>
          <table:table-cell office:value-type="float" office:value="2548462.24314078">
            <text:p>2.55E+006</text:p>
          </table:table-cell>
          <table:table-cell office:value-type="float" office:value="10142016.0396514">
            <text:p>1.01E+007</text:p>
          </table:table-cell>
          <table:table-cell office:value-type="float" office:value="53664571.4746597">
            <text:p>5.37E+007</text:p>
          </table:table-cell>
          <table:table-cell office:value-type="float" office:value="77308222.7807584">
            <text:p>7.73E+007</text:p>
          </table:table-cell>
          <table:table-cell office:value-type="float" office:value="89300023.4977386">
            <text:p>8.93E+007</text:p>
          </table:table-cell>
          <table:table-cell office:value-type="float" office:value="137244605.283379">
            <text:p>1.37E+008</text:p>
          </table:table-cell>
          <table:table-cell office:value-type="float" office:value="161979285.825213">
            <text:p>1.62E+008</text:p>
          </table:table-cell>
          <table:table-cell office:value-type="float" office:value="164699686.552704">
            <text:p>1.65E+008</text:p>
          </table:table-cell>
          <table:table-cell office:value-type="float" office:value="214669116.746047">
            <text:p>2.15E+008</text:p>
          </table:table-cell>
          <table:table-cell office:value-type="float" office:value="249640000.414897">
            <text:p>2.50E+008</text:p>
          </table:table-cell>
          <table:table-cell/>
          <table:table-cell table:formula="of:=2*[.B10]/PI()" office:value-type="float" office:value="0.399999993176736">
            <text:p>0.4000</text:p>
          </table:table-cell>
          <table:table-cell table:formula="of:=2*SQRT([.C10])/5000" office:value-type="float" office:value="0.638556151722403">
            <text:p>0.6386</text:p>
          </table:table-cell>
          <table:table-cell table:formula="of:=2*SQRT([.D10])/5000" office:value-type="float" office:value="1.27386128222198">
            <text:p>1.2739</text:p>
          </table:table-cell>
          <table:table-cell table:formula="of:=2*SQRT([.E10])/5000" office:value-type="float" office:value="2.93024426216409">
            <text:p>2.9302</text:p>
          </table:table-cell>
          <table:table-cell table:formula="of:=2*SQRT([.F10])/5000" office:value-type="float" office:value="3.51700378801635">
            <text:p>3.5170</text:p>
          </table:table-cell>
          <table:table-cell table:formula="of:=2*SQRT([.G10])/5000" office:value-type="float" office:value="3.77994758689035">
            <text:p>3.7799</text:p>
          </table:table-cell>
          <table:table-cell table:formula="of:=2*SQRT([.H10])/5000" office:value-type="float" office:value="4.68605770828109">
            <text:p>4.6861</text:p>
          </table:table-cell>
          <table:table-cell table:formula="of:=2*SQRT([.I10])/5000" office:value-type="float" office:value="5.09084332228307">
            <text:p>5.0908</text:p>
          </table:table-cell>
          <table:table-cell table:formula="of:=2*SQRT([.J10])/5000" office:value-type="float" office:value="5.13341502787692">
            <text:p>5.1334</text:p>
          </table:table-cell>
          <table:table-cell table:formula="of:=2*SQRT([.K10])/5000" office:value-type="float" office:value="5.86063637153573">
            <text:p>5.8606</text:p>
          </table:table-cell>
          <table:table-cell table:formula="of:=2*SQRT([.L10])/5000" office:value-type="float" office:value="6.32000000525186">
            <text:p>6.3200</text:p>
          </table:table-cell>
          <table:table-cell table:number-columns-repeated="2"/>
        </table:table-row>
        <table:table-row table:style-name="ro1">
          <table:table-cell office:value-type="float" office:value="0">
            <text:p>0.0000</text:p>
          </table:table-cell>
          <table:table-cell office:value-type="float" office:value="0.706858335">
            <text:p>0.7069</text:p>
          </table:table-cell>
          <table:table-cell office:value-type="float" office:value="3217868.60989511">
            <text:p>3.22E+006</text:p>
          </table:table-cell>
          <table:table-cell office:value-type="float" office:value="12714155.9117277">
            <text:p>1.27E+007</text:p>
          </table:table-cell>
          <table:table-cell office:value-type="float" office:value="51280210.465459">
            <text:p>5.13E+007</text:p>
          </table:table-cell>
          <table:table-cell office:value-type="float" office:value="77835013.4104949">
            <text:p>7.78E+007</text:p>
          </table:table-cell>
          <table:table-cell office:value-type="float" office:value="89124836.440342">
            <text:p>8.91E+007</text:p>
          </table:table-cell>
          <table:table-cell office:value-type="float" office:value="142635337.858699">
            <text:p>1.43E+008</text:p>
          </table:table-cell>
          <table:table-cell office:value-type="float" office:value="156692417.82725">
            <text:p>1.57E+008</text:p>
          </table:table-cell>
          <table:table-cell office:value-type="float" office:value="160500328.347019">
            <text:p>1.61E+008</text:p>
          </table:table-cell>
          <table:table-cell office:value-type="float" office:value="216473178.525753">
            <text:p>2.16E+008</text:p>
          </table:table-cell>
          <table:table-cell office:value-type="float" office:value="254632251.600234">
            <text:p>2.55E+008</text:p>
          </table:table-cell>
          <table:table-cell/>
          <table:table-cell table:formula="of:=2*[.B11]/PI()" office:value-type="float" office:value="0.449999992323828">
            <text:p>0.4500</text:p>
          </table:table-cell>
          <table:table-cell table:formula="of:=2*SQRT([.C11])/5000" office:value-type="float" office:value="0.717536743019629">
            <text:p>0.7175</text:p>
          </table:table-cell>
          <table:table-cell table:formula="of:=2*SQRT([.D11])/5000" office:value-type="float" office:value="1.42627660216258">
            <text:p>1.4263</text:p>
          </table:table-cell>
          <table:table-cell table:formula="of:=2*SQRT([.E11])/5000" office:value-type="float" office:value="2.86440808448682">
            <text:p>2.8644</text:p>
          </table:table-cell>
          <table:table-cell table:formula="of:=2*SQRT([.F11])/5000" office:value-type="float" office:value="3.52896615819409">
            <text:p>3.5290</text:p>
          </table:table-cell>
          <table:table-cell table:formula="of:=2*SQRT([.G11])/5000" office:value-type="float" office:value="3.77623805267289">
            <text:p>3.7762</text:p>
          </table:table-cell>
          <table:table-cell table:formula="of:=2*SQRT([.H11])/5000" office:value-type="float" office:value="4.77720148804631">
            <text:p>4.7772</text:p>
          </table:table-cell>
          <table:table-cell table:formula="of:=2*SQRT([.I11])/5000" office:value-type="float" office:value="5.00707368153895">
            <text:p>5.0071</text:p>
          </table:table-cell>
          <table:table-cell table:formula="of:=2*SQRT([.J11])/5000" office:value-type="float" office:value="5.06754896725459">
            <text:p>5.0675</text:p>
          </table:table-cell>
          <table:table-cell table:formula="of:=2*SQRT([.K11])/5000" office:value-type="float" office:value="5.88521100421391">
            <text:p>5.8852</text:p>
          </table:table-cell>
          <table:table-cell table:formula="of:=2*SQRT([.L11])/5000" office:value-type="float" office:value="6.38288024766543">
            <text:p>6.3829</text:p>
          </table:table-cell>
          <table:table-cell table:number-columns-repeated="2"/>
        </table:table-row>
        <table:table-row table:style-name="ro1">
          <table:table-cell office:value-type="float" office:value="0">
            <text:p>0.0000</text:p>
          </table:table-cell>
          <table:table-cell office:value-type="float" office:value="0.78539815">
            <text:p>0.7854</text:p>
          </table:table-cell>
          <table:table-cell office:value-type="float" office:value="3958663.07222298">
            <text:p>3.96E+006</text:p>
          </table:table-cell>
          <table:table-cell office:value-type="float" office:value="15517050.4607365">
            <text:p>1.55E+007</text:p>
          </table:table-cell>
          <table:table-cell office:value-type="float" office:value="48768245.2370599">
            <text:p>4.88E+007</text:p>
          </table:table-cell>
          <table:table-cell office:value-type="float" office:value="78759627.873467">
            <text:p>7.88E+007</text:p>
          </table:table-cell>
          <table:table-cell office:value-type="float" office:value="88986875.1773851">
            <text:p>8.90E+007</text:p>
          </table:table-cell>
          <table:table-cell office:value-type="float" office:value="147380492.878691">
            <text:p>1.47E+008</text:p>
          </table:table-cell>
          <table:table-cell office:value-type="float" office:value="151114219.565685">
            <text:p>1.51E+008</text:p>
          </table:table-cell>
          <table:table-cell office:value-type="float" office:value="157243784.325951">
            <text:p>1.57E+008</text:p>
          </table:table-cell>
          <table:table-cell office:value-type="float" office:value="218102881.195075">
            <text:p>2.18E+008</text:p>
          </table:table-cell>
          <table:table-cell office:value-type="float" office:value="256765311.560265">
            <text:p>2.57E+008</text:p>
          </table:table-cell>
          <table:table-cell/>
          <table:table-cell table:formula="of:=2*[.B12]/PI()" office:value-type="float" office:value="0.49999999147092">
            <text:p>0.5000</text:p>
          </table:table-cell>
          <table:table-cell table:formula="of:=2*SQRT([.C12])/5000" office:value-type="float" office:value="0.795855572045379">
            <text:p>0.7959</text:p>
          </table:table-cell>
          <table:table-cell table:formula="of:=2*SQRT([.D12])/5000" office:value-type="float" office:value="1.57566750100325">
            <text:p>1.5757</text:p>
          </table:table-cell>
          <table:table-cell table:formula="of:=2*SQRT([.E12])/5000" office:value-type="float" office:value="2.79337058728869">
            <text:p>2.7934</text:p>
          </table:table-cell>
          <table:table-cell table:formula="of:=2*SQRT([.F12])/5000" office:value-type="float" office:value="3.54986485091401">
            <text:p>3.5499</text:p>
          </table:table-cell>
          <table:table-cell table:formula="of:=2*SQRT([.G12])/5000" office:value-type="float" office:value="3.77331419688072">
            <text:p>3.7733</text:p>
          </table:table-cell>
          <table:table-cell table:formula="of:=2*SQRT([.H12])/5000" office:value-type="float" office:value="4.85601470967609">
            <text:p>4.8560</text:p>
          </table:table-cell>
          <table:table-cell table:formula="of:=2*SQRT([.I12])/5000" office:value-type="float" office:value="4.91714095084833">
            <text:p>4.9171</text:p>
          </table:table-cell>
          <table:table-cell table:formula="of:=2*SQRT([.J12])/5000" office:value-type="float" office:value="5.0158753465524">
            <text:p>5.0159</text:p>
          </table:table-cell>
          <table:table-cell table:formula="of:=2*SQRT([.K12])/5000" office:value-type="float" office:value="5.90732265846483">
            <text:p>5.9073</text:p>
          </table:table-cell>
          <table:table-cell table:formula="of:=2*SQRT([.L12])/5000" office:value-type="float" office:value="6.40955925549038">
            <text:p>6.4096</text:p>
          </table:table-cell>
          <table:table-cell table:number-columns-repeated="2"/>
        </table:table-row>
        <table:table-row table:style-name="ro1">
          <table:table-cell office:value-type="float" office:value="0">
            <text:p>0.0000</text:p>
          </table:table-cell>
          <table:table-cell office:value-type="float" office:value="0.863937965">
            <text:p>0.8639</text:p>
          </table:table-cell>
          <table:table-cell office:value-type="float" office:value="4765376.15262158">
            <text:p>4.77E+006</text:p>
          </table:table-cell>
          <table:table-cell office:value-type="float" office:value="18517051.2926966">
            <text:p>1.85E+007</text:p>
          </table:table-cell>
          <table:table-cell office:value-type="float" office:value="46222861.385951">
            <text:p>4.62E+007</text:p>
          </table:table-cell>
          <table:table-cell office:value-type="float" office:value="79982802.6708652">
            <text:p>8.00E+007</text:p>
          </table:table-cell>
          <table:table-cell office:value-type="float" office:value="88907288.59291">
            <text:p>8.89E+007</text:p>
          </table:table-cell>
          <table:table-cell office:value-type="float" office:value="145315383.222191">
            <text:p>1.45E+008</text:p>
          </table:table-cell>
          <table:table-cell office:value-type="float" office:value="148501418.269324">
            <text:p>1.49E+008</text:p>
          </table:table-cell>
          <table:table-cell office:value-type="float" office:value="157918052.885795">
            <text:p>1.58E+008</text:p>
          </table:table-cell>
          <table:table-cell office:value-type="float" office:value="219499379.910881">
            <text:p>2.19E+008</text:p>
          </table:table-cell>
          <table:table-cell office:value-type="float" office:value="256171998.496868">
            <text:p>2.56E+008</text:p>
          </table:table-cell>
          <table:table-cell/>
          <table:table-cell table:formula="of:=2*[.B13]/PI()" office:value-type="float" office:value="0.549999990618012">
            <text:p>0.5500</text:p>
          </table:table-cell>
          <table:table-cell table:formula="of:=2*SQRT([.C13])/5000" office:value-type="float" office:value="0.873189661195924">
            <text:p>0.8732</text:p>
          </table:table-cell>
          <table:table-cell table:formula="of:=2*SQRT([.D13])/5000" office:value-type="float" office:value="1.72125773980292">
            <text:p>1.7213</text:p>
          </table:table-cell>
          <table:table-cell table:formula="of:=2*SQRT([.E13])/5000" office:value-type="float" office:value="2.71949587639918">
            <text:p>2.7195</text:p>
          </table:table-cell>
          <table:table-cell table:formula="of:=2*SQRT([.F13])/5000" office:value-type="float" office:value="3.57732419936164">
            <text:p>3.5773</text:p>
          </table:table-cell>
          <table:table-cell table:formula="of:=2*SQRT([.G13])/5000" office:value-type="float" office:value="3.77162646279634">
            <text:p>3.7716</text:p>
          </table:table-cell>
          <table:table-cell table:formula="of:=2*SQRT([.H13])/5000" office:value-type="float" office:value="4.82187321645339">
            <text:p>4.8219</text:p>
          </table:table-cell>
          <table:table-cell table:formula="of:=2*SQRT([.I13])/5000" office:value-type="float" office:value="4.87444631964409">
            <text:p>4.8744</text:p>
          </table:table-cell>
          <table:table-cell table:formula="of:=2*SQRT([.J13])/5000" office:value-type="float" office:value="5.02661799441008">
            <text:p>5.0266</text:p>
          </table:table-cell>
          <table:table-cell table:formula="of:=2*SQRT([.K13])/5000" office:value-type="float" office:value="5.92620458520805">
            <text:p>5.9262</text:p>
          </table:table-cell>
          <table:table-cell table:formula="of:=2*SQRT([.L13])/5000" office:value-type="float" office:value="6.40214962020561">
            <text:p>6.4021</text:p>
          </table:table-cell>
          <table:table-cell table:number-columns-repeated="2"/>
        </table:table-row>
        <table:table-row table:style-name="ro1">
          <table:table-cell office:value-type="float" office:value="0">
            <text:p>0.0000</text:p>
          </table:table-cell>
          <table:table-cell office:value-type="float" office:value="0.94247778">
            <text:p>0.9425</text:p>
          </table:table-cell>
          <table:table-cell office:value-type="float" office:value="5629818.52399123">
            <text:p>5.63E+006</text:p>
          </table:table-cell>
          <table:table-cell office:value-type="float" office:value="21670049.1563272">
            <text:p>2.17E+007</text:p>
          </table:table-cell>
          <table:table-cell office:value-type="float" office:value="43713936.1586787">
            <text:p>4.37E+007</text:p>
          </table:table-cell>
          <table:table-cell office:value-type="float" office:value="81425834.0291686">
            <text:p>8.14E+007</text:p>
          </table:table-cell>
          <table:table-cell office:value-type="float" office:value="88912033.7120878">
            <text:p>8.89E+007</text:p>
          </table:table-cell>
          <table:table-cell office:value-type="float" office:value="139376411.623806">
            <text:p>1.39E+008</text:p>
          </table:table-cell>
          <table:table-cell office:value-type="float" office:value="145728035.370264">
            <text:p>1.46E+008</text:p>
          </table:table-cell>
          <table:table-cell office:value-type="float" office:value="162808152.362539">
            <text:p>1.63E+008</text:p>
          </table:table-cell>
          <table:table-cell office:value-type="float" office:value="220618697.71659">
            <text:p>2.21E+008</text:p>
          </table:table-cell>
          <table:table-cell office:value-type="float" office:value="256199847.621575">
            <text:p>2.56E+008</text:p>
          </table:table-cell>
          <table:table-cell/>
          <table:table-cell table:formula="of:=2*[.B14]/PI()" office:value-type="float" office:value="0.599999989765103">
            <text:p>0.6000</text:p>
          </table:table-cell>
          <table:table-cell table:formula="of:=2*SQRT([.C14])/5000" office:value-type="float" office:value="0.949089544689328">
            <text:p>0.9491</text:p>
          </table:table-cell>
          <table:table-cell table:formula="of:=2*SQRT([.D14])/5000" office:value-type="float" office:value="1.86204400190016">
            <text:p>1.8620</text:p>
          </table:table-cell>
          <table:table-cell table:formula="of:=2*SQRT([.E14])/5000" office:value-type="float" office:value="2.64466061818688">
            <text:p>2.6447</text:p>
          </table:table-cell>
          <table:table-cell table:formula="of:=2*SQRT([.F14])/5000" office:value-type="float" office:value="3.60945057379471">
            <text:p>3.6095</text:p>
          </table:table-cell>
          <table:table-cell table:formula="of:=2*SQRT([.G14])/5000" office:value-type="float" office:value="3.77172711021543">
            <text:p>3.7717</text:p>
          </table:table-cell>
          <table:table-cell table:formula="of:=2*SQRT([.H14])/5000" office:value-type="float" office:value="4.7223114954235">
            <text:p>4.7223</text:p>
          </table:table-cell>
          <table:table-cell table:formula="of:=2*SQRT([.I14])/5000" office:value-type="float" office:value="4.82871470054322">
            <text:p>4.8287</text:p>
          </table:table-cell>
          <table:table-cell table:formula="of:=2*SQRT([.J14])/5000" office:value-type="float" office:value="5.10385191575992">
            <text:p>5.1039</text:p>
          </table:table-cell>
          <table:table-cell table:formula="of:=2*SQRT([.K14])/5000" office:value-type="float" office:value="5.94129545088059">
            <text:p>5.9413</text:p>
          </table:table-cell>
          <table:table-cell table:formula="of:=2*SQRT([.L14])/5000" office:value-type="float" office:value="6.4024976079224">
            <text:p>6.4025</text:p>
          </table:table-cell>
          <table:table-cell table:number-columns-repeated="2"/>
        </table:table-row>
        <table:table-row table:style-name="ro1">
          <table:table-cell office:value-type="float" office:value="0">
            <text:p>0.0000</text:p>
          </table:table-cell>
          <table:table-cell office:value-type="float" office:value="1.021017595">
            <text:p>1.0210</text:p>
          </table:table-cell>
          <table:table-cell office:value-type="float" office:value="6539882.72677509">
            <text:p>6.54E+006</text:p>
          </table:table-cell>
          <table:table-cell office:value-type="float" office:value="24917918.1051578">
            <text:p>2.49E+007</text:p>
          </table:table-cell>
          <table:table-cell office:value-type="float" office:value="41295309.6071444">
            <text:p>4.13E+007</text:p>
          </table:table-cell>
          <table:table-cell office:value-type="float" office:value="83022050.1935487">
            <text:p>8.30E+007</text:p>
          </table:table-cell>
          <table:table-cell office:value-type="float" office:value="89033866.0890689">
            <text:p>8.90E+007</text:p>
          </table:table-cell>
          <table:table-cell office:value-type="float" office:value="133385431.883228">
            <text:p>1.33E+008</text:p>
          </table:table-cell>
          <table:table-cell office:value-type="float" office:value="142247990.896738">
            <text:p>1.42E+008</text:p>
          </table:table-cell>
          <table:table-cell office:value-type="float" office:value="168748437.969915">
            <text:p>1.69E+008</text:p>
          </table:table-cell>
          <table:table-cell office:value-type="float" office:value="221445709.510517">
            <text:p>2.21E+008</text:p>
          </table:table-cell>
          <table:table-cell office:value-type="float" office:value="256847869.726257">
            <text:p>2.57E+008</text:p>
          </table:table-cell>
          <table:table-cell/>
          <table:table-cell table:formula="of:=2*[.B15]/PI()" office:value-type="float" office:value="0.649999988912195">
            <text:p>0.6500</text:p>
          </table:table-cell>
          <table:table-cell table:formula="of:=2*SQRT([.C15])/5000" office:value-type="float" office:value="1.02292777667048">
            <text:p>1.0229</text:p>
          </table:table-cell>
          <table:table-cell table:formula="of:=2*SQRT([.D15])/5000" office:value-type="float" office:value="1.99671402479806">
            <text:p>1.9967</text:p>
          </table:table-cell>
          <table:table-cell table:formula="of:=2*SQRT([.E15])/5000" office:value-type="float" office:value="2.57045706774945">
            <text:p>2.5705</text:p>
          </table:table-cell>
          <table:table-cell table:formula="of:=2*SQRT([.F15])/5000" office:value-type="float" office:value="3.64465746414773">
            <text:p>3.6447</text:p>
          </table:table-cell>
          <table:table-cell table:formula="of:=2*SQRT([.G15])/5000" office:value-type="float" office:value="3.77431034418886">
            <text:p>3.7743</text:p>
          </table:table-cell>
          <table:table-cell table:formula="of:=2*SQRT([.H15])/5000" office:value-type="float" office:value="4.61970443874026">
            <text:p>4.6197</text:p>
          </table:table-cell>
          <table:table-cell table:formula="of:=2*SQRT([.I15])/5000" office:value-type="float" office:value="4.77071048623558">
            <text:p>4.7707</text:p>
          </table:table-cell>
          <table:table-cell table:formula="of:=2*SQRT([.J15])/5000" office:value-type="float" office:value="5.19612837362458">
            <text:p>5.1961</text:p>
          </table:table-cell>
          <table:table-cell table:formula="of:=2*SQRT([.K15])/5000" office:value-type="float" office:value="5.95242081187837">
            <text:p>5.9524</text:p>
          </table:table-cell>
          <table:table-cell table:formula="of:=2*SQRT([.L15])/5000" office:value-type="float" office:value="6.41058961065214">
            <text:p>6.4106</text:p>
          </table:table-cell>
          <table:table-cell table:number-columns-repeated="2"/>
        </table:table-row>
        <table:table-row table:style-name="ro1">
          <table:table-cell office:value-type="float" office:value="0">
            <text:p>0.0000</text:p>
          </table:table-cell>
          <table:table-cell office:value-type="float" office:value="1.09955741">
            <text:p>1.0996</text:p>
          </table:table-cell>
          <table:table-cell office:value-type="float" office:value="7477817.91242329">
            <text:p>7.48E+006</text:p>
          </table:table-cell>
          <table:table-cell office:value-type="float" office:value="28183933.7143821">
            <text:p>2.82E+007</text:p>
          </table:table-cell>
          <table:table-cell office:value-type="float" office:value="39012983.6047709">
            <text:p>3.90E+007</text:p>
          </table:table-cell>
          <table:table-cell office:value-type="float" office:value="84707833.610211">
            <text:p>8.47E+007</text:p>
          </table:table-cell>
          <table:table-cell office:value-type="float" office:value="89315092.4906671">
            <text:p>8.93E+007</text:p>
          </table:table-cell>
          <table:table-cell office:value-type="float" office:value="127436696.746383">
            <text:p>1.27E+008</text:p>
          </table:table-cell>
          <table:table-cell office:value-type="float" office:value="138800287.708776">
            <text:p>1.39E+008</text:p>
          </table:table-cell>
          <table:table-cell office:value-type="float" office:value="175031391.4498">
            <text:p>1.75E+008</text:p>
          </table:table-cell>
          <table:table-cell office:value-type="float" office:value="222000279.495913">
            <text:p>2.22E+008</text:p>
          </table:table-cell>
          <table:table-cell office:value-type="float" office:value="256064684.948206">
            <text:p>2.56E+008</text:p>
          </table:table-cell>
          <table:table-cell/>
          <table:table-cell table:formula="of:=2*[.B16]/PI()" office:value-type="float" office:value="0.699999988059287">
            <text:p>0.7000</text:p>
          </table:table-cell>
          <table:table-cell table:formula="of:=2*SQRT([.C16])/5000" office:value-type="float" office:value="1.09382396480774">
            <text:p>1.0938</text:p>
          </table:table-cell>
          <table:table-cell table:formula="of:=2*SQRT([.D16])/5000" office:value-type="float" office:value="2.12354171004507">
            <text:p>2.1235</text:p>
          </table:table-cell>
          <table:table-cell table:formula="of:=2*SQRT([.E16])/5000" office:value-type="float" office:value="2.49841497289048">
            <text:p>2.4984</text:p>
          </table:table-cell>
          <table:table-cell table:formula="of:=2*SQRT([.F16])/5000" office:value-type="float" office:value="3.68147434836015">
            <text:p>3.6815</text:p>
          </table:table-cell>
          <table:table-cell table:formula="of:=2*SQRT([.G16])/5000" office:value-type="float" office:value="3.78026649834463">
            <text:p>3.7803</text:p>
          </table:table-cell>
          <table:table-cell table:formula="of:=2*SQRT([.H16])/5000" office:value-type="float" office:value="4.51551453097222">
            <text:p>4.5155</text:p>
          </table:table-cell>
          <table:table-cell table:formula="of:=2*SQRT([.I16])/5000" office:value-type="float" office:value="4.71254135614789">
            <text:p>4.7125</text:p>
          </table:table-cell>
          <table:table-cell table:formula="of:=2*SQRT([.J16])/5000" office:value-type="float" office:value="5.29197719495918">
            <text:p>5.2920</text:p>
          </table:table-cell>
          <table:table-cell table:formula="of:=2*SQRT([.K16])/5000" office:value-type="float" office:value="5.95986952200684">
            <text:p>5.9599</text:p>
          </table:table-cell>
          <table:table-cell table:formula="of:=2*SQRT([.L16])/5000" office:value-type="float" office:value="6.40080851078307">
            <text:p>6.4008</text:p>
          </table:table-cell>
          <table:table-cell table:number-columns-repeated="2"/>
        </table:table-row>
        <table:table-row table:style-name="ro1">
          <table:table-cell office:value-type="float" office:value="0">
            <text:p>0.0000</text:p>
          </table:table-cell>
          <table:table-cell office:value-type="float" office:value="1.178097225">
            <text:p>1.1781</text:p>
          </table:table-cell>
          <table:table-cell office:value-type="float" office:value="8417824.46156814">
            <text:p>8.42E+006</text:p>
          </table:table-cell>
          <table:table-cell office:value-type="float" office:value="31367447.5733841">
            <text:p>3.14E+007</text:p>
          </table:table-cell>
          <table:table-cell office:value-type="float" office:value="36912092.5803007">
            <text:p>3.69E+007</text:p>
          </table:table-cell>
          <table:table-cell office:value-type="float" office:value="86414385.9035392">
            <text:p>8.64E+007</text:p>
          </table:table-cell>
          <table:table-cell office:value-type="float" office:value="89810955.0669404">
            <text:p>8.98E+007</text:p>
          </table:table-cell>
          <table:table-cell office:value-type="float" office:value="121629997.623176">
            <text:p>1.22E+008</text:p>
          </table:table-cell>
          <table:table-cell office:value-type="float" office:value="135572198.949138">
            <text:p>1.36E+008</text:p>
          </table:table-cell>
          <table:table-cell office:value-type="float" office:value="181514180.079233">
            <text:p>1.82E+008</text:p>
          </table:table-cell>
          <table:table-cell office:value-type="float" office:value="222330620.851542">
            <text:p>2.22E+008</text:p>
          </table:table-cell>
          <table:table-cell office:value-type="float" office:value="250305480.365107">
            <text:p>2.50E+008</text:p>
          </table:table-cell>
          <table:table-cell/>
          <table:table-cell table:formula="of:=2*[.B17]/PI()" office:value-type="float" office:value="0.749999987206379">
            <text:p>0.7500</text:p>
          </table:table-cell>
          <table:table-cell table:formula="of:=2*SQRT([.C17])/5000" office:value-type="float" office:value="1.16053949258563">
            <text:p>1.1605</text:p>
          </table:table-cell>
          <table:table-cell table:formula="of:=2*SQRT([.D17])/5000" office:value-type="float" office:value="2.24026596897365">
            <text:p>2.2403</text:p>
          </table:table-cell>
          <table:table-cell table:formula="of:=2*SQRT([.E17])/5000" office:value-type="float" office:value="2.4302129151266">
            <text:p>2.4302</text:p>
          </table:table-cell>
          <table:table-cell table:formula="of:=2*SQRT([.F17])/5000" office:value-type="float" office:value="3.71837353483566">
            <text:p>3.7184</text:p>
          </table:table-cell>
          <table:table-cell table:formula="of:=2*SQRT([.G17])/5000" office:value-type="float" office:value="3.79074568003585">
            <text:p>3.7907</text:p>
          </table:table-cell>
          <table:table-cell table:formula="of:=2*SQRT([.H17])/5000" office:value-type="float" office:value="4.41143963119843">
            <text:p>4.4114</text:p>
          </table:table-cell>
          <table:table-cell table:formula="of:=2*SQRT([.I17])/5000" office:value-type="float" office:value="4.65741900969433">
            <text:p>4.6574</text:p>
          </table:table-cell>
          <table:table-cell table:formula="of:=2*SQRT([.J17])/5000" office:value-type="float" office:value="5.38908793885174">
            <text:p>5.3891</text:p>
          </table:table-cell>
          <table:table-cell table:formula="of:=2*SQRT([.K17])/5000" office:value-type="float" office:value="5.96430208291353">
            <text:p>5.9643</text:p>
          </table:table-cell>
          <table:table-cell table:formula="of:=2*SQRT([.L17])/5000" office:value-type="float" office:value="6.32841819560126">
            <text:p>6.3284</text:p>
          </table:table-cell>
          <table:table-cell table:number-columns-repeated="2"/>
        </table:table-row>
        <table:table-row table:style-name="ro1">
          <table:table-cell office:value-type="float" office:value="0">
            <text:p>0.0000</text:p>
          </table:table-cell>
          <table:table-cell office:value-type="float" office:value="1.25663704">
            <text:p>1.2566</text:p>
          </table:table-cell>
          <table:table-cell office:value-type="float" office:value="9322994.61496604">
            <text:p>9.32E+006</text:p>
          </table:table-cell>
          <table:table-cell office:value-type="float" office:value="34339093.6063225">
            <text:p>3.43E+007</text:p>
          </table:table-cell>
          <table:table-cell office:value-type="float" office:value="35042918.7200503">
            <text:p>3.50E+007</text:p>
          </table:table-cell>
          <table:table-cell office:value-type="float" office:value="88060133.5822871">
            <text:p>8.81E+007</text:p>
          </table:table-cell>
          <table:table-cell office:value-type="float" office:value="90592862.3124847">
            <text:p>9.06E+007</text:p>
          </table:table-cell>
          <table:table-cell office:value-type="float" office:value="116070545.047616">
            <text:p>1.16E+008</text:p>
          </table:table-cell>
          <table:table-cell office:value-type="float" office:value="132674197.309122">
            <text:p>1.33E+008</text:p>
          </table:table-cell>
          <table:table-cell office:value-type="float" office:value="188147990.247356">
            <text:p>1.88E+008</text:p>
          </table:table-cell>
          <table:table-cell office:value-type="float" office:value="222498186.766458">
            <text:p>2.22E+008</text:p>
          </table:table-cell>
          <table:table-cell office:value-type="float" office:value="243824149.575682">
            <text:p>2.44E+008</text:p>
          </table:table-cell>
          <table:table-cell/>
          <table:table-cell table:formula="of:=2*[.B18]/PI()" office:value-type="float" office:value="0.799999986353471">
            <text:p>0.8000</text:p>
          </table:table-cell>
          <table:table-cell table:formula="of:=2*SQRT([.C18])/5000" office:value-type="float" office:value="1.22134316979077">
            <text:p>1.2213</text:p>
          </table:table-cell>
          <table:table-cell table:formula="of:=2*SQRT([.D18])/5000" office:value-type="float" office:value="2.34398271687562">
            <text:p>2.3440</text:p>
          </table:table-cell>
          <table:table-cell table:formula="of:=2*SQRT([.E18])/5000" office:value-type="float" office:value="2.36788238627007">
            <text:p>2.3679</text:p>
          </table:table-cell>
          <table:table-cell table:formula="of:=2*SQRT([.F18])/5000" office:value-type="float" office:value="3.75361444119744">
            <text:p>3.7536</text:p>
          </table:table-cell>
          <table:table-cell table:formula="of:=2*SQRT([.G18])/5000" office:value-type="float" office:value="3.80721131144537">
            <text:p>3.8072</text:p>
          </table:table-cell>
          <table:table-cell table:formula="of:=2*SQRT([.H18])/5000" office:value-type="float" office:value="4.30944163524911">
            <text:p>4.3094</text:p>
          </table:table-cell>
          <table:table-cell table:formula="of:=2*SQRT([.I18])/5000" office:value-type="float" office:value="4.60737143819114">
            <text:p>4.6074</text:p>
          </table:table-cell>
          <table:table-cell table:formula="of:=2*SQRT([.J18])/5000" office:value-type="float" office:value="5.4866819152906">
            <text:p>5.4867</text:p>
          </table:table-cell>
          <table:table-cell table:formula="of:=2*SQRT([.K18])/5000" office:value-type="float" office:value="5.96654924413042">
            <text:p>5.9665</text:p>
          </table:table-cell>
          <table:table-cell table:formula="of:=2*SQRT([.L18])/5000" office:value-type="float" office:value="6.24594780094335">
            <text:p>6.2459</text:p>
          </table:table-cell>
          <table:table-cell table:number-columns-repeated="2"/>
        </table:table-row>
        <table:table-row table:style-name="ro1">
          <table:table-cell office:value-type="float" office:value="0">
            <text:p>0.0000</text:p>
          </table:table-cell>
          <table:table-cell office:value-type="float" office:value="1.335176855">
            <text:p>1.3352</text:p>
          </table:table-cell>
          <table:table-cell office:value-type="float" office:value="10142309.3930618">
            <text:p>1.01E+007</text:p>
          </table:table-cell>
          <table:table-cell office:value-type="float" office:value="33465755.4657729">
            <text:p>3.35E+007</text:p>
          </table:table-cell>
          <table:table-cell office:value-type="float" office:value="36939747.7544735">
            <text:p>3.69E+007</text:p>
          </table:table-cell>
          <table:table-cell office:value-type="float" office:value="89544624.5947676">
            <text:p>8.95E+007</text:p>
          </table:table-cell>
          <table:table-cell office:value-type="float" office:value="91749384.9790646">
            <text:p>9.17E+007</text:p>
          </table:table-cell>
          <table:table-cell office:value-type="float" office:value="110868038.367758">
            <text:p>1.11E+008</text:p>
          </table:table-cell>
          <table:table-cell office:value-type="float" office:value="130214527.540837">
            <text:p>1.30E+008</text:p>
          </table:table-cell>
          <table:table-cell office:value-type="float" office:value="194906934.132168">
            <text:p>1.95E+008</text:p>
          </table:table-cell>
          <table:table-cell office:value-type="float" office:value="222562924.567964">
            <text:p>2.23E+008</text:p>
          </table:table-cell>
          <table:table-cell office:value-type="float" office:value="236983158.310641">
            <text:p>2.37E+008</text:p>
          </table:table-cell>
          <table:table-cell/>
          <table:table-cell table:formula="of:=2*[.B19]/PI()" office:value-type="float" office:value="0.849999985500563">
            <text:p>0.8500</text:p>
          </table:table-cell>
          <table:table-cell table:formula="of:=2*SQRT([.C19])/5000" office:value-type="float" office:value="1.27387970503101">
            <text:p>1.2739</text:p>
          </table:table-cell>
          <table:table-cell table:formula="of:=2*SQRT([.D19])/5000" office:value-type="float" office:value="2.31398376712622">
            <text:p>2.3140</text:p>
          </table:table-cell>
          <table:table-cell table:formula="of:=2*SQRT([.E19])/5000" office:value-type="float" office:value="2.43112312331477">
            <text:p>2.4311</text:p>
          </table:table-cell>
          <table:table-cell table:formula="of:=2*SQRT([.F19])/5000" office:value-type="float" office:value="3.78512086136795">
            <text:p>3.7851</text:p>
          </table:table-cell>
          <table:table-cell table:formula="of:=2*SQRT([.G19])/5000" office:value-type="float" office:value="3.83143597057948">
            <text:p>3.8314</text:p>
          </table:table-cell>
          <table:table-cell table:formula="of:=2*SQRT([.H19])/5000" office:value-type="float" office:value="4.21175570740295">
            <text:p>4.2118</text:p>
          </table:table-cell>
          <table:table-cell table:formula="of:=2*SQRT([.I19])/5000" office:value-type="float" office:value="4.56446321121487">
            <text:p>4.5645</text:p>
          </table:table-cell>
          <table:table-cell table:formula="of:=2*SQRT([.J19])/5000" office:value-type="float" office:value="5.58436294138793">
            <text:p>5.5844</text:p>
          </table:table-cell>
          <table:table-cell table:formula="of:=2*SQRT([.K19])/5000" office:value-type="float" office:value="5.9674171909524">
            <text:p>5.9674</text:p>
          </table:table-cell>
          <table:table-cell table:formula="of:=2*SQRT([.L19])/5000" office:value-type="float" office:value="6.15770292639248">
            <text:p>6.1577</text:p>
          </table:table-cell>
          <table:table-cell table:number-columns-repeated="2"/>
        </table:table-row>
        <table:table-row table:style-name="ro1">
          <table:table-cell office:value-type="float" office:value="0">
            <text:p>0.0000</text:p>
          </table:table-cell>
          <table:table-cell office:value-type="float" office:value="1.41371667">
            <text:p>1.4137</text:p>
          </table:table-cell>
          <table:table-cell office:value-type="float" office:value="10810111.5334894">
            <text:p>1.08E+007</text:p>
          </table:table-cell>
          <table:table-cell office:value-type="float" office:value="32252595.2281309">
            <text:p>3.23E+007</text:p>
          </table:table-cell>
          <table:table-cell office:value-type="float" office:value="38989001.412689">
            <text:p>3.90E+007</text:p>
          </table:table-cell>
          <table:table-cell office:value-type="float" office:value="90747617.2741332">
            <text:p>9.07E+007</text:p>
          </table:table-cell>
          <table:table-cell office:value-type="float" office:value="93381313.0965188">
            <text:p>9.34E+007</text:p>
          </table:table-cell>
          <table:table-cell office:value-type="float" office:value="106132664.097445">
            <text:p>1.06E+008</text:p>
          </table:table-cell>
          <table:table-cell office:value-type="float" office:value="128315162.256715">
            <text:p>1.28E+008</text:p>
          </table:table-cell>
          <table:table-cell office:value-type="float" office:value="201769801.117105">
            <text:p>2.02E+008</text:p>
          </table:table-cell>
          <table:table-cell office:value-type="float" office:value="222574173.725236">
            <text:p>2.23E+008</text:p>
          </table:table-cell>
          <table:table-cell office:value-type="float" office:value="229977799.664236">
            <text:p>2.30E+008</text:p>
          </table:table-cell>
          <table:table-cell/>
          <table:table-cell table:formula="of:=2*[.B20]/PI()" office:value-type="float" office:value="0.899999984647655">
            <text:p>0.9000</text:p>
          </table:table-cell>
          <table:table-cell table:formula="of:=2*SQRT([.C20])/5000" office:value-type="float" office:value="1.31514936237612">
            <text:p>1.3151</text:p>
          </table:table-cell>
          <table:table-cell table:formula="of:=2*SQRT([.D20])/5000" office:value-type="float" office:value="2.27165473531982">
            <text:p>2.2717</text:p>
          </table:table-cell>
          <table:table-cell table:formula="of:=2*SQRT([.E20])/5000" office:value-type="float" office:value="2.49764693782573">
            <text:p>2.4976</text:p>
          </table:table-cell>
          <table:table-cell table:formula="of:=2*SQRT([.F20])/5000" office:value-type="float" office:value="3.81046175205333">
            <text:p>3.8105</text:p>
          </table:table-cell>
          <table:table-cell table:formula="of:=2*SQRT([.G20])/5000" office:value-type="float" office:value="3.86536028016057">
            <text:p>3.8654</text:p>
          </table:table-cell>
          <table:table-cell table:formula="of:=2*SQRT([.H20])/5000" office:value-type="float" office:value="4.12082834580515">
            <text:p>4.1208</text:p>
          </table:table-cell>
          <table:table-cell table:formula="of:=2*SQRT([.I20])/5000" office:value-type="float" office:value="4.53105130858992">
            <text:p>4.5311</text:p>
          </table:table-cell>
          <table:table-cell table:formula="of:=2*SQRT([.J20])/5000" office:value-type="float" office:value="5.68182789062963">
            <text:p>5.6818</text:p>
          </table:table-cell>
          <table:table-cell table:formula="of:=2*SQRT([.K20])/5000" office:value-type="float" office:value="5.96756799676701">
            <text:p>5.9676</text:p>
          </table:table-cell>
          <table:table-cell table:formula="of:=2*SQRT([.L20])/5000" office:value-type="float" office:value="6.06600757881803">
            <text:p>6.0660</text:p>
          </table:table-cell>
          <table:table-cell table:number-columns-repeated="2"/>
        </table:table-row>
        <table:table-row table:style-name="ro1">
          <table:table-cell office:value-type="float" office:value="0">
            <text:p>0.0000</text:p>
          </table:table-cell>
          <table:table-cell office:value-type="float" office:value="1.492256485">
            <text:p>1.4923</text:p>
          </table:table-cell>
          <table:table-cell office:value-type="float" office:value="11253022.9211467">
            <text:p>1.13E+007</text:p>
          </table:table-cell>
          <table:table-cell office:value-type="float" office:value="31480928.716779">
            <text:p>3.15E+007</text:p>
          </table:table-cell>
          <table:table-cell office:value-type="float" office:value="40309437.8367668">
            <text:p>4.03E+007</text:p>
          </table:table-cell>
          <table:table-cell office:value-type="float" office:value="91540901.2748664">
            <text:p>9.15E+007</text:p>
          </table:table-cell>
          <table:table-cell office:value-type="float" office:value="95587018.3561788">
            <text:p>9.56E+007</text:p>
          </table:table-cell>
          <table:table-cell office:value-type="float" office:value="101965293.285796">
            <text:p>1.02E+008</text:p>
          </table:table-cell>
          <table:table-cell office:value-type="float" office:value="127104289.477766">
            <text:p>1.27E+008</text:p>
          </table:table-cell>
          <table:table-cell office:value-type="float" office:value="208704402.266094">
            <text:p>2.09E+008</text:p>
          </table:table-cell>
          <table:table-cell office:value-type="float" office:value="222567140.730685">
            <text:p>2.23E+008</text:p>
          </table:table-cell>
          <table:table-cell office:value-type="float" office:value="222929537.164389">
            <text:p>2.23E+008</text:p>
          </table:table-cell>
          <table:table-cell/>
          <table:table-cell table:formula="of:=2*[.B21]/PI()" office:value-type="float" office:value="0.949999983794747">
            <text:p>0.9500</text:p>
          </table:table-cell>
          <table:table-cell table:formula="of:=2*SQRT([.C21])/5000" office:value-type="float" office:value="1.3418210265842">
            <text:p>1.3418</text:p>
          </table:table-cell>
          <table:table-cell table:formula="of:=2*SQRT([.D21])/5000" office:value-type="float" office:value="2.24431472719061">
            <text:p>2.2443</text:p>
          </table:table-cell>
          <table:table-cell table:formula="of:=2*SQRT([.E21])/5000" office:value-type="float" office:value="2.53958855996059">
            <text:p>2.5396</text:p>
          </table:table-cell>
          <table:table-cell table:formula="of:=2*SQRT([.F21])/5000" office:value-type="float" office:value="3.82708037594961">
            <text:p>3.8271</text:p>
          </table:table-cell>
          <table:table-cell table:formula="of:=2*SQRT([.G21])/5000" office:value-type="float" office:value="3.9107445502089">
            <text:p>3.9107</text:p>
          </table:table-cell>
          <table:table-cell table:formula="of:=2*SQRT([.H21])/5000" office:value-type="float" office:value="4.0391146215139">
            <text:p>4.0391</text:p>
          </table:table-cell>
          <table:table-cell table:formula="of:=2*SQRT([.I21])/5000" office:value-type="float" office:value="4.50962152696239">
            <text:p>4.5096</text:p>
          </table:table-cell>
          <table:table-cell table:formula="of:=2*SQRT([.J21])/5000" office:value-type="float" office:value="5.77864208638803">
            <text:p>5.7786</text:p>
          </table:table-cell>
          <table:table-cell table:formula="of:=2*SQRT([.K21])/5000" office:value-type="float" office:value="5.96747371313101">
            <text:p>5.9675</text:p>
          </table:table-cell>
          <table:table-cell table:formula="of:=2*SQRT([.L21])/5000" office:value-type="float" office:value="5.97233002657273">
            <text:p>5.9723</text:p>
          </table:table-cell>
          <table:table-cell table:number-columns-repeated="2"/>
        </table:table-row>
        <table:table-row table:style-name="ro1">
          <table:table-cell office:value-type="float" office:value="0">
            <text:p>0.0000</text:p>
          </table:table-cell>
          <table:table-cell office:value-type="float" office:value="1.5707963">
            <text:p>1.5708</text:p>
          </table:table-cell>
          <table:table-cell office:value-type="float" office:value="11408984.2746427">
            <text:p>1.14E+007</text:p>
          </table:table-cell>
          <table:table-cell office:value-type="float" office:value="31215132.656574">
            <text:p>3.12E+007</text:p>
          </table:table-cell>
          <table:table-cell office:value-type="float" office:value="40766510.528945">
            <text:p>4.08E+007</text:p>
          </table:table-cell>
          <table:table-cell office:value-type="float" office:value="91819235.3837681">
            <text:p>9.18E+007</text:p>
          </table:table-cell>
          <table:table-cell office:value-type="float" office:value="98394481.1336843">
            <text:p>9.84E+007</text:p>
          </table:table-cell>
          <table:table-cell office:value-type="float" office:value="98485564.1753138">
            <text:p>9.85E+007</text:p>
          </table:table-cell>
          <table:table-cell office:value-type="float" office:value="126686810.721604">
            <text:p>1.27E+008</text:p>
          </table:table-cell>
          <table:table-cell office:value-type="float" office:value="214889185.959367">
            <text:p>2.15E+008</text:p>
          </table:table-cell>
          <table:table-cell office:value-type="float" office:value="216702632.33192">
            <text:p>2.17E+008</text:p>
          </table:table-cell>
          <table:table-cell office:value-type="float" office:value="222562531.300489">
            <text:p>2.23E+008</text:p>
          </table:table-cell>
          <table:table-cell/>
          <table:table-cell table:formula="of:=2*[.B22]/PI()" office:value-type="float" office:value="0.999999982941839">
            <text:p>1.0000</text:p>
          </table:table-cell>
          <table:table-cell table:formula="of:=2*SQRT([.C22])/5000" office:value-type="float" office:value="1.35108751897974">
            <text:p>1.3511</text:p>
          </table:table-cell>
          <table:table-cell table:formula="of:=2*SQRT([.D22])/5000" office:value-type="float" office:value="2.23482017734131">
            <text:p>2.2348</text:p>
          </table:table-cell>
          <table:table-cell table:formula="of:=2*SQRT([.E22])/5000" office:value-type="float" office:value="2.5539462963483">
            <text:p>2.5539</text:p>
          </table:table-cell>
          <table:table-cell table:formula="of:=2*SQRT([.F22])/5000" office:value-type="float" office:value="3.83289416256214">
            <text:p>3.8329</text:p>
          </table:table-cell>
          <table:table-cell table:formula="of:=2*SQRT([.G22])/5000" office:value-type="float" office:value="3.96775969299925">
            <text:p>3.9678</text:p>
          </table:table-cell>
          <table:table-cell table:formula="of:=2*SQRT([.H22])/5000" office:value-type="float" office:value="3.96959573106005">
            <text:p>3.9696</text:p>
          </table:table-cell>
          <table:table-cell table:formula="of:=2*SQRT([.I22])/5000" office:value-type="float" office:value="4.50220942598816">
            <text:p>4.5022</text:p>
          </table:table-cell>
          <table:table-cell table:formula="of:=2*SQRT([.J22])/5000" office:value-type="float" office:value="5.863639633666">
            <text:p>5.8636</text:p>
          </table:table-cell>
          <table:table-cell table:formula="of:=2*SQRT([.K22])/5000" office:value-type="float" office:value="5.88832923443545">
            <text:p>5.8883</text:p>
          </table:table-cell>
          <table:table-cell table:formula="of:=2*SQRT([.L22])/5000" office:value-type="float" office:value="5.96741191875324">
            <text:p>5.9674</text:p>
          </table:table-cell>
          <table:table-cell table:number-columns-repeated="2"/>
        </table:table-row>
      </table:table>
      <table:table table:name="Comparison_Langlet" table:style-name="ta1">
        <table:shapes>
          <draw:frame draw:z-index="0" draw:style-name="gr1" svg:width="6.2988in" svg:height="6.4087in" svg:x="3.7713in" svg:y="0.7343in">
            <draw:object draw:notify-on-update-of-ranges="Comparison_Langlet.A1:Comparison_Langlet.A1 Comparison_Langlet.B3:Comparison_Langlet.B102 Comparison_Langlet.A3:Comparison_Langlet.A102 Sheet1.N2:Sheet1.N22 Sheet1.O1:Sheet1.O1 Sheet1.O2:Sheet1.O22 Sheet1.N2:Sheet1.N22 Sheet1.P1:Sheet1.P1 Sheet1.P2:Sheet1.P22 Sheet1.N2:Sheet1.N22 Sheet1.Q1:Sheet1.Q1 Sheet1.Q2:Sheet1.Q22 Sheet1.N2:Sheet1.N22 Sheet1.R1:Sheet1.R1 Sheet1.R2:Sheet1.R22 Sheet1.N2:Sheet1.N22 Sheet1.S1:Sheet1.S1 Sheet1.S2:Sheet1.S22 Sheet1.N2:Sheet1.N22 Sheet1.T1:Sheet1.T1 Sheet1.T2:Sheet1.T22 Sheet1.N2:Sheet1.N22 Sheet1.U1:Sheet1.U1 Sheet1.U2:Sheet1.U22 Sheet1.N2:Sheet1.N22 Sheet1.V1:Sheet1.V1 Sheet1.V2:Sheet1.V22 Sheet1.N2:Sheet1.N22 Sheet1.W1:Sheet1.W1 Sheet1.W2:Sheet1.W22 Sheet1.N2:Sheet1.N22 Sheet1.X1:Sheet1.X1 Sheet1.X2:Sheet1.X22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ce1"/>
        <table:table-row table:style-name="ro1">
          <table:table-cell table:style-name="ce4" office:value-type="string" table:number-columns-spanned="2" table:number-rows-spanned="1">
            <text:p>Langlet</text:p>
          </table:table-cell>
          <table:covered-table-cell table:style-name="Default"/>
        </table:table-row>
        <table:table-row table:style-name="ro1">
          <table:table-cell table:style-name="ce3" office:value-type="string">
            <text:p>kx</text:p>
          </table:table-cell>
          <table:table-cell table:style-name="ce3" office:value-type="string">
            <text:p>omega</text:p>
          </table:table-cell>
        </table:table-row>
        <table:table-row table:style-name="ro1">
          <table:table-cell office:value-type="float" office:value="0.00087457">
            <text:p>0.0009</text:p>
          </table:table-cell>
          <table:table-cell office:value-type="float" office:value="3.11231">
            <text:p>3.1123</text:p>
          </table:table-cell>
        </table:table-row>
        <table:table-row table:style-name="ro1">
          <table:table-cell office:value-type="float" office:value="0.00195687">
            <text:p>0.0020</text:p>
          </table:table-cell>
          <table:table-cell office:value-type="float" office:value="0.0137779">
            <text:p>0.0138</text:p>
          </table:table-cell>
        </table:table-row>
        <table:table-row table:style-name="ro1">
          <table:table-cell office:value-type="float" office:value="0.00339818">
            <text:p>0.0034</text:p>
          </table:table-cell>
          <table:table-cell office:value-type="float" office:value="5.55085">
            <text:p>5.5509</text:p>
          </table:table-cell>
        </table:table-row>
        <table:table-row table:style-name="ro1">
          <table:table-cell office:value-type="float" office:value="0.00908665">
            <text:p>0.0091</text:p>
          </table:table-cell>
          <table:table-cell office:value-type="float" office:value="3.77705">
            <text:p>3.7771</text:p>
          </table:table-cell>
        </table:table-row>
        <table:table-row table:style-name="ro1">
          <table:table-cell office:value-type="float" office:value="0.0109953">
            <text:p>0.0110</text:p>
          </table:table-cell>
          <table:table-cell office:value-type="float" office:value="5.83972">
            <text:p>5.8397</text:p>
          </table:table-cell>
        </table:table-row>
        <table:table-row table:style-name="ro1">
          <table:table-cell office:value-type="float" office:value="0.0121567">
            <text:p>0.0122</text:p>
          </table:table-cell>
          <table:table-cell office:value-type="float" office:value="5.66098">
            <text:p>5.6610</text:p>
          </table:table-cell>
        </table:table-row>
        <table:table-row table:style-name="ro1">
          <table:table-cell office:value-type="float" office:value="0.02457">
            <text:p>0.0246</text:p>
          </table:table-cell>
          <table:table-cell office:value-type="float" office:value="4.06145">
            <text:p>4.0615</text:p>
          </table:table-cell>
        </table:table-row>
        <table:table-row table:style-name="ro1">
          <table:table-cell office:value-type="float" office:value="0.0418213">
            <text:p>0.0418</text:p>
          </table:table-cell>
          <table:table-cell office:value-type="float" office:value="5.55138">
            <text:p>5.5514</text:p>
          </table:table-cell>
        </table:table-row>
        <table:table-row table:style-name="ro1">
          <table:table-cell office:value-type="float" office:value="0.0474119">
            <text:p>0.0474</text:p>
          </table:table-cell>
          <table:table-cell office:value-type="float" office:value="5.87689">
            <text:p>5.8769</text:p>
          </table:table-cell>
        </table:table-row>
        <table:table-row table:style-name="ro1">
          <table:table-cell office:value-type="float" office:value="0.0692762">
            <text:p>0.0693</text:p>
          </table:table-cell>
          <table:table-cell office:value-type="float" office:value="5.68468">
            <text:p>5.6847</text:p>
          </table:table-cell>
        </table:table-row>
        <table:table-row table:style-name="ro1">
          <table:table-cell office:value-type="float" office:value="0.0772482">
            <text:p>0.0772</text:p>
          </table:table-cell>
          <table:table-cell office:value-type="float" office:value="5.59312">
            <text:p>5.5931</text:p>
          </table:table-cell>
        </table:table-row>
        <table:table-row table:style-name="ro1">
          <table:table-cell office:value-type="float" office:value="0.0786902">
            <text:p>0.0787</text:p>
          </table:table-cell>
          <table:table-cell office:value-type="float" office:value="0.129424">
            <text:p>0.1294</text:p>
          </table:table-cell>
        </table:table-row>
        <table:table-row table:style-name="ro1">
          <table:table-cell office:value-type="float" office:value="0.086602">
            <text:p>0.0866</text:p>
          </table:table-cell>
          <table:table-cell office:value-type="float" office:value="4.09898">
            <text:p>4.0990</text:p>
          </table:table-cell>
        </table:table-row>
        <table:table-row table:style-name="ro1">
          <table:table-cell office:value-type="float" office:value="0.0936625">
            <text:p>0.0937</text:p>
          </table:table-cell>
          <table:table-cell office:value-type="float" office:value="5.93253">
            <text:p>5.9325</text:p>
          </table:table-cell>
        </table:table-row>
        <table:table-row table:style-name="ro1">
          <table:table-cell office:value-type="float" office:value="0.0988219">
            <text:p>0.0988</text:p>
          </table:table-cell>
          <table:table-cell office:value-type="float" office:value="3.69578">
            <text:p>3.6958</text:p>
          </table:table-cell>
        </table:table-row>
        <table:table-row table:style-name="ro1">
          <table:table-cell office:value-type="float" office:value="0.104933">
            <text:p>0.1049</text:p>
          </table:table-cell>
          <table:table-cell office:value-type="float" office:value="5.49266">
            <text:p>5.4927</text:p>
          </table:table-cell>
        </table:table-row>
        <table:table-row table:style-name="ro1">
          <table:table-cell office:value-type="float" office:value="0.107291">
            <text:p>0.1073</text:p>
          </table:table-cell>
          <table:table-cell office:value-type="float" office:value="3.10002">
            <text:p>3.1000</text:p>
          </table:table-cell>
        </table:table-row>
        <table:table-row table:style-name="ro1">
          <table:table-cell office:value-type="float" office:value="0.139453">
            <text:p>0.1395</text:p>
          </table:table-cell>
          <table:table-cell office:value-type="float" office:value="0.455699">
            <text:p>0.4557</text:p>
          </table:table-cell>
        </table:table-row>
        <table:table-row table:style-name="ro1">
          <table:table-cell office:value-type="float" office:value="0.139674">
            <text:p>0.1397</text:p>
          </table:table-cell>
          <table:table-cell office:value-type="float" office:value="0.231103">
            <text:p>0.2311</text:p>
          </table:table-cell>
        </table:table-row>
        <table:table-row table:style-name="ro1">
          <table:table-cell office:value-type="float" office:value="0.140907">
            <text:p>0.1409</text:p>
          </table:table-cell>
          <table:table-cell office:value-type="float" office:value="5.97902">
            <text:p>5.9790</text:p>
          </table:table-cell>
        </table:table-row>
        <table:table-row table:style-name="ro1">
          <table:table-cell office:value-type="float" office:value="0.151984">
            <text:p>0.1520</text:p>
          </table:table-cell>
          <table:table-cell office:value-type="float" office:value="5.73624">
            <text:p>5.7362</text:p>
          </table:table-cell>
        </table:table-row>
        <table:table-row table:style-name="ro1">
          <table:table-cell office:value-type="float" office:value="0.1532">
            <text:p>0.1532</text:p>
          </table:table-cell>
          <table:table-cell office:value-type="float" office:value="5.50249">
            <text:p>5.5025</text:p>
          </table:table-cell>
        </table:table-row>
        <table:table-row table:style-name="ro1">
          <table:table-cell office:value-type="float" office:value="0.159395">
            <text:p>0.1594</text:p>
          </table:table-cell>
          <table:table-cell office:value-type="float" office:value="4.21457">
            <text:p>4.2146</text:p>
          </table:table-cell>
        </table:table-row>
        <table:table-row table:style-name="ro1">
          <table:table-cell office:value-type="float" office:value="0.183204">
            <text:p>0.1832</text:p>
          </table:table-cell>
          <table:table-cell office:value-type="float" office:value="6.04836">
            <text:p>6.0484</text:p>
          </table:table-cell>
        </table:table-row>
        <table:table-row table:style-name="ro1">
          <table:table-cell office:value-type="float" office:value="0.196662">
            <text:p>0.1967</text:p>
          </table:table-cell>
          <table:table-cell office:value-type="float" office:value="5.38849">
            <text:p>5.3885</text:p>
          </table:table-cell>
        </table:table-row>
        <table:table-row table:style-name="ro1">
          <table:table-cell office:value-type="float" office:value="0.20122">
            <text:p>0.2012</text:p>
          </table:table-cell>
          <table:table-cell office:value-type="float" office:value="3.76136">
            <text:p>3.7614</text:p>
          </table:table-cell>
        </table:table-row>
        <table:table-row table:style-name="ro1">
          <table:table-cell office:value-type="float" office:value="0.201392">
            <text:p>0.2014</text:p>
          </table:table-cell>
          <table:table-cell office:value-type="float" office:value="3.58718">
            <text:p>3.5872</text:p>
          </table:table-cell>
        </table:table-row>
        <table:table-row table:style-name="ro1">
          <table:table-cell office:value-type="float" office:value="0.222583">
            <text:p>0.2226</text:p>
          </table:table-cell>
          <table:table-cell office:value-type="float" office:value="3.07869">
            <text:p>3.0787</text:p>
          </table:table-cell>
        </table:table-row>
        <table:table-row table:style-name="ro1">
          <table:table-cell office:value-type="float" office:value="0.249867">
            <text:p>0.2499</text:p>
          </table:table-cell>
          <table:table-cell office:value-type="float" office:value="4.38541">
            <text:p>4.3854</text:p>
          </table:table-cell>
        </table:table-row>
        <table:table-row table:style-name="ro1">
          <table:table-cell office:value-type="float" office:value="0.28049">
            <text:p>0.2805</text:p>
          </table:table-cell>
          <table:table-cell office:value-type="float" office:value="5.30256">
            <text:p>5.3026</text:p>
          </table:table-cell>
        </table:table-row>
        <table:table-row table:style-name="ro1">
          <table:table-cell office:value-type="float" office:value="0.283827">
            <text:p>0.2838</text:p>
          </table:table-cell>
          <table:table-cell office:value-type="float" office:value="0.91605">
            <text:p>0.9161</text:p>
          </table:table-cell>
        </table:table-row>
        <table:table-row table:style-name="ro1">
          <table:table-cell office:value-type="float" office:value="0.289186">
            <text:p>0.2892</text:p>
          </table:table-cell>
          <table:table-cell office:value-type="float" office:value="0.476093">
            <text:p>0.4761</text:p>
          </table:table-cell>
        </table:table-row>
        <table:table-row table:style-name="ro1">
          <table:table-cell office:value-type="float" office:value="0.290804">
            <text:p>0.2908</text:p>
          </table:table-cell>
          <table:table-cell office:value-type="float" office:value="5.8344">
            <text:p>5.8344</text:p>
          </table:table-cell>
        </table:table-row>
        <table:table-row table:style-name="ro1">
          <table:table-cell office:value-type="float" office:value="0.32689">
            <text:p>0.3269</text:p>
          </table:table-cell>
          <table:table-cell office:value-type="float" office:value="5.20694">
            <text:p>5.2069</text:p>
          </table:table-cell>
        </table:table-row>
        <table:table-row table:style-name="ro1">
          <table:table-cell office:value-type="float" office:value="0.345595">
            <text:p>0.3456</text:p>
          </table:table-cell>
          <table:table-cell office:value-type="float" office:value="5.22095">
            <text:p>5.2210</text:p>
          </table:table-cell>
        </table:table-row>
        <table:table-row table:style-name="ro1">
          <table:table-cell office:value-type="float" office:value="0.350182">
            <text:p>0.3502</text:p>
          </table:table-cell>
          <table:table-cell office:value-type="float" office:value="4.56555">
            <text:p>4.5656</text:p>
          </table:table-cell>
        </table:table-row>
        <table:table-row table:style-name="ro1">
          <table:table-cell office:value-type="float" office:value="0.364574">
            <text:p>0.3646</text:p>
          </table:table-cell>
          <table:table-cell office:value-type="float" office:value="2.95688">
            <text:p>2.9569</text:p>
          </table:table-cell>
        </table:table-row>
        <table:table-row table:style-name="ro1">
          <table:table-cell office:value-type="float" office:value="0.378113">
            <text:p>0.3781</text:p>
          </table:table-cell>
          <table:table-cell office:value-type="float" office:value="1.21528">
            <text:p>1.2153</text:p>
          </table:table-cell>
        </table:table-row>
        <table:table-row table:style-name="ro1">
          <table:table-cell office:value-type="float" office:value="0.378709">
            <text:p>0.3787</text:p>
          </table:table-cell>
          <table:table-cell office:value-type="float" office:value="0.61025">
            <text:p>0.6103</text:p>
          </table:table-cell>
        </table:table-row>
        <table:table-row table:style-name="ro1">
          <table:table-cell office:value-type="float" office:value="0.388267">
            <text:p>0.3883</text:p>
          </table:table-cell>
          <table:table-cell office:value-type="float" office:value="5.90908">
            <text:p>5.9091</text:p>
          </table:table-cell>
        </table:table-row>
        <table:table-row table:style-name="ro1">
          <table:table-cell office:value-type="float" office:value="0.388414">
            <text:p>0.3884</text:p>
          </table:table-cell>
          <table:table-cell office:value-type="float" office:value="3.75935">
            <text:p>3.7594</text:p>
          </table:table-cell>
        </table:table-row>
        <table:table-row table:style-name="ro1">
          <table:table-cell office:value-type="float" office:value="0.391627">
            <text:p>0.3916</text:p>
          </table:table-cell>
          <table:table-cell office:value-type="float" office:value="3.49813">
            <text:p>3.4981</text:p>
          </table:table-cell>
        </table:table-row>
        <table:table-row table:style-name="ro1">
          <table:table-cell office:value-type="float" office:value="0.430431">
            <text:p>0.4304</text:p>
          </table:table-cell>
          <table:table-cell office:value-type="float" office:value="5.11211">
            <text:p>5.1121</text:p>
          </table:table-cell>
        </table:table-row>
        <table:table-row table:style-name="ro1">
          <table:table-cell office:value-type="float" office:value="0.430824">
            <text:p>0.4308</text:p>
          </table:table-cell>
          <table:table-cell office:value-type="float" office:value="4.71333">
            <text:p>4.7133</text:p>
          </table:table-cell>
        </table:table-row>
        <table:table-row table:style-name="ro1">
          <table:table-cell office:value-type="float" office:value="0.440369">
            <text:p>0.4404</text:p>
          </table:table-cell>
          <table:table-cell office:value-type="float" office:value="5.02515">
            <text:p>5.0252</text:p>
          </table:table-cell>
        </table:table-row>
        <table:table-row table:style-name="ro1">
          <table:table-cell office:value-type="float" office:value="0.487876">
            <text:p>0.4879</text:p>
          </table:table-cell>
          <table:table-cell office:value-type="float" office:value="4.80579">
            <text:p>4.8058</text:p>
          </table:table-cell>
        </table:table-row>
        <table:table-row table:style-name="ro1">
          <table:table-cell office:value-type="float" office:value="0.498734">
            <text:p>0.4987</text:p>
          </table:table-cell>
          <table:table-cell office:value-type="float" office:value="2.78455">
            <text:p>2.7846</text:p>
          </table:table-cell>
        </table:table-row>
        <table:table-row table:style-name="ro1">
          <table:table-cell office:value-type="float" office:value="0.50167">
            <text:p>0.5017</text:p>
          </table:table-cell>
          <table:table-cell office:value-type="float" office:value="0.804454">
            <text:p>0.8045</text:p>
          </table:table-cell>
        </table:table-row>
        <table:table-row table:style-name="ro1">
          <table:table-cell office:value-type="float" office:value="0.502873">
            <text:p>0.5029</text:p>
          </table:table-cell>
          <table:table-cell office:value-type="float" office:value="1.58369">
            <text:p>1.5837</text:p>
          </table:table-cell>
        </table:table-row>
        <table:table-row table:style-name="ro1">
          <table:table-cell office:value-type="float" office:value="0.503487">
            <text:p>0.5035</text:p>
          </table:table-cell>
          <table:table-cell office:value-type="float" office:value="5.96109">
            <text:p>5.9611</text:p>
          </table:table-cell>
        </table:table-row>
        <table:table-row table:style-name="ro1">
          <table:table-cell office:value-type="float" office:value="0.504421">
            <text:p>0.5044</text:p>
          </table:table-cell>
          <table:table-cell office:value-type="float" office:value="5.01228">
            <text:p>5.0123</text:p>
          </table:table-cell>
        </table:table-row>
        <table:table-row table:style-name="ro1">
          <table:table-cell office:value-type="float" office:value="0.532179">
            <text:p>0.5322</text:p>
          </table:table-cell>
          <table:table-cell office:value-type="float" office:value="4.83849">
            <text:p>4.8385</text:p>
          </table:table-cell>
        </table:table-row>
        <table:table-row table:style-name="ro1">
          <table:table-cell office:value-type="float" office:value="0.537185">
            <text:p>0.5372</text:p>
          </table:table-cell>
          <table:table-cell office:value-type="float" office:value="3.75681">
            <text:p>3.7568</text:p>
          </table:table-cell>
        </table:table-row>
        <table:table-row table:style-name="ro1">
          <table:table-cell office:value-type="float" office:value="0.538369">
            <text:p>0.5384</text:p>
          </table:table-cell>
          <table:table-cell office:value-type="float" office:value="3.55515">
            <text:p>3.5552</text:p>
          </table:table-cell>
        </table:table-row>
        <table:table-row table:style-name="ro1">
          <table:table-cell office:value-type="float" office:value="0.558904">
            <text:p>0.5589</text:p>
          </table:table-cell>
          <table:table-cell office:value-type="float" office:value="2.71204">
            <text:p>2.7120</text:p>
          </table:table-cell>
        </table:table-row>
        <table:table-row table:style-name="ro1">
          <table:table-cell office:value-type="float" office:value="0.566462">
            <text:p>0.5665</text:p>
          </table:table-cell>
          <table:table-cell office:value-type="float" office:value="5.04064">
            <text:p>5.0406</text:p>
          </table:table-cell>
        </table:table-row>
        <table:table-row table:style-name="ro1">
          <table:table-cell office:value-type="float" office:value="0.579312">
            <text:p>0.5793</text:p>
          </table:table-cell>
          <table:table-cell office:value-type="float" office:value="5.9988">
            <text:p>5.9988</text:p>
          </table:table-cell>
        </table:table-row>
        <table:table-row table:style-name="ro1">
          <table:table-cell office:value-type="float" office:value="0.588349">
            <text:p>0.5883</text:p>
          </table:table-cell>
          <table:table-cell office:value-type="float" office:value="4.82551">
            <text:p>4.8255</text:p>
          </table:table-cell>
        </table:table-row>
        <table:table-row table:style-name="ro1">
          <table:table-cell office:value-type="float" office:value="0.60505">
            <text:p>0.6051</text:p>
          </table:table-cell>
          <table:table-cell office:value-type="float" office:value="1.87387">
            <text:p>1.8739</text:p>
          </table:table-cell>
        </table:table-row>
        <table:table-row table:style-name="ro1">
          <table:table-cell office:value-type="float" office:value="0.619569">
            <text:p>0.6196</text:p>
          </table:table-cell>
          <table:table-cell office:value-type="float" office:value="5.13763">
            <text:p>5.1376</text:p>
          </table:table-cell>
        </table:table-row>
        <table:table-row table:style-name="ro1">
          <table:table-cell office:value-type="float" office:value="0.626935">
            <text:p>0.6269</text:p>
          </table:table-cell>
          <table:table-cell office:value-type="float" office:value="4.66103">
            <text:p>4.6610</text:p>
          </table:table-cell>
        </table:table-row>
        <table:table-row table:style-name="ro1">
          <table:table-cell office:value-type="float" office:value="0.627587">
            <text:p>0.6276</text:p>
          </table:table-cell>
          <table:table-cell office:value-type="float" office:value="0.998699">
            <text:p>0.9987</text:p>
          </table:table-cell>
        </table:table-row>
        <table:table-row table:style-name="ro1">
          <table:table-cell office:value-type="float" office:value="0.667946">
            <text:p>0.6679</text:p>
          </table:table-cell>
          <table:table-cell office:value-type="float" office:value="2.03516">
            <text:p>2.0352</text:p>
          </table:table-cell>
        </table:table-row>
        <table:table-row table:style-name="ro1">
          <table:table-cell office:value-type="float" office:value="0.688944">
            <text:p>0.6889</text:p>
          </table:table-cell>
          <table:table-cell office:value-type="float" office:value="4.72147">
            <text:p>4.7215</text:p>
          </table:table-cell>
        </table:table-row>
        <table:table-row table:style-name="ro1">
          <table:table-cell office:value-type="float" office:value="0.68916">
            <text:p>0.6892</text:p>
          </table:table-cell>
          <table:table-cell office:value-type="float" office:value="2.50298">
            <text:p>2.5030</text:p>
          </table:table-cell>
        </table:table-row>
        <table:table-row table:style-name="ro1">
          <table:table-cell office:value-type="float" office:value="0.689637">
            <text:p>0.6896</text:p>
          </table:table-cell>
          <table:table-cell office:value-type="float" office:value="6.01865">
            <text:p>6.0187</text:p>
          </table:table-cell>
        </table:table-row>
        <table:table-row table:style-name="ro1">
          <table:table-cell office:value-type="float" office:value="0.698246">
            <text:p>0.6982</text:p>
          </table:table-cell>
          <table:table-cell office:value-type="float" office:value="5.2808">
            <text:p>5.2808</text:p>
          </table:table-cell>
        </table:table-row>
        <table:table-row table:style-name="ro1">
          <table:table-cell office:value-type="float" office:value="0.704334">
            <text:p>0.7043</text:p>
          </table:table-cell>
          <table:table-cell office:value-type="float" office:value="1.10059">
            <text:p>1.1006</text:p>
          </table:table-cell>
        </table:table-row>
        <table:table-row table:style-name="ro1">
          <table:table-cell office:value-type="float" office:value="0.72141">
            <text:p>0.7214</text:p>
          </table:table-cell>
          <table:table-cell office:value-type="float" office:value="3.76851">
            <text:p>3.7685</text:p>
          </table:table-cell>
        </table:table-row>
        <table:table-row table:style-name="ro1">
          <table:table-cell office:value-type="float" office:value="0.722472">
            <text:p>0.7225</text:p>
          </table:table-cell>
          <table:table-cell office:value-type="float" office:value="3.69061">
            <text:p>3.6906</text:p>
          </table:table-cell>
        </table:table-row>
        <table:table-row table:style-name="ro1">
          <table:table-cell office:value-type="float" office:value="0.730621">
            <text:p>0.7306</text:p>
          </table:table-cell>
          <table:table-cell office:value-type="float" office:value="4.41952">
            <text:p>4.4195</text:p>
          </table:table-cell>
        </table:table-row>
        <table:table-row table:style-name="ro1">
          <table:table-cell office:value-type="float" office:value="0.747558">
            <text:p>0.7476</text:p>
          </table:table-cell>
          <table:table-cell office:value-type="float" office:value="2.22877">
            <text:p>2.2288</text:p>
          </table:table-cell>
        </table:table-row>
        <table:table-row table:style-name="ro1">
          <table:table-cell office:value-type="float" office:value="0.798788">
            <text:p>0.7988</text:p>
          </table:table-cell>
          <table:table-cell office:value-type="float" office:value="1.23024">
            <text:p>1.2302</text:p>
          </table:table-cell>
        </table:table-row>
        <table:table-row table:style-name="ro1">
          <table:table-cell office:value-type="float" office:value="0.807534">
            <text:p>0.8075</text:p>
          </table:table-cell>
          <table:table-cell office:value-type="float" office:value="2.35335">
            <text:p>2.3534</text:p>
          </table:table-cell>
        </table:table-row>
        <table:table-row table:style-name="ro1">
          <table:table-cell office:value-type="float" office:value="0.823128">
            <text:p>0.8231</text:p>
          </table:table-cell>
          <table:table-cell office:value-type="float" office:value="5.52545">
            <text:p>5.5255</text:p>
          </table:table-cell>
        </table:table-row>
        <table:table-row table:style-name="ro1">
          <table:table-cell office:value-type="float" office:value="0.828993">
            <text:p>0.8290</text:p>
          </table:table-cell>
          <table:table-cell office:value-type="float" office:value="4.57213">
            <text:p>4.5721</text:p>
          </table:table-cell>
        </table:table-row>
        <table:table-row table:style-name="ro1">
          <table:table-cell office:value-type="float" office:value="0.829159">
            <text:p>0.8292</text:p>
          </table:table-cell>
          <table:table-cell office:value-type="float" office:value="2.40407">
            <text:p>2.4041</text:p>
          </table:table-cell>
        </table:table-row>
        <table:table-row table:style-name="ro1">
          <table:table-cell office:value-type="float" office:value="0.829541">
            <text:p>0.8295</text:p>
          </table:table-cell>
          <table:table-cell office:value-type="float" office:value="6.01599">
            <text:p>6.0160</text:p>
          </table:table-cell>
        </table:table-row>
        <table:table-row table:style-name="ro1">
          <table:table-cell office:value-type="float" office:value="0.831722">
            <text:p>0.8317</text:p>
          </table:table-cell>
          <table:table-cell office:value-type="float" office:value="3.80212">
            <text:p>3.8021</text:p>
          </table:table-cell>
        </table:table-row>
        <table:table-row table:style-name="ro1">
          <table:table-cell office:value-type="float" office:value="0.859936">
            <text:p>0.8599</text:p>
          </table:table-cell>
          <table:table-cell office:value-type="float" office:value="4.16461">
            <text:p>4.1646</text:p>
          </table:table-cell>
        </table:table-row>
        <table:table-row table:style-name="ro1">
          <table:table-cell office:value-type="float" office:value="0.882953">
            <text:p>0.8830</text:p>
          </table:table-cell>
          <table:table-cell office:value-type="float" office:value="3.80282">
            <text:p>3.8028</text:p>
          </table:table-cell>
        </table:table-row>
        <table:table-row table:style-name="ro1">
          <table:table-cell office:value-type="float" office:value="0.884253">
            <text:p>0.8843</text:p>
          </table:table-cell>
          <table:table-cell office:value-type="float" office:value="2.48275">
            <text:p>2.4828</text:p>
          </table:table-cell>
        </table:table-row>
        <table:table-row table:style-name="ro1">
          <table:table-cell office:value-type="float" office:value="0.885451">
            <text:p>0.8855</text:p>
          </table:table-cell>
          <table:table-cell office:value-type="float" office:value="2.26733">
            <text:p>2.2673</text:p>
          </table:table-cell>
        </table:table-row>
        <table:table-row table:style-name="ro1">
          <table:table-cell office:value-type="float" office:value="0.898204">
            <text:p>0.8982</text:p>
          </table:table-cell>
          <table:table-cell office:value-type="float" office:value="1.32328">
            <text:p>1.3233</text:p>
          </table:table-cell>
        </table:table-row>
        <table:table-row table:style-name="ro1">
          <table:table-cell office:value-type="float" office:value="0.910833">
            <text:p>0.9108</text:p>
          </table:table-cell>
          <table:table-cell office:value-type="float" office:value="4.5045">
            <text:p>4.5045</text:p>
          </table:table-cell>
        </table:table-row>
        <table:table-row table:style-name="ro1">
          <table:table-cell office:value-type="float" office:value="0.912262">
            <text:p>0.9123</text:p>
          </table:table-cell>
          <table:table-cell office:value-type="float" office:value="6.0538">
            <text:p>6.0538</text:p>
          </table:table-cell>
        </table:table-row>
        <table:table-row table:style-name="ro1">
          <table:table-cell office:value-type="float" office:value="0.932146">
            <text:p>0.9321</text:p>
          </table:table-cell>
          <table:table-cell office:value-type="float" office:value="3.87225">
            <text:p>3.8723</text:p>
          </table:table-cell>
        </table:table-row>
        <table:table-row table:style-name="ro1">
          <table:table-cell office:value-type="float" office:value="0.932287">
            <text:p>0.9323</text:p>
          </table:table-cell>
          <table:table-cell office:value-type="float" office:value="5.72863">
            <text:p>5.7286</text:p>
          </table:table-cell>
        </table:table-row>
        <table:table-row table:style-name="ro1">
          <table:table-cell office:value-type="float" office:value="0.939366">
            <text:p>0.9394</text:p>
          </table:table-cell>
          <table:table-cell office:value-type="float" office:value="2.54309">
            <text:p>2.5431</text:p>
          </table:table-cell>
        </table:table-row>
        <table:table-row table:style-name="ro1">
          <table:table-cell office:value-type="float" office:value="0.940641">
            <text:p>0.9406</text:p>
          </table:table-cell>
          <table:table-cell office:value-type="float" office:value="2.24976">
            <text:p>2.2498</text:p>
          </table:table-cell>
        </table:table-row>
        <table:table-row table:style-name="ro1">
          <table:table-cell office:value-type="float" office:value="0.941873">
            <text:p>0.9419</text:p>
          </table:table-cell>
          <table:table-cell office:value-type="float" office:value="5.9992">
            <text:p>5.9992</text:p>
          </table:table-cell>
        </table:table-row>
        <table:table-row table:style-name="ro1">
          <table:table-cell office:value-type="float" office:value="0.958791">
            <text:p>0.9588</text:p>
          </table:table-cell>
          <table:table-cell office:value-type="float" office:value="3.82678">
            <text:p>3.8268</text:p>
          </table:table-cell>
        </table:table-row>
        <table:table-row table:style-name="ro1">
          <table:table-cell office:value-type="float" office:value="0.968523">
            <text:p>0.9685</text:p>
          </table:table-cell>
          <table:table-cell office:value-type="float" office:value="5.94915">
            <text:p>5.9492</text:p>
          </table:table-cell>
        </table:table-row>
        <table:table-row table:style-name="ro1">
          <table:table-cell office:value-type="float" office:value="0.984232">
            <text:p>0.9842</text:p>
          </table:table-cell>
          <table:table-cell office:value-type="float" office:value="6.00437">
            <text:p>6.0044</text:p>
          </table:table-cell>
        </table:table-row>
        <table:table-row table:style-name="ro1">
          <table:table-cell office:value-type="float" office:value="0.98439">
            <text:p>0.9844</text:p>
          </table:table-cell>
          <table:table-cell office:value-type="float" office:value="5.84394">
            <text:p>5.8439</text:p>
          </table:table-cell>
        </table:table-row>
        <table:table-row table:style-name="ro1">
          <table:table-cell office:value-type="float" office:value="0.988683">
            <text:p>0.9887</text:p>
          </table:table-cell>
          <table:table-cell office:value-type="float" office:value="4.48724">
            <text:p>4.4872</text:p>
          </table:table-cell>
        </table:table-row>
        <table:table-row table:style-name="ro1">
          <table:table-cell office:value-type="float" office:value="0.992554">
            <text:p>0.9926</text:p>
          </table:table-cell>
          <table:table-cell office:value-type="float" office:value="2.55758">
            <text:p>2.5576</text:p>
          </table:table-cell>
        </table:table-row>
        <table:table-row table:style-name="ro1">
          <table:table-cell office:value-type="float" office:value="0.994836">
            <text:p>0.9948</text:p>
          </table:table-cell>
          <table:table-cell office:value-type="float" office:value="2.24133">
            <text:p>2.2413</text:p>
          </table:table-cell>
        </table:table-row>
        <table:table-row table:style-name="ro1">
          <table:table-cell office:value-type="float" office:value="0.996688">
            <text:p>0.9967</text:p>
          </table:table-cell>
          <table:table-cell office:value-type="float" office:value="1.3613">
            <text:p>1.3613</text:p>
          </table:table-cell>
        </table:table-row>
        <table:table-row table:style-name="ro1">
          <table:table-cell office:value-type="float" office:value="0.997097">
            <text:p>0.9971</text:p>
          </table:table-cell>
          <table:table-cell office:value-type="float" office:value="3.94648">
            <text:p>3.946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">
      <number:number number:decimal-places="7" number:min-integer-digits="1"/>
    </number:number-style>
    <number:number-style style:name="N121">
      <number:number number:decimal-places="6" number:min-integer-digits="1"/>
    </number:number-style>
    <number:number-style style:name="N122">
      <number:number number:decimal-places="5" number:min-integer-digits="1"/>
    </number:number-style>
    <number:number-style style:name="N123">
      <number:number number:decimal-places="4" number:min-integer-digits="1"/>
    </number:number-style>
    <number:number-style style:name="N124">
      <number:number number:decimal-places="3" number:min-integer-digits="1"/>
    </number:number-style>
    <number:number-style style:name="N125">
      <number:number number:decimal-places="1" number:min-integer-digits="1"/>
    </number:number-style>
    <number:number-style style:name="N126">
      <number:number number:decimal-places="9" number:min-integer-digits="1"/>
    </number:number-style>
    <number:number-style style:name="N127">
      <number:number number:decimal-places="8"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colas Guarin</meta:initial-creator>
    <meta:creation-date>2012-08-27T10:33:25</meta:creation-date>
    <dc:date>2012-08-27T11:28:22</dc:date>
    <dc:creator>Nicolas Guarin</dc:creator>
    <meta:editing-duration>PT12M30S</meta:editing-duration>
    <meta:editing-cycles>2</meta:editing-cycles>
    <meta:generator>LibreOffice/3.5$Linux_X86_64 LibreOffice_project/350m1$Build-2</meta:generator>
    <meta:document-statistic meta:table-count="2" meta:cell-count="697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25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125">
      <style:chart-properties chart:display-label="true" chart:logarithmic="false" chart:minimum="0" chart:maximum="1" chart:interval-major="0.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25">
      <style:chart-properties chart:display-label="true" chart:logarithmic="false" chart:minimum="0" chart:maximum="6" chart:interval-major="1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25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25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25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25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125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125">
      <style:chart-properties chart:symbol-type="non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125">
      <style:chart-properties chart:symbol-type="non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125">
      <style:chart-properties chart:symbol-type="non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 style:data-style-name="N125">
      <style:chart-properties chart:symbol-type="non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6" style:family="chart" style:data-style-name="N125">
      <style:chart-properties chart:symbol-type="non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6cm" svg:height="16.279cm" xlink:href=".." xlink:type="simple" chart:class="chart:scatter" chart:style-name="ch1">
        <chart:legend chart:legend-position="end" svg:x="13.624cm" svg:y="5.599cm" style:legend-expansion="high" chart:style-name="ch2"/>
        <chart:plot-area chart:style-name="ch3" table:cell-range-address="Sheet1.N2:Sheet1.X22 Sheet1.O1:Sheet1.X1" chart:data-source-has-labels="row" svg:x="0.77cm" svg:y="1.435cm" svg:width="12.214cm" svg:height="14.099cm">
          <chartooo:coordinate-region svg:x="1.497cm" svg:y="1.635cm" svg:width="11.247cm" svg:height="13.25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O2:Sheet1.O22" chart:label-cell-address="Sheet1.O1:Sheet1.O1" chart:class="chart:scatter">
            <chart:domain table:cell-range-address="Sheet1.N2:Sheet1.N22"/>
            <chart:data-point chart:repeated="21"/>
          </chart:series>
          <chart:series chart:style-name="ch8" chart:values-cell-range-address="Sheet1.P2:Sheet1.P22" chart:label-cell-address="Sheet1.P1:Sheet1.P1" chart:class="chart:scatter">
            <chart:data-point chart:repeated="21"/>
          </chart:series>
          <chart:series chart:style-name="ch9" chart:values-cell-range-address="Sheet1.Q2:Sheet1.Q22" chart:label-cell-address="Sheet1.Q1:Sheet1.Q1" chart:class="chart:scatter">
            <chart:data-point chart:repeated="21"/>
          </chart:series>
          <chart:series chart:style-name="ch10" chart:values-cell-range-address="Sheet1.R2:Sheet1.R22" chart:label-cell-address="Sheet1.R1:Sheet1.R1" chart:class="chart:scatter">
            <chart:data-point chart:repeated="21"/>
          </chart:series>
          <chart:series chart:style-name="ch11" chart:values-cell-range-address="Sheet1.S2:Sheet1.S22" chart:label-cell-address="Sheet1.S1:Sheet1.S1" chart:class="chart:scatter">
            <chart:data-point chart:repeated="21"/>
          </chart:series>
          <chart:series chart:style-name="ch12" chart:values-cell-range-address="Sheet1.T2:Sheet1.T22" chart:label-cell-address="Sheet1.T1:Sheet1.T1" chart:class="chart:scatter">
            <chart:data-point chart:repeated="21"/>
          </chart:series>
          <chart:series chart:style-name="ch13" chart:values-cell-range-address="Sheet1.U2:Sheet1.U22" chart:label-cell-address="Sheet1.U1:Sheet1.U1" chart:class="chart:scatter">
            <chart:data-point chart:repeated="21"/>
          </chart:series>
          <chart:series chart:style-name="ch14" chart:values-cell-range-address="Sheet1.V2:Sheet1.V22" chart:label-cell-address="Sheet1.V1:Sheet1.V1" chart:class="chart:scatter">
            <chart:data-point chart:repeated="21"/>
          </chart:series>
          <chart:series chart:style-name="ch15" chart:values-cell-range-address="Sheet1.W2:Sheet1.W22" chart:label-cell-address="Sheet1.W1:Sheet1.W1" chart:class="chart:scatter">
            <chart:data-point chart:repeated="21"/>
          </chart:series>
          <chart:series chart:style-name="ch16" chart:values-cell-range-address="Sheet1.X2:Sheet1.X22" chart:label-cell-address="Sheet1.X1:Sheet1.X1" chart:class="chart:scatter">
            <chart:data-point chart:repeated="21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N</text:p>
              </table:table-cell>
              <table:table-cell office:value-type="string">
                <text:p>N = 1</text:p>
                <draw:g>
                  <svg:desc>Sheet1.O1:Sheet1.O1</svg:desc>
                </draw:g>
              </table:table-cell>
              <table:table-cell office:value-type="string">
                <text:p>N = 2</text:p>
                <draw:g>
                  <svg:desc>Sheet1.P1:Sheet1.P1</svg:desc>
                </draw:g>
              </table:table-cell>
              <table:table-cell office:value-type="string">
                <text:p>N = 3</text:p>
                <draw:g>
                  <svg:desc>Sheet1.Q1:Sheet1.Q1</svg:desc>
                </draw:g>
              </table:table-cell>
              <table:table-cell office:value-type="string">
                <text:p>N = 4</text:p>
                <draw:g>
                  <svg:desc>Sheet1.R1:Sheet1.R1</svg:desc>
                </draw:g>
              </table:table-cell>
              <table:table-cell office:value-type="string">
                <text:p>N = 5</text:p>
                <draw:g>
                  <svg:desc>Sheet1.S1:Sheet1.S1</svg:desc>
                </draw:g>
              </table:table-cell>
              <table:table-cell office:value-type="string">
                <text:p>N = 6</text:p>
                <draw:g>
                  <svg:desc>Sheet1.T1:Sheet1.T1</svg:desc>
                </draw:g>
              </table:table-cell>
              <table:table-cell office:value-type="string">
                <text:p>N = 7</text:p>
                <draw:g>
                  <svg:desc>Sheet1.U1:Sheet1.U1</svg:desc>
                </draw:g>
              </table:table-cell>
              <table:table-cell office:value-type="string">
                <text:p>N = 8</text:p>
                <draw:g>
                  <svg:desc>Sheet1.V1:Sheet1.V1</svg:desc>
                </draw:g>
              </table:table-cell>
              <table:table-cell office:value-type="string">
                <text:p>N = 9</text:p>
                <draw:g>
                  <svg:desc>Sheet1.W1:Sheet1.W1</svg:desc>
                </draw:g>
              </table:table-cell>
              <table:table-cell office:value-type="string">
                <text:p>N = 10</text:p>
                <draw:g>
                  <svg:desc>Sheet1.X1:Sheet1.X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N2:Sheet1.N22</svg:desc>
                </draw:g>
              </table:table-cell>
              <table:table-cell office:value-type="float" office:value="0.0000006150633726794">
                <text:p>0.0000006150633726794</text:p>
                <draw:g>
                  <svg:desc>Sheet1.O2:Sheet1.O22</svg:desc>
                </draw:g>
              </table:table-cell>
              <table:table-cell office:value-type="float" office:value="0.00000101802788454664">
                <text:p>0.00000101802788454664</text:p>
                <draw:g>
                  <svg:desc>Sheet1.P2:Sheet1.P22</svg:desc>
                </draw:g>
              </table:table-cell>
              <table:table-cell office:value-type="float" office:value="3.11433524165211">
                <text:p>3.11433524165211</text:p>
                <draw:g>
                  <svg:desc>Sheet1.Q2:Sheet1.Q22</svg:desc>
                </draw:g>
              </table:table-cell>
              <table:table-cell office:value-type="float" office:value="3.80307675590891">
                <text:p>3.80307675590891</text:p>
                <draw:g>
                  <svg:desc>Sheet1.R2:Sheet1.R22</svg:desc>
                </draw:g>
              </table:table-cell>
              <table:table-cell office:value-type="float" office:value="3.80307675590892">
                <text:p>3.80307675590892</text:p>
                <draw:g>
                  <svg:desc>Sheet1.S2:Sheet1.S22</svg:desc>
                </draw:g>
              </table:table-cell>
              <table:table-cell office:value-type="float" office:value="4.05385343665083">
                <text:p>4.05385343665083</text:p>
                <draw:g>
                  <svg:desc>Sheet1.T2:Sheet1.T22</svg:desc>
                </draw:g>
              </table:table-cell>
              <table:table-cell office:value-type="float" office:value="5.47202647554053">
                <text:p>5.47202647554053</text:p>
                <draw:g>
                  <svg:desc>Sheet1.U2:Sheet1.U22</svg:desc>
                </draw:g>
              </table:table-cell>
              <table:table-cell office:value-type="float" office:value="5.68262655018741">
                <text:p>5.68262655018741</text:p>
                <draw:g>
                  <svg:desc>Sheet1.V2:Sheet1.V22</svg:desc>
                </draw:g>
              </table:table-cell>
              <table:table-cell office:value-type="float" office:value="5.68262655018744">
                <text:p>5.68262655018744</text:p>
                <draw:g>
                  <svg:desc>Sheet1.W2:Sheet1.W22</svg:desc>
                </draw:g>
              </table:table-cell>
              <table:table-cell office:value-type="float" office:value="5.77247701004836">
                <text:p>5.77247701004836</text:p>
                <draw:g>
                  <svg:desc>Sheet1.X2:Sheet1.X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49999999147092">
                <text:p>0.049999999147092</text:p>
              </table:table-cell>
              <table:table-cell office:value-type="float" office:value="0.0799282612215316">
                <text:p>0.0799282612215316</text:p>
              </table:table-cell>
              <table:table-cell office:value-type="float" office:value="0.161660705616961">
                <text:p>0.161660705616961</text:p>
              </table:table-cell>
              <table:table-cell office:value-type="float" office:value="3.11349910707332">
                <text:p>3.11349910707332</text:p>
              </table:table-cell>
              <table:table-cell office:value-type="float" office:value="3.77806088761586">
                <text:p>3.77806088761586</text:p>
              </table:table-cell>
              <table:table-cell office:value-type="float" office:value="3.80260212094193">
                <text:p>3.80260212094193</text:p>
              </table:table-cell>
              <table:table-cell office:value-type="float" office:value="4.08237864896972">
                <text:p>4.08237864896972</text:p>
              </table:table-cell>
              <table:table-cell office:value-type="float" office:value="5.46301078141973">
                <text:p>5.46301078141973</text:p>
              </table:table-cell>
              <table:table-cell office:value-type="float" office:value="5.63932586390461">
                <text:p>5.63932586390461</text:p>
              </table:table-cell>
              <table:table-cell office:value-type="float" office:value="5.6887918834428">
                <text:p>5.6887918834428</text:p>
              </table:table-cell>
              <table:table-cell office:value-type="float" office:value="5.81584907565632">
                <text:p>5.8158490756563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999999982941839">
                <text:p>0.0999999982941839</text:p>
              </table:table-cell>
              <table:table-cell office:value-type="float" office:value="0.159861679762859">
                <text:p>0.159861679762859</text:p>
              </table:table-cell>
              <table:table-cell office:value-type="float" office:value="0.323113600370653">
                <text:p>0.323113600370653</text:p>
              </table:table-cell>
              <table:table-cell office:value-type="float" office:value="3.1105049695757">
                <text:p>3.1105049695757</text:p>
              </table:table-cell>
              <table:table-cell office:value-type="float" office:value="3.7235302237743">
                <text:p>3.7235302237743</text:p>
              </table:table-cell>
              <table:table-cell office:value-type="float" office:value="3.80120036635172">
                <text:p>3.80120036635172</text:p>
              </table:table-cell>
              <table:table-cell office:value-type="float" office:value="4.14790081306039">
                <text:p>4.14790081306039</text:p>
              </table:table-cell>
              <table:table-cell office:value-type="float" office:value="5.438104558821">
                <text:p>5.438104558821</text:p>
              </table:table-cell>
              <table:table-cell office:value-type="float" office:value="5.56936332303212">
                <text:p>5.56936332303212</text:p>
              </table:table-cell>
              <table:table-cell office:value-type="float" office:value="5.70507058906627">
                <text:p>5.70507058906627</text:p>
              </table:table-cell>
              <table:table-cell office:value-type="float" office:value="5.88601369111651">
                <text:p>5.8860136911165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49999997441276">
                <text:p>0.149999997441276</text:p>
              </table:table-cell>
              <table:table-cell office:value-type="float" office:value="0.239800505484871">
                <text:p>0.239800505484871</text:p>
              </table:table-cell>
              <table:table-cell office:value-type="float" office:value="0.484143833742152">
                <text:p>0.484143833742152</text:p>
              </table:table-cell>
              <table:table-cell office:value-type="float" office:value="3.10385788753281">
                <text:p>3.10385788753281</text:p>
              </table:table-cell>
              <table:table-cell office:value-type="float" office:value="3.6628314474604">
                <text:p>3.6628314474604</text:p>
              </table:table-cell>
              <table:table-cell office:value-type="float" office:value="3.79893753997052">
                <text:p>3.79893753997052</text:p>
              </table:table-cell>
              <table:table-cell office:value-type="float" office:value="4.22850061878479">
                <text:p>4.22850061878479</text:p>
              </table:table-cell>
              <table:table-cell office:value-type="float" office:value="5.40112311520604">
                <text:p>5.40112311520604</text:p>
              </table:table-cell>
              <table:table-cell office:value-type="float" office:value="5.49604668277864">
                <text:p>5.49604668277864</text:p>
              </table:table-cell>
              <table:table-cell office:value-type="float" office:value="5.72742628944619">
                <text:p>5.72742628944619</text:p>
              </table:table-cell>
              <table:table-cell office:value-type="float" office:value="5.95962412912525">
                <text:p>5.959624129125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99999996588368">
                <text:p>0.199999996588368</text:p>
              </table:table-cell>
              <table:table-cell office:value-type="float" office:value="0.31973500401627">
                <text:p>0.31973500401627</text:p>
              </table:table-cell>
              <table:table-cell office:value-type="float" office:value="0.644521933020886">
                <text:p>0.644521933020886</text:p>
              </table:table-cell>
              <table:table-cell office:value-type="float" office:value="3.09104475432132">
                <text:p>3.09104475432132</text:p>
              </table:table-cell>
              <table:table-cell office:value-type="float" office:value="3.60681274532237">
                <text:p>3.60681274532237</text:p>
              </table:table-cell>
              <table:table-cell office:value-type="float" office:value="3.79592249461514">
                <text:p>3.79592249461514</text:p>
              </table:table-cell>
              <table:table-cell office:value-type="float" office:value="4.31572696341092">
                <text:p>4.31572696341092</text:p>
              </table:table-cell>
              <table:table-cell office:value-type="float" office:value="5.35467954235735">
                <text:p>5.35467954235735</text:p>
              </table:table-cell>
              <table:table-cell office:value-type="float" office:value="5.42214715467695">
                <text:p>5.42214715467695</text:p>
              </table:table-cell>
              <table:table-cell office:value-type="float" office:value="5.75290411534752">
                <text:p>5.75290411534752</text:p>
              </table:table-cell>
              <table:table-cell office:value-type="float" office:value="6.03383424773553">
                <text:p>6.0338342477355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4999999573546">
                <text:p>0.24999999573546</text:p>
              </table:table-cell>
              <table:table-cell office:value-type="float" office:value="0.399639995020616">
                <text:p>0.399639995020616</text:p>
              </table:table-cell>
              <table:table-cell office:value-type="float" office:value="0.803995069797634">
                <text:p>0.803995069797634</text:p>
              </table:table-cell>
              <table:table-cell office:value-type="float" office:value="3.06890434931986">
                <text:p>3.06890434931986</text:p>
              </table:table-cell>
              <table:table-cell office:value-type="float" office:value="3.56164673903249">
                <text:p>3.56164673903249</text:p>
              </table:table-cell>
              <table:table-cell office:value-type="float" office:value="3.79230545172144">
                <text:p>3.79230545172144</text:p>
              </table:table-cell>
              <table:table-cell office:value-type="float" office:value="4.40639513185183">
                <text:p>4.40639513185183</text:p>
              </table:table-cell>
              <table:table-cell office:value-type="float" office:value="5.3000182735894">
                <text:p>5.3000182735894</text:p>
              </table:table-cell>
              <table:table-cell office:value-type="float" office:value="5.34844050803015">
                <text:p>5.34844050803015</text:p>
              </table:table-cell>
              <table:table-cell office:value-type="float" office:value="5.77983402337812">
                <text:p>5.77983402337812</text:p>
              </table:table-cell>
              <table:table-cell office:value-type="float" office:value="6.1077399374314">
                <text:p>6.107739937431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99999994882552">
                <text:p>0.299999994882552</text:p>
              </table:table-cell>
              <table:table-cell office:value-type="float" office:value="0.479468692779806">
                <text:p>0.479468692779806</text:p>
              </table:table-cell>
              <table:table-cell office:value-type="float" office:value="0.962276427067357">
                <text:p>0.962276427067357</text:p>
              </table:table-cell>
              <table:table-cell office:value-type="float" office:value="3.03477813976901">
                <text:p>3.03477813976901</text:p>
              </table:table-cell>
              <table:table-cell office:value-type="float" office:value="3.53124143580031">
                <text:p>3.53124143580031</text:p>
              </table:table-cell>
              <table:table-cell office:value-type="float" office:value="3.78827678586951">
                <text:p>3.78827678586951</text:p>
              </table:table-cell>
              <table:table-cell office:value-type="float" office:value="4.49900099865555">
                <text:p>4.49900099865555</text:p>
              </table:table-cell>
              <table:table-cell office:value-type="float" office:value="5.23765251840326">
                <text:p>5.23765251840326</text:p>
              </table:table-cell>
              <table:table-cell office:value-type="float" office:value="5.27537381659757">
                <text:p>5.27537381659757</text:p>
              </table:table-cell>
              <table:table-cell office:value-type="float" office:value="5.80723776856681">
                <text:p>5.80723776856681</text:p>
              </table:table-cell>
              <table:table-cell office:value-type="float" office:value="6.18068360209687">
                <text:p>6.1806836020968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49999994029644">
                <text:p>0.349999994029644</text:p>
              </table:table-cell>
              <table:table-cell office:value-type="float" office:value="0.55914537445798">
                <text:p>0.55914537445798</text:p>
              </table:table-cell>
              <table:table-cell office:value-type="float" office:value="1.11903168459851">
                <text:p>1.11903168459851</text:p>
              </table:table-cell>
              <table:table-cell office:value-type="float" office:value="2.98799925426247">
                <text:p>2.98799925426247</text:p>
              </table:table-cell>
              <table:table-cell office:value-type="float" office:value="3.51683243037735">
                <text:p>3.51683243037735</text:p>
              </table:table-cell>
              <table:table-cell office:value-type="float" office:value="3.78406681119164">
                <text:p>3.78406681119164</text:p>
              </table:table-cell>
              <table:table-cell office:value-type="float" office:value="4.59257060198888">
                <text:p>4.59257060198888</text:p>
              </table:table-cell>
              <table:table-cell office:value-type="float" office:value="5.16783912965455">
                <text:p>5.16783912965455</text:p>
              </table:table-cell>
              <table:table-cell office:value-type="float" office:value="5.20342403831263">
                <text:p>5.20342403831263</text:p>
              </table:table-cell>
              <table:table-cell office:value-type="float" office:value="5.83439864599081">
                <text:p>5.83439864599081</text:p>
              </table:table-cell>
              <table:table-cell office:value-type="float" office:value="6.25185828566529">
                <text:p>6.2518582856652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99999993176736">
                <text:p>0.399999993176736</text:p>
              </table:table-cell>
              <table:table-cell office:value-type="float" office:value="0.638556151722403">
                <text:p>0.638556151722403</text:p>
              </table:table-cell>
              <table:table-cell office:value-type="float" office:value="1.27386128222198">
                <text:p>1.27386128222198</text:p>
              </table:table-cell>
              <table:table-cell office:value-type="float" office:value="2.93024426216409">
                <text:p>2.93024426216409</text:p>
              </table:table-cell>
              <table:table-cell office:value-type="float" office:value="3.51700378801635">
                <text:p>3.51700378801635</text:p>
              </table:table-cell>
              <table:table-cell office:value-type="float" office:value="3.77994758689035">
                <text:p>3.77994758689035</text:p>
              </table:table-cell>
              <table:table-cell office:value-type="float" office:value="4.68605770828109">
                <text:p>4.68605770828109</text:p>
              </table:table-cell>
              <table:table-cell office:value-type="float" office:value="5.09084332228307">
                <text:p>5.09084332228307</text:p>
              </table:table-cell>
              <table:table-cell office:value-type="float" office:value="5.13341502787692">
                <text:p>5.13341502787692</text:p>
              </table:table-cell>
              <table:table-cell office:value-type="float" office:value="5.86063637153573">
                <text:p>5.86063637153573</text:p>
              </table:table-cell>
              <table:table-cell office:value-type="float" office:value="6.32000000525186">
                <text:p>6.3200000052518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49999992323828">
                <text:p>0.449999992323828</text:p>
              </table:table-cell>
              <table:table-cell office:value-type="float" office:value="0.717536743019629">
                <text:p>0.717536743019629</text:p>
              </table:table-cell>
              <table:table-cell office:value-type="float" office:value="1.42627660216258">
                <text:p>1.42627660216258</text:p>
              </table:table-cell>
              <table:table-cell office:value-type="float" office:value="2.86440808448682">
                <text:p>2.86440808448682</text:p>
              </table:table-cell>
              <table:table-cell office:value-type="float" office:value="3.52896615819409">
                <text:p>3.52896615819409</text:p>
              </table:table-cell>
              <table:table-cell office:value-type="float" office:value="3.77623805267289">
                <text:p>3.77623805267289</text:p>
              </table:table-cell>
              <table:table-cell office:value-type="float" office:value="4.77720148804631">
                <text:p>4.77720148804631</text:p>
              </table:table-cell>
              <table:table-cell office:value-type="float" office:value="5.00707368153895">
                <text:p>5.00707368153895</text:p>
              </table:table-cell>
              <table:table-cell office:value-type="float" office:value="5.06754896725459">
                <text:p>5.06754896725459</text:p>
              </table:table-cell>
              <table:table-cell office:value-type="float" office:value="5.88521100421391">
                <text:p>5.88521100421391</text:p>
              </table:table-cell>
              <table:table-cell office:value-type="float" office:value="6.38288024766543">
                <text:p>6.3828802476654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49999999147092">
                <text:p>0.49999999147092</text:p>
              </table:table-cell>
              <table:table-cell office:value-type="float" office:value="0.795855572045379">
                <text:p>0.795855572045379</text:p>
              </table:table-cell>
              <table:table-cell office:value-type="float" office:value="1.57566750100325">
                <text:p>1.57566750100325</text:p>
              </table:table-cell>
              <table:table-cell office:value-type="float" office:value="2.79337058728869">
                <text:p>2.79337058728869</text:p>
              </table:table-cell>
              <table:table-cell office:value-type="float" office:value="3.54986485091401">
                <text:p>3.54986485091401</text:p>
              </table:table-cell>
              <table:table-cell office:value-type="float" office:value="3.77331419688072">
                <text:p>3.77331419688072</text:p>
              </table:table-cell>
              <table:table-cell office:value-type="float" office:value="4.85601470967609">
                <text:p>4.85601470967609</text:p>
              </table:table-cell>
              <table:table-cell office:value-type="float" office:value="4.91714095084833">
                <text:p>4.91714095084833</text:p>
              </table:table-cell>
              <table:table-cell office:value-type="float" office:value="5.0158753465524">
                <text:p>5.0158753465524</text:p>
              </table:table-cell>
              <table:table-cell office:value-type="float" office:value="5.90732265846483">
                <text:p>5.90732265846483</text:p>
              </table:table-cell>
              <table:table-cell office:value-type="float" office:value="6.40955925549038">
                <text:p>6.4095592554903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549999990618012">
                <text:p>0.549999990618012</text:p>
              </table:table-cell>
              <table:table-cell office:value-type="float" office:value="0.873189661195924">
                <text:p>0.873189661195924</text:p>
              </table:table-cell>
              <table:table-cell office:value-type="float" office:value="1.72125773980292">
                <text:p>1.72125773980292</text:p>
              </table:table-cell>
              <table:table-cell office:value-type="float" office:value="2.71949587639918">
                <text:p>2.71949587639918</text:p>
              </table:table-cell>
              <table:table-cell office:value-type="float" office:value="3.57732419936164">
                <text:p>3.57732419936164</text:p>
              </table:table-cell>
              <table:table-cell office:value-type="float" office:value="3.77162646279634">
                <text:p>3.77162646279634</text:p>
              </table:table-cell>
              <table:table-cell office:value-type="float" office:value="4.82187321645339">
                <text:p>4.82187321645339</text:p>
              </table:table-cell>
              <table:table-cell office:value-type="float" office:value="4.87444631964409">
                <text:p>4.87444631964409</text:p>
              </table:table-cell>
              <table:table-cell office:value-type="float" office:value="5.02661799441008">
                <text:p>5.02661799441008</text:p>
              </table:table-cell>
              <table:table-cell office:value-type="float" office:value="5.92620458520805">
                <text:p>5.92620458520805</text:p>
              </table:table-cell>
              <table:table-cell office:value-type="float" office:value="6.40214962020561">
                <text:p>6.4021496202056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599999989765103">
                <text:p>0.599999989765103</text:p>
              </table:table-cell>
              <table:table-cell office:value-type="float" office:value="0.949089544689328">
                <text:p>0.949089544689328</text:p>
              </table:table-cell>
              <table:table-cell office:value-type="float" office:value="1.86204400190016">
                <text:p>1.86204400190016</text:p>
              </table:table-cell>
              <table:table-cell office:value-type="float" office:value="2.64466061818688">
                <text:p>2.64466061818688</text:p>
              </table:table-cell>
              <table:table-cell office:value-type="float" office:value="3.60945057379471">
                <text:p>3.60945057379471</text:p>
              </table:table-cell>
              <table:table-cell office:value-type="float" office:value="3.77172711021543">
                <text:p>3.77172711021543</text:p>
              </table:table-cell>
              <table:table-cell office:value-type="float" office:value="4.7223114954235">
                <text:p>4.7223114954235</text:p>
              </table:table-cell>
              <table:table-cell office:value-type="float" office:value="4.82871470054322">
                <text:p>4.82871470054322</text:p>
              </table:table-cell>
              <table:table-cell office:value-type="float" office:value="5.10385191575992">
                <text:p>5.10385191575992</text:p>
              </table:table-cell>
              <table:table-cell office:value-type="float" office:value="5.94129545088059">
                <text:p>5.94129545088059</text:p>
              </table:table-cell>
              <table:table-cell office:value-type="float" office:value="6.4024976079224">
                <text:p>6.402497607922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649999988912195">
                <text:p>0.649999988912195</text:p>
              </table:table-cell>
              <table:table-cell office:value-type="float" office:value="1.02292777667048">
                <text:p>1.02292777667048</text:p>
              </table:table-cell>
              <table:table-cell office:value-type="float" office:value="1.99671402479806">
                <text:p>1.99671402479806</text:p>
              </table:table-cell>
              <table:table-cell office:value-type="float" office:value="2.57045706774945">
                <text:p>2.57045706774945</text:p>
              </table:table-cell>
              <table:table-cell office:value-type="float" office:value="3.64465746414773">
                <text:p>3.64465746414773</text:p>
              </table:table-cell>
              <table:table-cell office:value-type="float" office:value="3.77431034418886">
                <text:p>3.77431034418886</text:p>
              </table:table-cell>
              <table:table-cell office:value-type="float" office:value="4.61970443874026">
                <text:p>4.61970443874026</text:p>
              </table:table-cell>
              <table:table-cell office:value-type="float" office:value="4.77071048623558">
                <text:p>4.77071048623558</text:p>
              </table:table-cell>
              <table:table-cell office:value-type="float" office:value="5.19612837362458">
                <text:p>5.19612837362458</text:p>
              </table:table-cell>
              <table:table-cell office:value-type="float" office:value="5.95242081187837">
                <text:p>5.95242081187837</text:p>
              </table:table-cell>
              <table:table-cell office:value-type="float" office:value="6.41058961065214">
                <text:p>6.4105896106521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699999988059287">
                <text:p>0.699999988059287</text:p>
              </table:table-cell>
              <table:table-cell office:value-type="float" office:value="1.09382396480774">
                <text:p>1.09382396480774</text:p>
              </table:table-cell>
              <table:table-cell office:value-type="float" office:value="2.12354171004507">
                <text:p>2.12354171004507</text:p>
              </table:table-cell>
              <table:table-cell office:value-type="float" office:value="2.49841497289048">
                <text:p>2.49841497289048</text:p>
              </table:table-cell>
              <table:table-cell office:value-type="float" office:value="3.68147434836015">
                <text:p>3.68147434836015</text:p>
              </table:table-cell>
              <table:table-cell office:value-type="float" office:value="3.78026649834463">
                <text:p>3.78026649834463</text:p>
              </table:table-cell>
              <table:table-cell office:value-type="float" office:value="4.51551453097222">
                <text:p>4.51551453097222</text:p>
              </table:table-cell>
              <table:table-cell office:value-type="float" office:value="4.71254135614789">
                <text:p>4.71254135614789</text:p>
              </table:table-cell>
              <table:table-cell office:value-type="float" office:value="5.29197719495918">
                <text:p>5.29197719495918</text:p>
              </table:table-cell>
              <table:table-cell office:value-type="float" office:value="5.95986952200684">
                <text:p>5.95986952200684</text:p>
              </table:table-cell>
              <table:table-cell office:value-type="float" office:value="6.40080851078307">
                <text:p>6.4008085107830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749999987206379">
                <text:p>0.749999987206379</text:p>
              </table:table-cell>
              <table:table-cell office:value-type="float" office:value="1.16053949258563">
                <text:p>1.16053949258563</text:p>
              </table:table-cell>
              <table:table-cell office:value-type="float" office:value="2.24026596897365">
                <text:p>2.24026596897365</text:p>
              </table:table-cell>
              <table:table-cell office:value-type="float" office:value="2.4302129151266">
                <text:p>2.4302129151266</text:p>
              </table:table-cell>
              <table:table-cell office:value-type="float" office:value="3.71837353483566">
                <text:p>3.71837353483566</text:p>
              </table:table-cell>
              <table:table-cell office:value-type="float" office:value="3.79074568003585">
                <text:p>3.79074568003585</text:p>
              </table:table-cell>
              <table:table-cell office:value-type="float" office:value="4.41143963119843">
                <text:p>4.41143963119843</text:p>
              </table:table-cell>
              <table:table-cell office:value-type="float" office:value="4.65741900969433">
                <text:p>4.65741900969433</text:p>
              </table:table-cell>
              <table:table-cell office:value-type="float" office:value="5.38908793885174">
                <text:p>5.38908793885174</text:p>
              </table:table-cell>
              <table:table-cell office:value-type="float" office:value="5.96430208291353">
                <text:p>5.96430208291353</text:p>
              </table:table-cell>
              <table:table-cell office:value-type="float" office:value="6.32841819560126">
                <text:p>6.3284181956012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799999986353471">
                <text:p>0.799999986353471</text:p>
              </table:table-cell>
              <table:table-cell office:value-type="float" office:value="1.22134316979077">
                <text:p>1.22134316979077</text:p>
              </table:table-cell>
              <table:table-cell office:value-type="float" office:value="2.34398271687562">
                <text:p>2.34398271687562</text:p>
              </table:table-cell>
              <table:table-cell office:value-type="float" office:value="2.36788238627007">
                <text:p>2.36788238627007</text:p>
              </table:table-cell>
              <table:table-cell office:value-type="float" office:value="3.75361444119744">
                <text:p>3.75361444119744</text:p>
              </table:table-cell>
              <table:table-cell office:value-type="float" office:value="3.80721131144537">
                <text:p>3.80721131144537</text:p>
              </table:table-cell>
              <table:table-cell office:value-type="float" office:value="4.30944163524911">
                <text:p>4.30944163524911</text:p>
              </table:table-cell>
              <table:table-cell office:value-type="float" office:value="4.60737143819114">
                <text:p>4.60737143819114</text:p>
              </table:table-cell>
              <table:table-cell office:value-type="float" office:value="5.4866819152906">
                <text:p>5.4866819152906</text:p>
              </table:table-cell>
              <table:table-cell office:value-type="float" office:value="5.96654924413042">
                <text:p>5.96654924413042</text:p>
              </table:table-cell>
              <table:table-cell office:value-type="float" office:value="6.24594780094335">
                <text:p>6.2459478009433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849999985500563">
                <text:p>0.849999985500563</text:p>
              </table:table-cell>
              <table:table-cell office:value-type="float" office:value="1.27387970503101">
                <text:p>1.27387970503101</text:p>
              </table:table-cell>
              <table:table-cell office:value-type="float" office:value="2.31398376712622">
                <text:p>2.31398376712622</text:p>
              </table:table-cell>
              <table:table-cell office:value-type="float" office:value="2.43112312331477">
                <text:p>2.43112312331477</text:p>
              </table:table-cell>
              <table:table-cell office:value-type="float" office:value="3.78512086136795">
                <text:p>3.78512086136795</text:p>
              </table:table-cell>
              <table:table-cell office:value-type="float" office:value="3.83143597057948">
                <text:p>3.83143597057948</text:p>
              </table:table-cell>
              <table:table-cell office:value-type="float" office:value="4.21175570740295">
                <text:p>4.21175570740295</text:p>
              </table:table-cell>
              <table:table-cell office:value-type="float" office:value="4.56446321121487">
                <text:p>4.56446321121487</text:p>
              </table:table-cell>
              <table:table-cell office:value-type="float" office:value="5.58436294138793">
                <text:p>5.58436294138793</text:p>
              </table:table-cell>
              <table:table-cell office:value-type="float" office:value="5.9674171909524">
                <text:p>5.9674171909524</text:p>
              </table:table-cell>
              <table:table-cell office:value-type="float" office:value="6.15770292639248">
                <text:p>6.1577029263924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899999984647655">
                <text:p>0.899999984647655</text:p>
              </table:table-cell>
              <table:table-cell office:value-type="float" office:value="1.31514936237612">
                <text:p>1.31514936237612</text:p>
              </table:table-cell>
              <table:table-cell office:value-type="float" office:value="2.27165473531982">
                <text:p>2.27165473531982</text:p>
              </table:table-cell>
              <table:table-cell office:value-type="float" office:value="2.49764693782573">
                <text:p>2.49764693782573</text:p>
              </table:table-cell>
              <table:table-cell office:value-type="float" office:value="3.81046175205333">
                <text:p>3.81046175205333</text:p>
              </table:table-cell>
              <table:table-cell office:value-type="float" office:value="3.86536028016057">
                <text:p>3.86536028016057</text:p>
              </table:table-cell>
              <table:table-cell office:value-type="float" office:value="4.12082834580515">
                <text:p>4.12082834580515</text:p>
              </table:table-cell>
              <table:table-cell office:value-type="float" office:value="4.53105130858992">
                <text:p>4.53105130858992</text:p>
              </table:table-cell>
              <table:table-cell office:value-type="float" office:value="5.68182789062963">
                <text:p>5.68182789062963</text:p>
              </table:table-cell>
              <table:table-cell office:value-type="float" office:value="5.96756799676701">
                <text:p>5.96756799676701</text:p>
              </table:table-cell>
              <table:table-cell office:value-type="float" office:value="6.06600757881803">
                <text:p>6.0660075788180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49999983794747">
                <text:p>0.949999983794747</text:p>
              </table:table-cell>
              <table:table-cell office:value-type="float" office:value="1.3418210265842">
                <text:p>1.3418210265842</text:p>
              </table:table-cell>
              <table:table-cell office:value-type="float" office:value="2.24431472719061">
                <text:p>2.24431472719061</text:p>
              </table:table-cell>
              <table:table-cell office:value-type="float" office:value="2.53958855996059">
                <text:p>2.53958855996059</text:p>
              </table:table-cell>
              <table:table-cell office:value-type="float" office:value="3.82708037594961">
                <text:p>3.82708037594961</text:p>
              </table:table-cell>
              <table:table-cell office:value-type="float" office:value="3.9107445502089">
                <text:p>3.9107445502089</text:p>
              </table:table-cell>
              <table:table-cell office:value-type="float" office:value="4.0391146215139">
                <text:p>4.0391146215139</text:p>
              </table:table-cell>
              <table:table-cell office:value-type="float" office:value="4.50962152696239">
                <text:p>4.50962152696239</text:p>
              </table:table-cell>
              <table:table-cell office:value-type="float" office:value="5.77864208638803">
                <text:p>5.77864208638803</text:p>
              </table:table-cell>
              <table:table-cell office:value-type="float" office:value="5.96747371313101">
                <text:p>5.96747371313101</text:p>
              </table:table-cell>
              <table:table-cell office:value-type="float" office:value="5.97233002657273">
                <text:p>5.9723300265727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999999982941839">
                <text:p>0.999999982941839</text:p>
              </table:table-cell>
              <table:table-cell office:value-type="float" office:value="1.35108751897974">
                <text:p>1.35108751897974</text:p>
              </table:table-cell>
              <table:table-cell office:value-type="float" office:value="2.23482017734131">
                <text:p>2.23482017734131</text:p>
              </table:table-cell>
              <table:table-cell office:value-type="float" office:value="2.5539462963483">
                <text:p>2.5539462963483</text:p>
              </table:table-cell>
              <table:table-cell office:value-type="float" office:value="3.83289416256214">
                <text:p>3.83289416256214</text:p>
              </table:table-cell>
              <table:table-cell office:value-type="float" office:value="3.96775969299925">
                <text:p>3.96775969299925</text:p>
              </table:table-cell>
              <table:table-cell office:value-type="float" office:value="3.96959573106005">
                <text:p>3.96959573106005</text:p>
              </table:table-cell>
              <table:table-cell office:value-type="float" office:value="4.50220942598816">
                <text:p>4.50220942598816</text:p>
              </table:table-cell>
              <table:table-cell office:value-type="float" office:value="5.863639633666">
                <text:p>5.863639633666</text:p>
              </table:table-cell>
              <table:table-cell office:value-type="float" office:value="5.88832923443545">
                <text:p>5.88832923443545</text:p>
              </table:table-cell>
              <table:table-cell office:value-type="float" office:value="5.96741191875324">
                <text:p>5.9674119187532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25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25">
      <style:chart-properties chart:display-label="true" chart:logarithmic="false" chart:minimum="0" chart:maximum="1" chart:interval-major="0.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25">
      <style:chart-properties chart:display-label="true" chart:logarithmic="false" chart:minimum="0" chart:maximum="6" chart:interval-major="1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25">
      <style:chart-properties chart:symbol-type="named-symbol" chart:symbol-name="circle" chart:symbol-width="0.25cm" chart:symbol-height="0.25cm">
        <chart:symbol-image/>
      </style:chart-properties>
      <style:graphic-properties draw:stroke="none" svg:stroke-width="0.08cm" svg:stroke-color="#000000" draw:fill-color="#000000"/>
      <style:text-properties fo:font-size="10pt" style:font-size-asian="10pt" style:font-size-complex="10pt"/>
    </style:style>
    <style:style style:name="ch8" style:family="chart" style:data-style-name="N125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125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125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125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125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125">
      <style:chart-properties chart:symbol-type="non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 style:data-style-name="N125">
      <style:chart-properties chart:symbol-type="non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5" style:family="chart" style:data-style-name="N125">
      <style:chart-properties chart:symbol-type="non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6" style:family="chart" style:data-style-name="N125">
      <style:chart-properties chart:symbol-type="non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7" style:family="chart" style:data-style-name="N125">
      <style:chart-properties chart:symbol-type="non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6cm" svg:height="16.279cm" xlink:href=".." xlink:type="simple" chart:class="chart:scatter" chart:column-mapping="0 1 2 3 4 5 6 7 8 9" chart:style-name="ch1">
        <chart:legend chart:legend-position="end" svg:x="13.545cm" svg:y="5.35cm" style:legend-expansion="high" chart:style-name="ch2"/>
        <chart:plot-area chart:style-name="ch3" table:cell-range-address="Comparison_Langlet.A3:Comparison_Langlet.B102 Comparison_Langlet.A1:Comparison_Langlet.A1 Sheet1.O1:Sheet1.X22" chart:data-source-has-labels="row" svg:x="0.77cm" svg:y="1.435cm" svg:width="12.135cm" svg:height="14.099cm">
          <chartooo:coordinate-region svg:x="1.497cm" svg:y="1.635cm" svg:width="11.168cm" svg:height="13.25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Comparison_Langlet.B3:Comparison_Langlet.B102" chart:label-cell-address="Comparison_Langlet.A1:Comparison_Langlet.A1" chart:class="chart:scatter">
            <chart:domain table:cell-range-address="Comparison_Langlet.A3:Comparison_Langlet.A102"/>
            <chart:data-point chart:repeated="100"/>
          </chart:series>
          <chart:series chart:style-name="ch8" chart:values-cell-range-address="Sheet1.O2:Sheet1.O22" chart:label-cell-address="Sheet1.O1:Sheet1.O1" chart:class="chart:scatter">
            <chart:domain table:cell-range-address="Sheet1.N2:Sheet1.N22"/>
            <chart:data-point chart:repeated="21"/>
          </chart:series>
          <chart:series chart:style-name="ch9" chart:values-cell-range-address="Sheet1.P2:Sheet1.P22" chart:label-cell-address="Sheet1.P1:Sheet1.P1" chart:class="chart:scatter">
            <chart:domain table:cell-range-address="Sheet1.N2:Sheet1.N22"/>
            <chart:data-point chart:repeated="21"/>
          </chart:series>
          <chart:series chart:style-name="ch10" chart:values-cell-range-address="Sheet1.Q2:Sheet1.Q22" chart:label-cell-address="Sheet1.Q1:Sheet1.Q1" chart:class="chart:scatter">
            <chart:domain table:cell-range-address="Sheet1.N2:Sheet1.N22"/>
            <chart:data-point chart:repeated="21"/>
          </chart:series>
          <chart:series chart:style-name="ch11" chart:values-cell-range-address="Sheet1.R2:Sheet1.R22" chart:label-cell-address="Sheet1.R1:Sheet1.R1" chart:class="chart:scatter">
            <chart:domain table:cell-range-address="Sheet1.N2:Sheet1.N22"/>
            <chart:data-point chart:repeated="21"/>
          </chart:series>
          <chart:series chart:style-name="ch12" chart:values-cell-range-address="Sheet1.S2:Sheet1.S22" chart:label-cell-address="Sheet1.S1:Sheet1.S1" chart:class="chart:scatter">
            <chart:domain table:cell-range-address="Sheet1.N2:Sheet1.N22"/>
            <chart:data-point chart:repeated="21"/>
          </chart:series>
          <chart:series chart:style-name="ch13" chart:values-cell-range-address="Sheet1.T2:Sheet1.T22" chart:label-cell-address="Sheet1.T1:Sheet1.T1" chart:class="chart:scatter">
            <chart:domain table:cell-range-address="Sheet1.N2:Sheet1.N22"/>
            <chart:data-point chart:repeated="21"/>
          </chart:series>
          <chart:series chart:style-name="ch14" chart:values-cell-range-address="Sheet1.U2:Sheet1.U22" chart:label-cell-address="Sheet1.U1:Sheet1.U1" chart:class="chart:scatter">
            <chart:domain table:cell-range-address="Sheet1.N2:Sheet1.N22"/>
            <chart:data-point chart:repeated="21"/>
          </chart:series>
          <chart:series chart:style-name="ch15" chart:values-cell-range-address="Sheet1.V2:Sheet1.V22" chart:label-cell-address="Sheet1.V1:Sheet1.V1" chart:class="chart:scatter">
            <chart:domain table:cell-range-address="Sheet1.N2:Sheet1.N22"/>
            <chart:data-point chart:repeated="21"/>
          </chart:series>
          <chart:series chart:style-name="ch16" chart:values-cell-range-address="Sheet1.W2:Sheet1.W22" chart:label-cell-address="Sheet1.W1:Sheet1.W1" chart:class="chart:scatter">
            <chart:domain table:cell-range-address="Sheet1.N2:Sheet1.N22"/>
            <chart:data-point chart:repeated="21"/>
          </chart:series>
          <chart:series chart:style-name="ch17" chart:values-cell-range-address="Sheet1.X2:Sheet1.X22" chart:label-cell-address="Sheet1.X1:Sheet1.X1" chart:class="chart:scatter">
            <chart:domain table:cell-range-address="Sheet1.N2:Sheet1.N22"/>
            <chart:data-point chart:repeated="21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Langlet</text:p>
                <draw:g>
                  <svg:desc>Comparison_Langlet.A1:Comparison_Langlet.A1</svg:desc>
                </draw:g>
              </table:table-cell>
              <table:table-cell office:value-type="string">
                <text:p>Column N</text:p>
              </table:table-cell>
              <table:table-cell office:value-type="string">
                <text:p>N = 1</text:p>
                <draw:g>
                  <svg:desc>Sheet1.O1:Sheet1.O1</svg:desc>
                </draw:g>
              </table:table-cell>
              <table:table-cell office:value-type="string">
                <text:p>Column N</text:p>
              </table:table-cell>
              <table:table-cell office:value-type="string">
                <text:p>N = 2</text:p>
                <draw:g>
                  <svg:desc>Sheet1.P1:Sheet1.P1</svg:desc>
                </draw:g>
              </table:table-cell>
              <table:table-cell office:value-type="string">
                <text:p>Column N</text:p>
              </table:table-cell>
              <table:table-cell office:value-type="string">
                <text:p>N = 3</text:p>
                <draw:g>
                  <svg:desc>Sheet1.Q1:Sheet1.Q1</svg:desc>
                </draw:g>
              </table:table-cell>
              <table:table-cell office:value-type="string">
                <text:p>Column N</text:p>
              </table:table-cell>
              <table:table-cell office:value-type="string">
                <text:p>N = 4</text:p>
                <draw:g>
                  <svg:desc>Sheet1.R1:Sheet1.R1</svg:desc>
                </draw:g>
              </table:table-cell>
              <table:table-cell office:value-type="string">
                <text:p>Column N</text:p>
              </table:table-cell>
              <table:table-cell office:value-type="string">
                <text:p>N = 5</text:p>
                <draw:g>
                  <svg:desc>Sheet1.S1:Sheet1.S1</svg:desc>
                </draw:g>
              </table:table-cell>
              <table:table-cell office:value-type="string">
                <text:p>Column N</text:p>
              </table:table-cell>
              <table:table-cell office:value-type="string">
                <text:p>N = 6</text:p>
                <draw:g>
                  <svg:desc>Sheet1.T1:Sheet1.T1</svg:desc>
                </draw:g>
              </table:table-cell>
              <table:table-cell office:value-type="string">
                <text:p>Column N</text:p>
              </table:table-cell>
              <table:table-cell office:value-type="string">
                <text:p>N = 7</text:p>
                <draw:g>
                  <svg:desc>Sheet1.U1:Sheet1.U1</svg:desc>
                </draw:g>
              </table:table-cell>
              <table:table-cell office:value-type="string">
                <text:p>Column N</text:p>
              </table:table-cell>
              <table:table-cell office:value-type="string">
                <text:p>N = 8</text:p>
                <draw:g>
                  <svg:desc>Sheet1.V1:Sheet1.V1</svg:desc>
                </draw:g>
              </table:table-cell>
              <table:table-cell office:value-type="string">
                <text:p>Column N</text:p>
              </table:table-cell>
              <table:table-cell office:value-type="string">
                <text:p>N = 9</text:p>
                <draw:g>
                  <svg:desc>Sheet1.W1:Sheet1.W1</svg:desc>
                </draw:g>
              </table:table-cell>
              <table:table-cell office:value-type="string">
                <text:p>Column N</text:p>
              </table:table-cell>
              <table:table-cell office:value-type="string">
                <text:p>N = 10</text:p>
                <draw:g>
                  <svg:desc>Sheet1.X1:Sheet1.X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87457">
                <text:p>0.00087457</text:p>
                <draw:g>
                  <svg:desc>Comparison_Langlet.A3:Comparison_Langlet.A102</svg:desc>
                </draw:g>
              </table:table-cell>
              <table:table-cell office:value-type="float" office:value="3.11231">
                <text:p>3.11231</text:p>
                <draw:g>
                  <svg:desc>Comparison_Langlet.B3:Comparison_Langlet.B102</svg:desc>
                </draw:g>
              </table:table-cell>
              <table:table-cell office:value-type="float" office:value="0">
                <text:p>0</text:p>
                <draw:g>
                  <svg:desc>Sheet1.N2:Sheet1.N22</svg:desc>
                </draw:g>
              </table:table-cell>
              <table:table-cell office:value-type="float" office:value="0.0000006150633726794">
                <text:p>0.0000006150633726794</text:p>
                <draw:g>
                  <svg:desc>Sheet1.O2:Sheet1.O22</svg:desc>
                </draw:g>
              </table:table-cell>
              <table:table-cell office:value-type="float" office:value="0">
                <text:p>0</text:p>
                <draw:g>
                  <svg:desc>Sheet1.N2:Sheet1.N22</svg:desc>
                </draw:g>
              </table:table-cell>
              <table:table-cell office:value-type="float" office:value="0.00000101802788454664">
                <text:p>0.00000101802788454664</text:p>
                <draw:g>
                  <svg:desc>Sheet1.P2:Sheet1.P22</svg:desc>
                </draw:g>
              </table:table-cell>
              <table:table-cell office:value-type="float" office:value="0">
                <text:p>0</text:p>
                <draw:g>
                  <svg:desc>Sheet1.N2:Sheet1.N22</svg:desc>
                </draw:g>
              </table:table-cell>
              <table:table-cell office:value-type="float" office:value="3.11433524165211">
                <text:p>3.11433524165211</text:p>
                <draw:g>
                  <svg:desc>Sheet1.Q2:Sheet1.Q22</svg:desc>
                </draw:g>
              </table:table-cell>
              <table:table-cell office:value-type="float" office:value="0">
                <text:p>0</text:p>
                <draw:g>
                  <svg:desc>Sheet1.N2:Sheet1.N22</svg:desc>
                </draw:g>
              </table:table-cell>
              <table:table-cell office:value-type="float" office:value="3.80307675590891">
                <text:p>3.80307675590891</text:p>
                <draw:g>
                  <svg:desc>Sheet1.R2:Sheet1.R22</svg:desc>
                </draw:g>
              </table:table-cell>
              <table:table-cell office:value-type="float" office:value="0">
                <text:p>0</text:p>
                <draw:g>
                  <svg:desc>Sheet1.N2:Sheet1.N22</svg:desc>
                </draw:g>
              </table:table-cell>
              <table:table-cell office:value-type="float" office:value="3.80307675590892">
                <text:p>3.80307675590892</text:p>
                <draw:g>
                  <svg:desc>Sheet1.S2:Sheet1.S22</svg:desc>
                </draw:g>
              </table:table-cell>
              <table:table-cell office:value-type="float" office:value="0">
                <text:p>0</text:p>
                <draw:g>
                  <svg:desc>Sheet1.N2:Sheet1.N22</svg:desc>
                </draw:g>
              </table:table-cell>
              <table:table-cell office:value-type="float" office:value="4.05385343665083">
                <text:p>4.05385343665083</text:p>
                <draw:g>
                  <svg:desc>Sheet1.T2:Sheet1.T22</svg:desc>
                </draw:g>
              </table:table-cell>
              <table:table-cell office:value-type="float" office:value="0">
                <text:p>0</text:p>
                <draw:g>
                  <svg:desc>Sheet1.N2:Sheet1.N22</svg:desc>
                </draw:g>
              </table:table-cell>
              <table:table-cell office:value-type="float" office:value="5.47202647554053">
                <text:p>5.47202647554053</text:p>
                <draw:g>
                  <svg:desc>Sheet1.U2:Sheet1.U22</svg:desc>
                </draw:g>
              </table:table-cell>
              <table:table-cell office:value-type="float" office:value="0">
                <text:p>0</text:p>
                <draw:g>
                  <svg:desc>Sheet1.N2:Sheet1.N22</svg:desc>
                </draw:g>
              </table:table-cell>
              <table:table-cell office:value-type="float" office:value="5.68262655018741">
                <text:p>5.68262655018741</text:p>
                <draw:g>
                  <svg:desc>Sheet1.V2:Sheet1.V22</svg:desc>
                </draw:g>
              </table:table-cell>
              <table:table-cell office:value-type="float" office:value="0">
                <text:p>0</text:p>
                <draw:g>
                  <svg:desc>Sheet1.N2:Sheet1.N22</svg:desc>
                </draw:g>
              </table:table-cell>
              <table:table-cell office:value-type="float" office:value="5.68262655018744">
                <text:p>5.68262655018744</text:p>
                <draw:g>
                  <svg:desc>Sheet1.W2:Sheet1.W22</svg:desc>
                </draw:g>
              </table:table-cell>
              <table:table-cell office:value-type="float" office:value="0">
                <text:p>0</text:p>
                <draw:g>
                  <svg:desc>Sheet1.N2:Sheet1.N22</svg:desc>
                </draw:g>
              </table:table-cell>
              <table:table-cell office:value-type="float" office:value="5.77247701004836">
                <text:p>5.77247701004836</text:p>
                <draw:g>
                  <svg:desc>Sheet1.X2:Sheet1.X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195687">
                <text:p>0.00195687</text:p>
              </table:table-cell>
              <table:table-cell office:value-type="float" office:value="0.0137779">
                <text:p>0.0137779</text:p>
              </table:table-cell>
              <table:table-cell office:value-type="float" office:value="0.049999999147092">
                <text:p>0.049999999147092</text:p>
              </table:table-cell>
              <table:table-cell office:value-type="float" office:value="0.0799282612215316">
                <text:p>0.0799282612215316</text:p>
              </table:table-cell>
              <table:table-cell office:value-type="float" office:value="0.049999999147092">
                <text:p>0.049999999147092</text:p>
              </table:table-cell>
              <table:table-cell office:value-type="float" office:value="0.161660705616961">
                <text:p>0.161660705616961</text:p>
              </table:table-cell>
              <table:table-cell office:value-type="float" office:value="0.049999999147092">
                <text:p>0.049999999147092</text:p>
              </table:table-cell>
              <table:table-cell office:value-type="float" office:value="3.11349910707332">
                <text:p>3.11349910707332</text:p>
              </table:table-cell>
              <table:table-cell office:value-type="float" office:value="0.049999999147092">
                <text:p>0.049999999147092</text:p>
              </table:table-cell>
              <table:table-cell office:value-type="float" office:value="3.77806088761586">
                <text:p>3.77806088761586</text:p>
              </table:table-cell>
              <table:table-cell office:value-type="float" office:value="0.049999999147092">
                <text:p>0.049999999147092</text:p>
              </table:table-cell>
              <table:table-cell office:value-type="float" office:value="3.80260212094193">
                <text:p>3.80260212094193</text:p>
              </table:table-cell>
              <table:table-cell office:value-type="float" office:value="0.049999999147092">
                <text:p>0.049999999147092</text:p>
              </table:table-cell>
              <table:table-cell office:value-type="float" office:value="4.08237864896972">
                <text:p>4.08237864896972</text:p>
              </table:table-cell>
              <table:table-cell office:value-type="float" office:value="0.049999999147092">
                <text:p>0.049999999147092</text:p>
              </table:table-cell>
              <table:table-cell office:value-type="float" office:value="5.46301078141973">
                <text:p>5.46301078141973</text:p>
              </table:table-cell>
              <table:table-cell office:value-type="float" office:value="0.049999999147092">
                <text:p>0.049999999147092</text:p>
              </table:table-cell>
              <table:table-cell office:value-type="float" office:value="5.63932586390461">
                <text:p>5.63932586390461</text:p>
              </table:table-cell>
              <table:table-cell office:value-type="float" office:value="0.049999999147092">
                <text:p>0.049999999147092</text:p>
              </table:table-cell>
              <table:table-cell office:value-type="float" office:value="5.6887918834428">
                <text:p>5.6887918834428</text:p>
              </table:table-cell>
              <table:table-cell office:value-type="float" office:value="0.049999999147092">
                <text:p>0.049999999147092</text:p>
              </table:table-cell>
              <table:table-cell office:value-type="float" office:value="5.81584907565632">
                <text:p>5.8158490756563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339818">
                <text:p>0.00339818</text:p>
              </table:table-cell>
              <table:table-cell office:value-type="float" office:value="5.55085">
                <text:p>5.55085</text:p>
              </table:table-cell>
              <table:table-cell office:value-type="float" office:value="0.0999999982941839">
                <text:p>0.0999999982941839</text:p>
              </table:table-cell>
              <table:table-cell office:value-type="float" office:value="0.159861679762859">
                <text:p>0.159861679762859</text:p>
              </table:table-cell>
              <table:table-cell office:value-type="float" office:value="0.0999999982941839">
                <text:p>0.0999999982941839</text:p>
              </table:table-cell>
              <table:table-cell office:value-type="float" office:value="0.323113600370653">
                <text:p>0.323113600370653</text:p>
              </table:table-cell>
              <table:table-cell office:value-type="float" office:value="0.0999999982941839">
                <text:p>0.0999999982941839</text:p>
              </table:table-cell>
              <table:table-cell office:value-type="float" office:value="3.1105049695757">
                <text:p>3.1105049695757</text:p>
              </table:table-cell>
              <table:table-cell office:value-type="float" office:value="0.0999999982941839">
                <text:p>0.0999999982941839</text:p>
              </table:table-cell>
              <table:table-cell office:value-type="float" office:value="3.7235302237743">
                <text:p>3.7235302237743</text:p>
              </table:table-cell>
              <table:table-cell office:value-type="float" office:value="0.0999999982941839">
                <text:p>0.0999999982941839</text:p>
              </table:table-cell>
              <table:table-cell office:value-type="float" office:value="3.80120036635172">
                <text:p>3.80120036635172</text:p>
              </table:table-cell>
              <table:table-cell office:value-type="float" office:value="0.0999999982941839">
                <text:p>0.0999999982941839</text:p>
              </table:table-cell>
              <table:table-cell office:value-type="float" office:value="4.14790081306039">
                <text:p>4.14790081306039</text:p>
              </table:table-cell>
              <table:table-cell office:value-type="float" office:value="0.0999999982941839">
                <text:p>0.0999999982941839</text:p>
              </table:table-cell>
              <table:table-cell office:value-type="float" office:value="5.438104558821">
                <text:p>5.438104558821</text:p>
              </table:table-cell>
              <table:table-cell office:value-type="float" office:value="0.0999999982941839">
                <text:p>0.0999999982941839</text:p>
              </table:table-cell>
              <table:table-cell office:value-type="float" office:value="5.56936332303212">
                <text:p>5.56936332303212</text:p>
              </table:table-cell>
              <table:table-cell office:value-type="float" office:value="0.0999999982941839">
                <text:p>0.0999999982941839</text:p>
              </table:table-cell>
              <table:table-cell office:value-type="float" office:value="5.70507058906627">
                <text:p>5.70507058906627</text:p>
              </table:table-cell>
              <table:table-cell office:value-type="float" office:value="0.0999999982941839">
                <text:p>0.0999999982941839</text:p>
              </table:table-cell>
              <table:table-cell office:value-type="float" office:value="5.88601369111651">
                <text:p>5.8860136911165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908665">
                <text:p>0.00908665</text:p>
              </table:table-cell>
              <table:table-cell office:value-type="float" office:value="3.77705">
                <text:p>3.77705</text:p>
              </table:table-cell>
              <table:table-cell office:value-type="float" office:value="0.149999997441276">
                <text:p>0.149999997441276</text:p>
              </table:table-cell>
              <table:table-cell office:value-type="float" office:value="0.239800505484871">
                <text:p>0.239800505484871</text:p>
              </table:table-cell>
              <table:table-cell office:value-type="float" office:value="0.149999997441276">
                <text:p>0.149999997441276</text:p>
              </table:table-cell>
              <table:table-cell office:value-type="float" office:value="0.484143833742152">
                <text:p>0.484143833742152</text:p>
              </table:table-cell>
              <table:table-cell office:value-type="float" office:value="0.149999997441276">
                <text:p>0.149999997441276</text:p>
              </table:table-cell>
              <table:table-cell office:value-type="float" office:value="3.10385788753281">
                <text:p>3.10385788753281</text:p>
              </table:table-cell>
              <table:table-cell office:value-type="float" office:value="0.149999997441276">
                <text:p>0.149999997441276</text:p>
              </table:table-cell>
              <table:table-cell office:value-type="float" office:value="3.6628314474604">
                <text:p>3.6628314474604</text:p>
              </table:table-cell>
              <table:table-cell office:value-type="float" office:value="0.149999997441276">
                <text:p>0.149999997441276</text:p>
              </table:table-cell>
              <table:table-cell office:value-type="float" office:value="3.79893753997052">
                <text:p>3.79893753997052</text:p>
              </table:table-cell>
              <table:table-cell office:value-type="float" office:value="0.149999997441276">
                <text:p>0.149999997441276</text:p>
              </table:table-cell>
              <table:table-cell office:value-type="float" office:value="4.22850061878479">
                <text:p>4.22850061878479</text:p>
              </table:table-cell>
              <table:table-cell office:value-type="float" office:value="0.149999997441276">
                <text:p>0.149999997441276</text:p>
              </table:table-cell>
              <table:table-cell office:value-type="float" office:value="5.40112311520604">
                <text:p>5.40112311520604</text:p>
              </table:table-cell>
              <table:table-cell office:value-type="float" office:value="0.149999997441276">
                <text:p>0.149999997441276</text:p>
              </table:table-cell>
              <table:table-cell office:value-type="float" office:value="5.49604668277864">
                <text:p>5.49604668277864</text:p>
              </table:table-cell>
              <table:table-cell office:value-type="float" office:value="0.149999997441276">
                <text:p>0.149999997441276</text:p>
              </table:table-cell>
              <table:table-cell office:value-type="float" office:value="5.72742628944619">
                <text:p>5.72742628944619</text:p>
              </table:table-cell>
              <table:table-cell office:value-type="float" office:value="0.149999997441276">
                <text:p>0.149999997441276</text:p>
              </table:table-cell>
              <table:table-cell office:value-type="float" office:value="5.95962412912525">
                <text:p>5.959624129125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109953">
                <text:p>0.0109953</text:p>
              </table:table-cell>
              <table:table-cell office:value-type="float" office:value="5.83972">
                <text:p>5.83972</text:p>
              </table:table-cell>
              <table:table-cell office:value-type="float" office:value="0.199999996588368">
                <text:p>0.199999996588368</text:p>
              </table:table-cell>
              <table:table-cell office:value-type="float" office:value="0.31973500401627">
                <text:p>0.31973500401627</text:p>
              </table:table-cell>
              <table:table-cell office:value-type="float" office:value="0.199999996588368">
                <text:p>0.199999996588368</text:p>
              </table:table-cell>
              <table:table-cell office:value-type="float" office:value="0.644521933020886">
                <text:p>0.644521933020886</text:p>
              </table:table-cell>
              <table:table-cell office:value-type="float" office:value="0.199999996588368">
                <text:p>0.199999996588368</text:p>
              </table:table-cell>
              <table:table-cell office:value-type="float" office:value="3.09104475432132">
                <text:p>3.09104475432132</text:p>
              </table:table-cell>
              <table:table-cell office:value-type="float" office:value="0.199999996588368">
                <text:p>0.199999996588368</text:p>
              </table:table-cell>
              <table:table-cell office:value-type="float" office:value="3.60681274532237">
                <text:p>3.60681274532237</text:p>
              </table:table-cell>
              <table:table-cell office:value-type="float" office:value="0.199999996588368">
                <text:p>0.199999996588368</text:p>
              </table:table-cell>
              <table:table-cell office:value-type="float" office:value="3.79592249461514">
                <text:p>3.79592249461514</text:p>
              </table:table-cell>
              <table:table-cell office:value-type="float" office:value="0.199999996588368">
                <text:p>0.199999996588368</text:p>
              </table:table-cell>
              <table:table-cell office:value-type="float" office:value="4.31572696341092">
                <text:p>4.31572696341092</text:p>
              </table:table-cell>
              <table:table-cell office:value-type="float" office:value="0.199999996588368">
                <text:p>0.199999996588368</text:p>
              </table:table-cell>
              <table:table-cell office:value-type="float" office:value="5.35467954235735">
                <text:p>5.35467954235735</text:p>
              </table:table-cell>
              <table:table-cell office:value-type="float" office:value="0.199999996588368">
                <text:p>0.199999996588368</text:p>
              </table:table-cell>
              <table:table-cell office:value-type="float" office:value="5.42214715467695">
                <text:p>5.42214715467695</text:p>
              </table:table-cell>
              <table:table-cell office:value-type="float" office:value="0.199999996588368">
                <text:p>0.199999996588368</text:p>
              </table:table-cell>
              <table:table-cell office:value-type="float" office:value="5.75290411534752">
                <text:p>5.75290411534752</text:p>
              </table:table-cell>
              <table:table-cell office:value-type="float" office:value="0.199999996588368">
                <text:p>0.199999996588368</text:p>
              </table:table-cell>
              <table:table-cell office:value-type="float" office:value="6.03383424773553">
                <text:p>6.0338342477355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121567">
                <text:p>0.0121567</text:p>
              </table:table-cell>
              <table:table-cell office:value-type="float" office:value="5.66098">
                <text:p>5.66098</text:p>
              </table:table-cell>
              <table:table-cell office:value-type="float" office:value="0.24999999573546">
                <text:p>0.24999999573546</text:p>
              </table:table-cell>
              <table:table-cell office:value-type="float" office:value="0.399639995020616">
                <text:p>0.399639995020616</text:p>
              </table:table-cell>
              <table:table-cell office:value-type="float" office:value="0.24999999573546">
                <text:p>0.24999999573546</text:p>
              </table:table-cell>
              <table:table-cell office:value-type="float" office:value="0.803995069797634">
                <text:p>0.803995069797634</text:p>
              </table:table-cell>
              <table:table-cell office:value-type="float" office:value="0.24999999573546">
                <text:p>0.24999999573546</text:p>
              </table:table-cell>
              <table:table-cell office:value-type="float" office:value="3.06890434931986">
                <text:p>3.06890434931986</text:p>
              </table:table-cell>
              <table:table-cell office:value-type="float" office:value="0.24999999573546">
                <text:p>0.24999999573546</text:p>
              </table:table-cell>
              <table:table-cell office:value-type="float" office:value="3.56164673903249">
                <text:p>3.56164673903249</text:p>
              </table:table-cell>
              <table:table-cell office:value-type="float" office:value="0.24999999573546">
                <text:p>0.24999999573546</text:p>
              </table:table-cell>
              <table:table-cell office:value-type="float" office:value="3.79230545172144">
                <text:p>3.79230545172144</text:p>
              </table:table-cell>
              <table:table-cell office:value-type="float" office:value="0.24999999573546">
                <text:p>0.24999999573546</text:p>
              </table:table-cell>
              <table:table-cell office:value-type="float" office:value="4.40639513185183">
                <text:p>4.40639513185183</text:p>
              </table:table-cell>
              <table:table-cell office:value-type="float" office:value="0.24999999573546">
                <text:p>0.24999999573546</text:p>
              </table:table-cell>
              <table:table-cell office:value-type="float" office:value="5.3000182735894">
                <text:p>5.3000182735894</text:p>
              </table:table-cell>
              <table:table-cell office:value-type="float" office:value="0.24999999573546">
                <text:p>0.24999999573546</text:p>
              </table:table-cell>
              <table:table-cell office:value-type="float" office:value="5.34844050803015">
                <text:p>5.34844050803015</text:p>
              </table:table-cell>
              <table:table-cell office:value-type="float" office:value="0.24999999573546">
                <text:p>0.24999999573546</text:p>
              </table:table-cell>
              <table:table-cell office:value-type="float" office:value="5.77983402337812">
                <text:p>5.77983402337812</text:p>
              </table:table-cell>
              <table:table-cell office:value-type="float" office:value="0.24999999573546">
                <text:p>0.24999999573546</text:p>
              </table:table-cell>
              <table:table-cell office:value-type="float" office:value="6.1077399374314">
                <text:p>6.107739937431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2457">
                <text:p>0.02457</text:p>
              </table:table-cell>
              <table:table-cell office:value-type="float" office:value="4.06145">
                <text:p>4.06145</text:p>
              </table:table-cell>
              <table:table-cell office:value-type="float" office:value="0.299999994882552">
                <text:p>0.299999994882552</text:p>
              </table:table-cell>
              <table:table-cell office:value-type="float" office:value="0.479468692779806">
                <text:p>0.479468692779806</text:p>
              </table:table-cell>
              <table:table-cell office:value-type="float" office:value="0.299999994882552">
                <text:p>0.299999994882552</text:p>
              </table:table-cell>
              <table:table-cell office:value-type="float" office:value="0.962276427067357">
                <text:p>0.962276427067357</text:p>
              </table:table-cell>
              <table:table-cell office:value-type="float" office:value="0.299999994882552">
                <text:p>0.299999994882552</text:p>
              </table:table-cell>
              <table:table-cell office:value-type="float" office:value="3.03477813976901">
                <text:p>3.03477813976901</text:p>
              </table:table-cell>
              <table:table-cell office:value-type="float" office:value="0.299999994882552">
                <text:p>0.299999994882552</text:p>
              </table:table-cell>
              <table:table-cell office:value-type="float" office:value="3.53124143580031">
                <text:p>3.53124143580031</text:p>
              </table:table-cell>
              <table:table-cell office:value-type="float" office:value="0.299999994882552">
                <text:p>0.299999994882552</text:p>
              </table:table-cell>
              <table:table-cell office:value-type="float" office:value="3.78827678586951">
                <text:p>3.78827678586951</text:p>
              </table:table-cell>
              <table:table-cell office:value-type="float" office:value="0.299999994882552">
                <text:p>0.299999994882552</text:p>
              </table:table-cell>
              <table:table-cell office:value-type="float" office:value="4.49900099865555">
                <text:p>4.49900099865555</text:p>
              </table:table-cell>
              <table:table-cell office:value-type="float" office:value="0.299999994882552">
                <text:p>0.299999994882552</text:p>
              </table:table-cell>
              <table:table-cell office:value-type="float" office:value="5.23765251840326">
                <text:p>5.23765251840326</text:p>
              </table:table-cell>
              <table:table-cell office:value-type="float" office:value="0.299999994882552">
                <text:p>0.299999994882552</text:p>
              </table:table-cell>
              <table:table-cell office:value-type="float" office:value="5.27537381659757">
                <text:p>5.27537381659757</text:p>
              </table:table-cell>
              <table:table-cell office:value-type="float" office:value="0.299999994882552">
                <text:p>0.299999994882552</text:p>
              </table:table-cell>
              <table:table-cell office:value-type="float" office:value="5.80723776856681">
                <text:p>5.80723776856681</text:p>
              </table:table-cell>
              <table:table-cell office:value-type="float" office:value="0.299999994882552">
                <text:p>0.299999994882552</text:p>
              </table:table-cell>
              <table:table-cell office:value-type="float" office:value="6.18068360209687">
                <text:p>6.1806836020968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418213">
                <text:p>0.0418213</text:p>
              </table:table-cell>
              <table:table-cell office:value-type="float" office:value="5.55138">
                <text:p>5.55138</text:p>
              </table:table-cell>
              <table:table-cell office:value-type="float" office:value="0.349999994029644">
                <text:p>0.349999994029644</text:p>
              </table:table-cell>
              <table:table-cell office:value-type="float" office:value="0.55914537445798">
                <text:p>0.55914537445798</text:p>
              </table:table-cell>
              <table:table-cell office:value-type="float" office:value="0.349999994029644">
                <text:p>0.349999994029644</text:p>
              </table:table-cell>
              <table:table-cell office:value-type="float" office:value="1.11903168459851">
                <text:p>1.11903168459851</text:p>
              </table:table-cell>
              <table:table-cell office:value-type="float" office:value="0.349999994029644">
                <text:p>0.349999994029644</text:p>
              </table:table-cell>
              <table:table-cell office:value-type="float" office:value="2.98799925426247">
                <text:p>2.98799925426247</text:p>
              </table:table-cell>
              <table:table-cell office:value-type="float" office:value="0.349999994029644">
                <text:p>0.349999994029644</text:p>
              </table:table-cell>
              <table:table-cell office:value-type="float" office:value="3.51683243037735">
                <text:p>3.51683243037735</text:p>
              </table:table-cell>
              <table:table-cell office:value-type="float" office:value="0.349999994029644">
                <text:p>0.349999994029644</text:p>
              </table:table-cell>
              <table:table-cell office:value-type="float" office:value="3.78406681119164">
                <text:p>3.78406681119164</text:p>
              </table:table-cell>
              <table:table-cell office:value-type="float" office:value="0.349999994029644">
                <text:p>0.349999994029644</text:p>
              </table:table-cell>
              <table:table-cell office:value-type="float" office:value="4.59257060198888">
                <text:p>4.59257060198888</text:p>
              </table:table-cell>
              <table:table-cell office:value-type="float" office:value="0.349999994029644">
                <text:p>0.349999994029644</text:p>
              </table:table-cell>
              <table:table-cell office:value-type="float" office:value="5.16783912965455">
                <text:p>5.16783912965455</text:p>
              </table:table-cell>
              <table:table-cell office:value-type="float" office:value="0.349999994029644">
                <text:p>0.349999994029644</text:p>
              </table:table-cell>
              <table:table-cell office:value-type="float" office:value="5.20342403831263">
                <text:p>5.20342403831263</text:p>
              </table:table-cell>
              <table:table-cell office:value-type="float" office:value="0.349999994029644">
                <text:p>0.349999994029644</text:p>
              </table:table-cell>
              <table:table-cell office:value-type="float" office:value="5.83439864599081">
                <text:p>5.83439864599081</text:p>
              </table:table-cell>
              <table:table-cell office:value-type="float" office:value="0.349999994029644">
                <text:p>0.349999994029644</text:p>
              </table:table-cell>
              <table:table-cell office:value-type="float" office:value="6.25185828566529">
                <text:p>6.2518582856652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474119">
                <text:p>0.0474119</text:p>
              </table:table-cell>
              <table:table-cell office:value-type="float" office:value="5.87689">
                <text:p>5.87689</text:p>
              </table:table-cell>
              <table:table-cell office:value-type="float" office:value="0.399999993176736">
                <text:p>0.399999993176736</text:p>
              </table:table-cell>
              <table:table-cell office:value-type="float" office:value="0.638556151722403">
                <text:p>0.638556151722403</text:p>
              </table:table-cell>
              <table:table-cell office:value-type="float" office:value="0.399999993176736">
                <text:p>0.399999993176736</text:p>
              </table:table-cell>
              <table:table-cell office:value-type="float" office:value="1.27386128222198">
                <text:p>1.27386128222198</text:p>
              </table:table-cell>
              <table:table-cell office:value-type="float" office:value="0.399999993176736">
                <text:p>0.399999993176736</text:p>
              </table:table-cell>
              <table:table-cell office:value-type="float" office:value="2.93024426216409">
                <text:p>2.93024426216409</text:p>
              </table:table-cell>
              <table:table-cell office:value-type="float" office:value="0.399999993176736">
                <text:p>0.399999993176736</text:p>
              </table:table-cell>
              <table:table-cell office:value-type="float" office:value="3.51700378801635">
                <text:p>3.51700378801635</text:p>
              </table:table-cell>
              <table:table-cell office:value-type="float" office:value="0.399999993176736">
                <text:p>0.399999993176736</text:p>
              </table:table-cell>
              <table:table-cell office:value-type="float" office:value="3.77994758689035">
                <text:p>3.77994758689035</text:p>
              </table:table-cell>
              <table:table-cell office:value-type="float" office:value="0.399999993176736">
                <text:p>0.399999993176736</text:p>
              </table:table-cell>
              <table:table-cell office:value-type="float" office:value="4.68605770828109">
                <text:p>4.68605770828109</text:p>
              </table:table-cell>
              <table:table-cell office:value-type="float" office:value="0.399999993176736">
                <text:p>0.399999993176736</text:p>
              </table:table-cell>
              <table:table-cell office:value-type="float" office:value="5.09084332228307">
                <text:p>5.09084332228307</text:p>
              </table:table-cell>
              <table:table-cell office:value-type="float" office:value="0.399999993176736">
                <text:p>0.399999993176736</text:p>
              </table:table-cell>
              <table:table-cell office:value-type="float" office:value="5.13341502787692">
                <text:p>5.13341502787692</text:p>
              </table:table-cell>
              <table:table-cell office:value-type="float" office:value="0.399999993176736">
                <text:p>0.399999993176736</text:p>
              </table:table-cell>
              <table:table-cell office:value-type="float" office:value="5.86063637153573">
                <text:p>5.86063637153573</text:p>
              </table:table-cell>
              <table:table-cell office:value-type="float" office:value="0.399999993176736">
                <text:p>0.399999993176736</text:p>
              </table:table-cell>
              <table:table-cell office:value-type="float" office:value="6.32000000525186">
                <text:p>6.3200000052518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692762">
                <text:p>0.0692762</text:p>
              </table:table-cell>
              <table:table-cell office:value-type="float" office:value="5.68468">
                <text:p>5.68468</text:p>
              </table:table-cell>
              <table:table-cell office:value-type="float" office:value="0.449999992323828">
                <text:p>0.449999992323828</text:p>
              </table:table-cell>
              <table:table-cell office:value-type="float" office:value="0.717536743019629">
                <text:p>0.717536743019629</text:p>
              </table:table-cell>
              <table:table-cell office:value-type="float" office:value="0.449999992323828">
                <text:p>0.449999992323828</text:p>
              </table:table-cell>
              <table:table-cell office:value-type="float" office:value="1.42627660216258">
                <text:p>1.42627660216258</text:p>
              </table:table-cell>
              <table:table-cell office:value-type="float" office:value="0.449999992323828">
                <text:p>0.449999992323828</text:p>
              </table:table-cell>
              <table:table-cell office:value-type="float" office:value="2.86440808448682">
                <text:p>2.86440808448682</text:p>
              </table:table-cell>
              <table:table-cell office:value-type="float" office:value="0.449999992323828">
                <text:p>0.449999992323828</text:p>
              </table:table-cell>
              <table:table-cell office:value-type="float" office:value="3.52896615819409">
                <text:p>3.52896615819409</text:p>
              </table:table-cell>
              <table:table-cell office:value-type="float" office:value="0.449999992323828">
                <text:p>0.449999992323828</text:p>
              </table:table-cell>
              <table:table-cell office:value-type="float" office:value="3.77623805267289">
                <text:p>3.77623805267289</text:p>
              </table:table-cell>
              <table:table-cell office:value-type="float" office:value="0.449999992323828">
                <text:p>0.449999992323828</text:p>
              </table:table-cell>
              <table:table-cell office:value-type="float" office:value="4.77720148804631">
                <text:p>4.77720148804631</text:p>
              </table:table-cell>
              <table:table-cell office:value-type="float" office:value="0.449999992323828">
                <text:p>0.449999992323828</text:p>
              </table:table-cell>
              <table:table-cell office:value-type="float" office:value="5.00707368153895">
                <text:p>5.00707368153895</text:p>
              </table:table-cell>
              <table:table-cell office:value-type="float" office:value="0.449999992323828">
                <text:p>0.449999992323828</text:p>
              </table:table-cell>
              <table:table-cell office:value-type="float" office:value="5.06754896725459">
                <text:p>5.06754896725459</text:p>
              </table:table-cell>
              <table:table-cell office:value-type="float" office:value="0.449999992323828">
                <text:p>0.449999992323828</text:p>
              </table:table-cell>
              <table:table-cell office:value-type="float" office:value="5.88521100421391">
                <text:p>5.88521100421391</text:p>
              </table:table-cell>
              <table:table-cell office:value-type="float" office:value="0.449999992323828">
                <text:p>0.449999992323828</text:p>
              </table:table-cell>
              <table:table-cell office:value-type="float" office:value="6.38288024766543">
                <text:p>6.3828802476654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772482">
                <text:p>0.0772482</text:p>
              </table:table-cell>
              <table:table-cell office:value-type="float" office:value="5.59312">
                <text:p>5.59312</text:p>
              </table:table-cell>
              <table:table-cell office:value-type="float" office:value="0.49999999147092">
                <text:p>0.49999999147092</text:p>
              </table:table-cell>
              <table:table-cell office:value-type="float" office:value="0.795855572045379">
                <text:p>0.795855572045379</text:p>
              </table:table-cell>
              <table:table-cell office:value-type="float" office:value="0.49999999147092">
                <text:p>0.49999999147092</text:p>
              </table:table-cell>
              <table:table-cell office:value-type="float" office:value="1.57566750100325">
                <text:p>1.57566750100325</text:p>
              </table:table-cell>
              <table:table-cell office:value-type="float" office:value="0.49999999147092">
                <text:p>0.49999999147092</text:p>
              </table:table-cell>
              <table:table-cell office:value-type="float" office:value="2.79337058728869">
                <text:p>2.79337058728869</text:p>
              </table:table-cell>
              <table:table-cell office:value-type="float" office:value="0.49999999147092">
                <text:p>0.49999999147092</text:p>
              </table:table-cell>
              <table:table-cell office:value-type="float" office:value="3.54986485091401">
                <text:p>3.54986485091401</text:p>
              </table:table-cell>
              <table:table-cell office:value-type="float" office:value="0.49999999147092">
                <text:p>0.49999999147092</text:p>
              </table:table-cell>
              <table:table-cell office:value-type="float" office:value="3.77331419688072">
                <text:p>3.77331419688072</text:p>
              </table:table-cell>
              <table:table-cell office:value-type="float" office:value="0.49999999147092">
                <text:p>0.49999999147092</text:p>
              </table:table-cell>
              <table:table-cell office:value-type="float" office:value="4.85601470967609">
                <text:p>4.85601470967609</text:p>
              </table:table-cell>
              <table:table-cell office:value-type="float" office:value="0.49999999147092">
                <text:p>0.49999999147092</text:p>
              </table:table-cell>
              <table:table-cell office:value-type="float" office:value="4.91714095084833">
                <text:p>4.91714095084833</text:p>
              </table:table-cell>
              <table:table-cell office:value-type="float" office:value="0.49999999147092">
                <text:p>0.49999999147092</text:p>
              </table:table-cell>
              <table:table-cell office:value-type="float" office:value="5.0158753465524">
                <text:p>5.0158753465524</text:p>
              </table:table-cell>
              <table:table-cell office:value-type="float" office:value="0.49999999147092">
                <text:p>0.49999999147092</text:p>
              </table:table-cell>
              <table:table-cell office:value-type="float" office:value="5.90732265846483">
                <text:p>5.90732265846483</text:p>
              </table:table-cell>
              <table:table-cell office:value-type="float" office:value="0.49999999147092">
                <text:p>0.49999999147092</text:p>
              </table:table-cell>
              <table:table-cell office:value-type="float" office:value="6.40955925549038">
                <text:p>6.4095592554903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786902">
                <text:p>0.0786902</text:p>
              </table:table-cell>
              <table:table-cell office:value-type="float" office:value="0.129424">
                <text:p>0.129424</text:p>
              </table:table-cell>
              <table:table-cell office:value-type="float" office:value="0.549999990618012">
                <text:p>0.549999990618012</text:p>
              </table:table-cell>
              <table:table-cell office:value-type="float" office:value="0.873189661195924">
                <text:p>0.873189661195924</text:p>
              </table:table-cell>
              <table:table-cell office:value-type="float" office:value="0.549999990618012">
                <text:p>0.549999990618012</text:p>
              </table:table-cell>
              <table:table-cell office:value-type="float" office:value="1.72125773980292">
                <text:p>1.72125773980292</text:p>
              </table:table-cell>
              <table:table-cell office:value-type="float" office:value="0.549999990618012">
                <text:p>0.549999990618012</text:p>
              </table:table-cell>
              <table:table-cell office:value-type="float" office:value="2.71949587639918">
                <text:p>2.71949587639918</text:p>
              </table:table-cell>
              <table:table-cell office:value-type="float" office:value="0.549999990618012">
                <text:p>0.549999990618012</text:p>
              </table:table-cell>
              <table:table-cell office:value-type="float" office:value="3.57732419936164">
                <text:p>3.57732419936164</text:p>
              </table:table-cell>
              <table:table-cell office:value-type="float" office:value="0.549999990618012">
                <text:p>0.549999990618012</text:p>
              </table:table-cell>
              <table:table-cell office:value-type="float" office:value="3.77162646279634">
                <text:p>3.77162646279634</text:p>
              </table:table-cell>
              <table:table-cell office:value-type="float" office:value="0.549999990618012">
                <text:p>0.549999990618012</text:p>
              </table:table-cell>
              <table:table-cell office:value-type="float" office:value="4.82187321645339">
                <text:p>4.82187321645339</text:p>
              </table:table-cell>
              <table:table-cell office:value-type="float" office:value="0.549999990618012">
                <text:p>0.549999990618012</text:p>
              </table:table-cell>
              <table:table-cell office:value-type="float" office:value="4.87444631964409">
                <text:p>4.87444631964409</text:p>
              </table:table-cell>
              <table:table-cell office:value-type="float" office:value="0.549999990618012">
                <text:p>0.549999990618012</text:p>
              </table:table-cell>
              <table:table-cell office:value-type="float" office:value="5.02661799441008">
                <text:p>5.02661799441008</text:p>
              </table:table-cell>
              <table:table-cell office:value-type="float" office:value="0.549999990618012">
                <text:p>0.549999990618012</text:p>
              </table:table-cell>
              <table:table-cell office:value-type="float" office:value="5.92620458520805">
                <text:p>5.92620458520805</text:p>
              </table:table-cell>
              <table:table-cell office:value-type="float" office:value="0.549999990618012">
                <text:p>0.549999990618012</text:p>
              </table:table-cell>
              <table:table-cell office:value-type="float" office:value="6.40214962020561">
                <text:p>6.4021496202056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86602">
                <text:p>0.086602</text:p>
              </table:table-cell>
              <table:table-cell office:value-type="float" office:value="4.09898">
                <text:p>4.09898</text:p>
              </table:table-cell>
              <table:table-cell office:value-type="float" office:value="0.599999989765103">
                <text:p>0.599999989765103</text:p>
              </table:table-cell>
              <table:table-cell office:value-type="float" office:value="0.949089544689328">
                <text:p>0.949089544689328</text:p>
              </table:table-cell>
              <table:table-cell office:value-type="float" office:value="0.599999989765103">
                <text:p>0.599999989765103</text:p>
              </table:table-cell>
              <table:table-cell office:value-type="float" office:value="1.86204400190016">
                <text:p>1.86204400190016</text:p>
              </table:table-cell>
              <table:table-cell office:value-type="float" office:value="0.599999989765103">
                <text:p>0.599999989765103</text:p>
              </table:table-cell>
              <table:table-cell office:value-type="float" office:value="2.64466061818688">
                <text:p>2.64466061818688</text:p>
              </table:table-cell>
              <table:table-cell office:value-type="float" office:value="0.599999989765103">
                <text:p>0.599999989765103</text:p>
              </table:table-cell>
              <table:table-cell office:value-type="float" office:value="3.60945057379471">
                <text:p>3.60945057379471</text:p>
              </table:table-cell>
              <table:table-cell office:value-type="float" office:value="0.599999989765103">
                <text:p>0.599999989765103</text:p>
              </table:table-cell>
              <table:table-cell office:value-type="float" office:value="3.77172711021543">
                <text:p>3.77172711021543</text:p>
              </table:table-cell>
              <table:table-cell office:value-type="float" office:value="0.599999989765103">
                <text:p>0.599999989765103</text:p>
              </table:table-cell>
              <table:table-cell office:value-type="float" office:value="4.7223114954235">
                <text:p>4.7223114954235</text:p>
              </table:table-cell>
              <table:table-cell office:value-type="float" office:value="0.599999989765103">
                <text:p>0.599999989765103</text:p>
              </table:table-cell>
              <table:table-cell office:value-type="float" office:value="4.82871470054322">
                <text:p>4.82871470054322</text:p>
              </table:table-cell>
              <table:table-cell office:value-type="float" office:value="0.599999989765103">
                <text:p>0.599999989765103</text:p>
              </table:table-cell>
              <table:table-cell office:value-type="float" office:value="5.10385191575992">
                <text:p>5.10385191575992</text:p>
              </table:table-cell>
              <table:table-cell office:value-type="float" office:value="0.599999989765103">
                <text:p>0.599999989765103</text:p>
              </table:table-cell>
              <table:table-cell office:value-type="float" office:value="5.94129545088059">
                <text:p>5.94129545088059</text:p>
              </table:table-cell>
              <table:table-cell office:value-type="float" office:value="0.599999989765103">
                <text:p>0.599999989765103</text:p>
              </table:table-cell>
              <table:table-cell office:value-type="float" office:value="6.4024976079224">
                <text:p>6.402497607922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936625">
                <text:p>0.0936625</text:p>
              </table:table-cell>
              <table:table-cell office:value-type="float" office:value="5.93253">
                <text:p>5.93253</text:p>
              </table:table-cell>
              <table:table-cell office:value-type="float" office:value="0.649999988912195">
                <text:p>0.649999988912195</text:p>
              </table:table-cell>
              <table:table-cell office:value-type="float" office:value="1.02292777667048">
                <text:p>1.02292777667048</text:p>
              </table:table-cell>
              <table:table-cell office:value-type="float" office:value="0.649999988912195">
                <text:p>0.649999988912195</text:p>
              </table:table-cell>
              <table:table-cell office:value-type="float" office:value="1.99671402479806">
                <text:p>1.99671402479806</text:p>
              </table:table-cell>
              <table:table-cell office:value-type="float" office:value="0.649999988912195">
                <text:p>0.649999988912195</text:p>
              </table:table-cell>
              <table:table-cell office:value-type="float" office:value="2.57045706774945">
                <text:p>2.57045706774945</text:p>
              </table:table-cell>
              <table:table-cell office:value-type="float" office:value="0.649999988912195">
                <text:p>0.649999988912195</text:p>
              </table:table-cell>
              <table:table-cell office:value-type="float" office:value="3.64465746414773">
                <text:p>3.64465746414773</text:p>
              </table:table-cell>
              <table:table-cell office:value-type="float" office:value="0.649999988912195">
                <text:p>0.649999988912195</text:p>
              </table:table-cell>
              <table:table-cell office:value-type="float" office:value="3.77431034418886">
                <text:p>3.77431034418886</text:p>
              </table:table-cell>
              <table:table-cell office:value-type="float" office:value="0.649999988912195">
                <text:p>0.649999988912195</text:p>
              </table:table-cell>
              <table:table-cell office:value-type="float" office:value="4.61970443874026">
                <text:p>4.61970443874026</text:p>
              </table:table-cell>
              <table:table-cell office:value-type="float" office:value="0.649999988912195">
                <text:p>0.649999988912195</text:p>
              </table:table-cell>
              <table:table-cell office:value-type="float" office:value="4.77071048623558">
                <text:p>4.77071048623558</text:p>
              </table:table-cell>
              <table:table-cell office:value-type="float" office:value="0.649999988912195">
                <text:p>0.649999988912195</text:p>
              </table:table-cell>
              <table:table-cell office:value-type="float" office:value="5.19612837362458">
                <text:p>5.19612837362458</text:p>
              </table:table-cell>
              <table:table-cell office:value-type="float" office:value="0.649999988912195">
                <text:p>0.649999988912195</text:p>
              </table:table-cell>
              <table:table-cell office:value-type="float" office:value="5.95242081187837">
                <text:p>5.95242081187837</text:p>
              </table:table-cell>
              <table:table-cell office:value-type="float" office:value="0.649999988912195">
                <text:p>0.649999988912195</text:p>
              </table:table-cell>
              <table:table-cell office:value-type="float" office:value="6.41058961065214">
                <text:p>6.4105896106521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988219">
                <text:p>0.0988219</text:p>
              </table:table-cell>
              <table:table-cell office:value-type="float" office:value="3.69578">
                <text:p>3.69578</text:p>
              </table:table-cell>
              <table:table-cell office:value-type="float" office:value="0.699999988059287">
                <text:p>0.699999988059287</text:p>
              </table:table-cell>
              <table:table-cell office:value-type="float" office:value="1.09382396480774">
                <text:p>1.09382396480774</text:p>
              </table:table-cell>
              <table:table-cell office:value-type="float" office:value="0.699999988059287">
                <text:p>0.699999988059287</text:p>
              </table:table-cell>
              <table:table-cell office:value-type="float" office:value="2.12354171004507">
                <text:p>2.12354171004507</text:p>
              </table:table-cell>
              <table:table-cell office:value-type="float" office:value="0.699999988059287">
                <text:p>0.699999988059287</text:p>
              </table:table-cell>
              <table:table-cell office:value-type="float" office:value="2.49841497289048">
                <text:p>2.49841497289048</text:p>
              </table:table-cell>
              <table:table-cell office:value-type="float" office:value="0.699999988059287">
                <text:p>0.699999988059287</text:p>
              </table:table-cell>
              <table:table-cell office:value-type="float" office:value="3.68147434836015">
                <text:p>3.68147434836015</text:p>
              </table:table-cell>
              <table:table-cell office:value-type="float" office:value="0.699999988059287">
                <text:p>0.699999988059287</text:p>
              </table:table-cell>
              <table:table-cell office:value-type="float" office:value="3.78026649834463">
                <text:p>3.78026649834463</text:p>
              </table:table-cell>
              <table:table-cell office:value-type="float" office:value="0.699999988059287">
                <text:p>0.699999988059287</text:p>
              </table:table-cell>
              <table:table-cell office:value-type="float" office:value="4.51551453097222">
                <text:p>4.51551453097222</text:p>
              </table:table-cell>
              <table:table-cell office:value-type="float" office:value="0.699999988059287">
                <text:p>0.699999988059287</text:p>
              </table:table-cell>
              <table:table-cell office:value-type="float" office:value="4.71254135614789">
                <text:p>4.71254135614789</text:p>
              </table:table-cell>
              <table:table-cell office:value-type="float" office:value="0.699999988059287">
                <text:p>0.699999988059287</text:p>
              </table:table-cell>
              <table:table-cell office:value-type="float" office:value="5.29197719495918">
                <text:p>5.29197719495918</text:p>
              </table:table-cell>
              <table:table-cell office:value-type="float" office:value="0.699999988059287">
                <text:p>0.699999988059287</text:p>
              </table:table-cell>
              <table:table-cell office:value-type="float" office:value="5.95986952200684">
                <text:p>5.95986952200684</text:p>
              </table:table-cell>
              <table:table-cell office:value-type="float" office:value="0.699999988059287">
                <text:p>0.699999988059287</text:p>
              </table:table-cell>
              <table:table-cell office:value-type="float" office:value="6.40080851078307">
                <text:p>6.4008085107830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04933">
                <text:p>0.104933</text:p>
              </table:table-cell>
              <table:table-cell office:value-type="float" office:value="5.49266">
                <text:p>5.49266</text:p>
              </table:table-cell>
              <table:table-cell office:value-type="float" office:value="0.749999987206379">
                <text:p>0.749999987206379</text:p>
              </table:table-cell>
              <table:table-cell office:value-type="float" office:value="1.16053949258563">
                <text:p>1.16053949258563</text:p>
              </table:table-cell>
              <table:table-cell office:value-type="float" office:value="0.749999987206379">
                <text:p>0.749999987206379</text:p>
              </table:table-cell>
              <table:table-cell office:value-type="float" office:value="2.24026596897365">
                <text:p>2.24026596897365</text:p>
              </table:table-cell>
              <table:table-cell office:value-type="float" office:value="0.749999987206379">
                <text:p>0.749999987206379</text:p>
              </table:table-cell>
              <table:table-cell office:value-type="float" office:value="2.4302129151266">
                <text:p>2.4302129151266</text:p>
              </table:table-cell>
              <table:table-cell office:value-type="float" office:value="0.749999987206379">
                <text:p>0.749999987206379</text:p>
              </table:table-cell>
              <table:table-cell office:value-type="float" office:value="3.71837353483566">
                <text:p>3.71837353483566</text:p>
              </table:table-cell>
              <table:table-cell office:value-type="float" office:value="0.749999987206379">
                <text:p>0.749999987206379</text:p>
              </table:table-cell>
              <table:table-cell office:value-type="float" office:value="3.79074568003585">
                <text:p>3.79074568003585</text:p>
              </table:table-cell>
              <table:table-cell office:value-type="float" office:value="0.749999987206379">
                <text:p>0.749999987206379</text:p>
              </table:table-cell>
              <table:table-cell office:value-type="float" office:value="4.41143963119843">
                <text:p>4.41143963119843</text:p>
              </table:table-cell>
              <table:table-cell office:value-type="float" office:value="0.749999987206379">
                <text:p>0.749999987206379</text:p>
              </table:table-cell>
              <table:table-cell office:value-type="float" office:value="4.65741900969433">
                <text:p>4.65741900969433</text:p>
              </table:table-cell>
              <table:table-cell office:value-type="float" office:value="0.749999987206379">
                <text:p>0.749999987206379</text:p>
              </table:table-cell>
              <table:table-cell office:value-type="float" office:value="5.38908793885174">
                <text:p>5.38908793885174</text:p>
              </table:table-cell>
              <table:table-cell office:value-type="float" office:value="0.749999987206379">
                <text:p>0.749999987206379</text:p>
              </table:table-cell>
              <table:table-cell office:value-type="float" office:value="5.96430208291353">
                <text:p>5.96430208291353</text:p>
              </table:table-cell>
              <table:table-cell office:value-type="float" office:value="0.749999987206379">
                <text:p>0.749999987206379</text:p>
              </table:table-cell>
              <table:table-cell office:value-type="float" office:value="6.32841819560126">
                <text:p>6.3284181956012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07291">
                <text:p>0.107291</text:p>
              </table:table-cell>
              <table:table-cell office:value-type="float" office:value="3.10002">
                <text:p>3.10002</text:p>
              </table:table-cell>
              <table:table-cell office:value-type="float" office:value="0.799999986353471">
                <text:p>0.799999986353471</text:p>
              </table:table-cell>
              <table:table-cell office:value-type="float" office:value="1.22134316979077">
                <text:p>1.22134316979077</text:p>
              </table:table-cell>
              <table:table-cell office:value-type="float" office:value="0.799999986353471">
                <text:p>0.799999986353471</text:p>
              </table:table-cell>
              <table:table-cell office:value-type="float" office:value="2.34398271687562">
                <text:p>2.34398271687562</text:p>
              </table:table-cell>
              <table:table-cell office:value-type="float" office:value="0.799999986353471">
                <text:p>0.799999986353471</text:p>
              </table:table-cell>
              <table:table-cell office:value-type="float" office:value="2.36788238627007">
                <text:p>2.36788238627007</text:p>
              </table:table-cell>
              <table:table-cell office:value-type="float" office:value="0.799999986353471">
                <text:p>0.799999986353471</text:p>
              </table:table-cell>
              <table:table-cell office:value-type="float" office:value="3.75361444119744">
                <text:p>3.75361444119744</text:p>
              </table:table-cell>
              <table:table-cell office:value-type="float" office:value="0.799999986353471">
                <text:p>0.799999986353471</text:p>
              </table:table-cell>
              <table:table-cell office:value-type="float" office:value="3.80721131144537">
                <text:p>3.80721131144537</text:p>
              </table:table-cell>
              <table:table-cell office:value-type="float" office:value="0.799999986353471">
                <text:p>0.799999986353471</text:p>
              </table:table-cell>
              <table:table-cell office:value-type="float" office:value="4.30944163524911">
                <text:p>4.30944163524911</text:p>
              </table:table-cell>
              <table:table-cell office:value-type="float" office:value="0.799999986353471">
                <text:p>0.799999986353471</text:p>
              </table:table-cell>
              <table:table-cell office:value-type="float" office:value="4.60737143819114">
                <text:p>4.60737143819114</text:p>
              </table:table-cell>
              <table:table-cell office:value-type="float" office:value="0.799999986353471">
                <text:p>0.799999986353471</text:p>
              </table:table-cell>
              <table:table-cell office:value-type="float" office:value="5.4866819152906">
                <text:p>5.4866819152906</text:p>
              </table:table-cell>
              <table:table-cell office:value-type="float" office:value="0.799999986353471">
                <text:p>0.799999986353471</text:p>
              </table:table-cell>
              <table:table-cell office:value-type="float" office:value="5.96654924413042">
                <text:p>5.96654924413042</text:p>
              </table:table-cell>
              <table:table-cell office:value-type="float" office:value="0.799999986353471">
                <text:p>0.799999986353471</text:p>
              </table:table-cell>
              <table:table-cell office:value-type="float" office:value="6.24594780094335">
                <text:p>6.2459478009433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39453">
                <text:p>0.139453</text:p>
              </table:table-cell>
              <table:table-cell office:value-type="float" office:value="0.455699">
                <text:p>0.455699</text:p>
              </table:table-cell>
              <table:table-cell office:value-type="float" office:value="0.849999985500563">
                <text:p>0.849999985500563</text:p>
              </table:table-cell>
              <table:table-cell office:value-type="float" office:value="1.27387970503101">
                <text:p>1.27387970503101</text:p>
              </table:table-cell>
              <table:table-cell office:value-type="float" office:value="0.849999985500563">
                <text:p>0.849999985500563</text:p>
              </table:table-cell>
              <table:table-cell office:value-type="float" office:value="2.31398376712622">
                <text:p>2.31398376712622</text:p>
              </table:table-cell>
              <table:table-cell office:value-type="float" office:value="0.849999985500563">
                <text:p>0.849999985500563</text:p>
              </table:table-cell>
              <table:table-cell office:value-type="float" office:value="2.43112312331477">
                <text:p>2.43112312331477</text:p>
              </table:table-cell>
              <table:table-cell office:value-type="float" office:value="0.849999985500563">
                <text:p>0.849999985500563</text:p>
              </table:table-cell>
              <table:table-cell office:value-type="float" office:value="3.78512086136795">
                <text:p>3.78512086136795</text:p>
              </table:table-cell>
              <table:table-cell office:value-type="float" office:value="0.849999985500563">
                <text:p>0.849999985500563</text:p>
              </table:table-cell>
              <table:table-cell office:value-type="float" office:value="3.83143597057948">
                <text:p>3.83143597057948</text:p>
              </table:table-cell>
              <table:table-cell office:value-type="float" office:value="0.849999985500563">
                <text:p>0.849999985500563</text:p>
              </table:table-cell>
              <table:table-cell office:value-type="float" office:value="4.21175570740295">
                <text:p>4.21175570740295</text:p>
              </table:table-cell>
              <table:table-cell office:value-type="float" office:value="0.849999985500563">
                <text:p>0.849999985500563</text:p>
              </table:table-cell>
              <table:table-cell office:value-type="float" office:value="4.56446321121487">
                <text:p>4.56446321121487</text:p>
              </table:table-cell>
              <table:table-cell office:value-type="float" office:value="0.849999985500563">
                <text:p>0.849999985500563</text:p>
              </table:table-cell>
              <table:table-cell office:value-type="float" office:value="5.58436294138793">
                <text:p>5.58436294138793</text:p>
              </table:table-cell>
              <table:table-cell office:value-type="float" office:value="0.849999985500563">
                <text:p>0.849999985500563</text:p>
              </table:table-cell>
              <table:table-cell office:value-type="float" office:value="5.9674171909524">
                <text:p>5.9674171909524</text:p>
              </table:table-cell>
              <table:table-cell office:value-type="float" office:value="0.849999985500563">
                <text:p>0.849999985500563</text:p>
              </table:table-cell>
              <table:table-cell office:value-type="float" office:value="6.15770292639248">
                <text:p>6.1577029263924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39674">
                <text:p>0.139674</text:p>
              </table:table-cell>
              <table:table-cell office:value-type="float" office:value="0.231103">
                <text:p>0.231103</text:p>
              </table:table-cell>
              <table:table-cell office:value-type="float" office:value="0.899999984647655">
                <text:p>0.899999984647655</text:p>
              </table:table-cell>
              <table:table-cell office:value-type="float" office:value="1.31514936237612">
                <text:p>1.31514936237612</text:p>
              </table:table-cell>
              <table:table-cell office:value-type="float" office:value="0.899999984647655">
                <text:p>0.899999984647655</text:p>
              </table:table-cell>
              <table:table-cell office:value-type="float" office:value="2.27165473531982">
                <text:p>2.27165473531982</text:p>
              </table:table-cell>
              <table:table-cell office:value-type="float" office:value="0.899999984647655">
                <text:p>0.899999984647655</text:p>
              </table:table-cell>
              <table:table-cell office:value-type="float" office:value="2.49764693782573">
                <text:p>2.49764693782573</text:p>
              </table:table-cell>
              <table:table-cell office:value-type="float" office:value="0.899999984647655">
                <text:p>0.899999984647655</text:p>
              </table:table-cell>
              <table:table-cell office:value-type="float" office:value="3.81046175205333">
                <text:p>3.81046175205333</text:p>
              </table:table-cell>
              <table:table-cell office:value-type="float" office:value="0.899999984647655">
                <text:p>0.899999984647655</text:p>
              </table:table-cell>
              <table:table-cell office:value-type="float" office:value="3.86536028016057">
                <text:p>3.86536028016057</text:p>
              </table:table-cell>
              <table:table-cell office:value-type="float" office:value="0.899999984647655">
                <text:p>0.899999984647655</text:p>
              </table:table-cell>
              <table:table-cell office:value-type="float" office:value="4.12082834580515">
                <text:p>4.12082834580515</text:p>
              </table:table-cell>
              <table:table-cell office:value-type="float" office:value="0.899999984647655">
                <text:p>0.899999984647655</text:p>
              </table:table-cell>
              <table:table-cell office:value-type="float" office:value="4.53105130858992">
                <text:p>4.53105130858992</text:p>
              </table:table-cell>
              <table:table-cell office:value-type="float" office:value="0.899999984647655">
                <text:p>0.899999984647655</text:p>
              </table:table-cell>
              <table:table-cell office:value-type="float" office:value="5.68182789062963">
                <text:p>5.68182789062963</text:p>
              </table:table-cell>
              <table:table-cell office:value-type="float" office:value="0.899999984647655">
                <text:p>0.899999984647655</text:p>
              </table:table-cell>
              <table:table-cell office:value-type="float" office:value="5.96756799676701">
                <text:p>5.96756799676701</text:p>
              </table:table-cell>
              <table:table-cell office:value-type="float" office:value="0.899999984647655">
                <text:p>0.899999984647655</text:p>
              </table:table-cell>
              <table:table-cell office:value-type="float" office:value="6.06600757881803">
                <text:p>6.0660075788180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40907">
                <text:p>0.140907</text:p>
              </table:table-cell>
              <table:table-cell office:value-type="float" office:value="5.97902">
                <text:p>5.97902</text:p>
              </table:table-cell>
              <table:table-cell office:value-type="float" office:value="0.949999983794747">
                <text:p>0.949999983794747</text:p>
              </table:table-cell>
              <table:table-cell office:value-type="float" office:value="1.3418210265842">
                <text:p>1.3418210265842</text:p>
              </table:table-cell>
              <table:table-cell office:value-type="float" office:value="0.949999983794747">
                <text:p>0.949999983794747</text:p>
              </table:table-cell>
              <table:table-cell office:value-type="float" office:value="2.24431472719061">
                <text:p>2.24431472719061</text:p>
              </table:table-cell>
              <table:table-cell office:value-type="float" office:value="0.949999983794747">
                <text:p>0.949999983794747</text:p>
              </table:table-cell>
              <table:table-cell office:value-type="float" office:value="2.53958855996059">
                <text:p>2.53958855996059</text:p>
              </table:table-cell>
              <table:table-cell office:value-type="float" office:value="0.949999983794747">
                <text:p>0.949999983794747</text:p>
              </table:table-cell>
              <table:table-cell office:value-type="float" office:value="3.82708037594961">
                <text:p>3.82708037594961</text:p>
              </table:table-cell>
              <table:table-cell office:value-type="float" office:value="0.949999983794747">
                <text:p>0.949999983794747</text:p>
              </table:table-cell>
              <table:table-cell office:value-type="float" office:value="3.9107445502089">
                <text:p>3.9107445502089</text:p>
              </table:table-cell>
              <table:table-cell office:value-type="float" office:value="0.949999983794747">
                <text:p>0.949999983794747</text:p>
              </table:table-cell>
              <table:table-cell office:value-type="float" office:value="4.0391146215139">
                <text:p>4.0391146215139</text:p>
              </table:table-cell>
              <table:table-cell office:value-type="float" office:value="0.949999983794747">
                <text:p>0.949999983794747</text:p>
              </table:table-cell>
              <table:table-cell office:value-type="float" office:value="4.50962152696239">
                <text:p>4.50962152696239</text:p>
              </table:table-cell>
              <table:table-cell office:value-type="float" office:value="0.949999983794747">
                <text:p>0.949999983794747</text:p>
              </table:table-cell>
              <table:table-cell office:value-type="float" office:value="5.77864208638803">
                <text:p>5.77864208638803</text:p>
              </table:table-cell>
              <table:table-cell office:value-type="float" office:value="0.949999983794747">
                <text:p>0.949999983794747</text:p>
              </table:table-cell>
              <table:table-cell office:value-type="float" office:value="5.96747371313101">
                <text:p>5.96747371313101</text:p>
              </table:table-cell>
              <table:table-cell office:value-type="float" office:value="0.949999983794747">
                <text:p>0.949999983794747</text:p>
              </table:table-cell>
              <table:table-cell office:value-type="float" office:value="5.97233002657273">
                <text:p>5.9723300265727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151984">
                <text:p>0.151984</text:p>
              </table:table-cell>
              <table:table-cell office:value-type="float" office:value="5.73624">
                <text:p>5.73624</text:p>
              </table:table-cell>
              <table:table-cell office:value-type="float" office:value="0.999999982941839">
                <text:p>0.999999982941839</text:p>
              </table:table-cell>
              <table:table-cell office:value-type="float" office:value="1.35108751897974">
                <text:p>1.35108751897974</text:p>
              </table:table-cell>
              <table:table-cell office:value-type="float" office:value="0.999999982941839">
                <text:p>0.999999982941839</text:p>
              </table:table-cell>
              <table:table-cell office:value-type="float" office:value="2.23482017734131">
                <text:p>2.23482017734131</text:p>
              </table:table-cell>
              <table:table-cell office:value-type="float" office:value="0.999999982941839">
                <text:p>0.999999982941839</text:p>
              </table:table-cell>
              <table:table-cell office:value-type="float" office:value="2.5539462963483">
                <text:p>2.5539462963483</text:p>
              </table:table-cell>
              <table:table-cell office:value-type="float" office:value="0.999999982941839">
                <text:p>0.999999982941839</text:p>
              </table:table-cell>
              <table:table-cell office:value-type="float" office:value="3.83289416256214">
                <text:p>3.83289416256214</text:p>
              </table:table-cell>
              <table:table-cell office:value-type="float" office:value="0.999999982941839">
                <text:p>0.999999982941839</text:p>
              </table:table-cell>
              <table:table-cell office:value-type="float" office:value="3.96775969299925">
                <text:p>3.96775969299925</text:p>
              </table:table-cell>
              <table:table-cell office:value-type="float" office:value="0.999999982941839">
                <text:p>0.999999982941839</text:p>
              </table:table-cell>
              <table:table-cell office:value-type="float" office:value="3.96959573106005">
                <text:p>3.96959573106005</text:p>
              </table:table-cell>
              <table:table-cell office:value-type="float" office:value="0.999999982941839">
                <text:p>0.999999982941839</text:p>
              </table:table-cell>
              <table:table-cell office:value-type="float" office:value="4.50220942598816">
                <text:p>4.50220942598816</text:p>
              </table:table-cell>
              <table:table-cell office:value-type="float" office:value="0.999999982941839">
                <text:p>0.999999982941839</text:p>
              </table:table-cell>
              <table:table-cell office:value-type="float" office:value="5.863639633666">
                <text:p>5.863639633666</text:p>
              </table:table-cell>
              <table:table-cell office:value-type="float" office:value="0.999999982941839">
                <text:p>0.999999982941839</text:p>
              </table:table-cell>
              <table:table-cell office:value-type="float" office:value="5.88832923443545">
                <text:p>5.88832923443545</text:p>
              </table:table-cell>
              <table:table-cell office:value-type="float" office:value="0.999999982941839">
                <text:p>0.999999982941839</text:p>
              </table:table-cell>
              <table:table-cell office:value-type="float" office:value="5.96741191875324">
                <text:p>5.9674119187532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1532">
                <text:p>0.1532</text:p>
              </table:table-cell>
              <table:table-cell office:value-type="float" office:value="5.50249">
                <text:p>5.502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159395">
                <text:p>0.159395</text:p>
              </table:table-cell>
              <table:table-cell office:value-type="float" office:value="4.21457">
                <text:p>4.214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183204">
                <text:p>0.183204</text:p>
              </table:table-cell>
              <table:table-cell office:value-type="float" office:value="6.04836">
                <text:p>6.048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196662">
                <text:p>0.196662</text:p>
              </table:table-cell>
              <table:table-cell office:value-type="float" office:value="5.38849">
                <text:p>5.388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0122">
                <text:p>0.20122</text:p>
              </table:table-cell>
              <table:table-cell office:value-type="float" office:value="3.76136">
                <text:p>3.761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01392">
                <text:p>0.201392</text:p>
              </table:table-cell>
              <table:table-cell office:value-type="float" office:value="3.58718">
                <text:p>3.587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22583">
                <text:p>0.222583</text:p>
              </table:table-cell>
              <table:table-cell office:value-type="float" office:value="3.07869">
                <text:p>3.078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49867">
                <text:p>0.249867</text:p>
              </table:table-cell>
              <table:table-cell office:value-type="float" office:value="4.38541">
                <text:p>4.385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28049">
                <text:p>0.28049</text:p>
              </table:table-cell>
              <table:table-cell office:value-type="float" office:value="5.30256">
                <text:p>5.302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283827">
                <text:p>0.283827</text:p>
              </table:table-cell>
              <table:table-cell office:value-type="float" office:value="0.91605">
                <text:p>0.916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289186">
                <text:p>0.289186</text:p>
              </table:table-cell>
              <table:table-cell office:value-type="float" office:value="0.476093">
                <text:p>0.4760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290804">
                <text:p>0.290804</text:p>
              </table:table-cell>
              <table:table-cell office:value-type="float" office:value="5.8344">
                <text:p>5.83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2689">
                <text:p>0.32689</text:p>
              </table:table-cell>
              <table:table-cell office:value-type="float" office:value="5.20694">
                <text:p>5.206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45595">
                <text:p>0.345595</text:p>
              </table:table-cell>
              <table:table-cell office:value-type="float" office:value="5.22095">
                <text:p>5.220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50182">
                <text:p>0.350182</text:p>
              </table:table-cell>
              <table:table-cell office:value-type="float" office:value="4.56555">
                <text:p>4.565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64574">
                <text:p>0.364574</text:p>
              </table:table-cell>
              <table:table-cell office:value-type="float" office:value="2.95688">
                <text:p>2.956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78113">
                <text:p>0.378113</text:p>
              </table:table-cell>
              <table:table-cell office:value-type="float" office:value="1.21528">
                <text:p>1.215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78709">
                <text:p>0.378709</text:p>
              </table:table-cell>
              <table:table-cell office:value-type="float" office:value="0.61025">
                <text:p>0.61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388267">
                <text:p>0.388267</text:p>
              </table:table-cell>
              <table:table-cell office:value-type="float" office:value="5.90908">
                <text:p>5.909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388414">
                <text:p>0.388414</text:p>
              </table:table-cell>
              <table:table-cell office:value-type="float" office:value="3.75935">
                <text:p>3.759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391627">
                <text:p>0.391627</text:p>
              </table:table-cell>
              <table:table-cell office:value-type="float" office:value="3.49813">
                <text:p>3.498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430431">
                <text:p>0.430431</text:p>
              </table:table-cell>
              <table:table-cell office:value-type="float" office:value="5.11211">
                <text:p>5.112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430824">
                <text:p>0.430824</text:p>
              </table:table-cell>
              <table:table-cell office:value-type="float" office:value="4.71333">
                <text:p>4.71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440369">
                <text:p>0.440369</text:p>
              </table:table-cell>
              <table:table-cell office:value-type="float" office:value="5.02515">
                <text:p>5.025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487876">
                <text:p>0.487876</text:p>
              </table:table-cell>
              <table:table-cell office:value-type="float" office:value="4.80579">
                <text:p>4.805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498734">
                <text:p>0.498734</text:p>
              </table:table-cell>
              <table:table-cell office:value-type="float" office:value="2.78455">
                <text:p>2.784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50167">
                <text:p>0.50167</text:p>
              </table:table-cell>
              <table:table-cell office:value-type="float" office:value="0.804454">
                <text:p>0.8044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502873">
                <text:p>0.502873</text:p>
              </table:table-cell>
              <table:table-cell office:value-type="float" office:value="1.58369">
                <text:p>1.583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503487">
                <text:p>0.503487</text:p>
              </table:table-cell>
              <table:table-cell office:value-type="float" office:value="5.96109">
                <text:p>5.96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504421">
                <text:p>0.504421</text:p>
              </table:table-cell>
              <table:table-cell office:value-type="float" office:value="5.01228">
                <text:p>5.012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532179">
                <text:p>0.532179</text:p>
              </table:table-cell>
              <table:table-cell office:value-type="float" office:value="4.83849">
                <text:p>4.838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537185">
                <text:p>0.537185</text:p>
              </table:table-cell>
              <table:table-cell office:value-type="float" office:value="3.75681">
                <text:p>3.756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538369">
                <text:p>0.538369</text:p>
              </table:table-cell>
              <table:table-cell office:value-type="float" office:value="3.55515">
                <text:p>3.555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558904">
                <text:p>0.558904</text:p>
              </table:table-cell>
              <table:table-cell office:value-type="float" office:value="2.71204">
                <text:p>2.712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566462">
                <text:p>0.566462</text:p>
              </table:table-cell>
              <table:table-cell office:value-type="float" office:value="5.04064">
                <text:p>5.040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579312">
                <text:p>0.579312</text:p>
              </table:table-cell>
              <table:table-cell office:value-type="float" office:value="5.9988">
                <text:p>5.99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588349">
                <text:p>0.588349</text:p>
              </table:table-cell>
              <table:table-cell office:value-type="float" office:value="4.82551">
                <text:p>4.825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60505">
                <text:p>0.60505</text:p>
              </table:table-cell>
              <table:table-cell office:value-type="float" office:value="1.87387">
                <text:p>1.873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619569">
                <text:p>0.619569</text:p>
              </table:table-cell>
              <table:table-cell office:value-type="float" office:value="5.13763">
                <text:p>5.137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626935">
                <text:p>0.626935</text:p>
              </table:table-cell>
              <table:table-cell office:value-type="float" office:value="4.66103">
                <text:p>4.66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627587">
                <text:p>0.627587</text:p>
              </table:table-cell>
              <table:table-cell office:value-type="float" office:value="0.998699">
                <text:p>0.9986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667946">
                <text:p>0.667946</text:p>
              </table:table-cell>
              <table:table-cell office:value-type="float" office:value="2.03516">
                <text:p>2.035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688944">
                <text:p>0.688944</text:p>
              </table:table-cell>
              <table:table-cell office:value-type="float" office:value="4.72147">
                <text:p>4.72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68916">
                <text:p>0.68916</text:p>
              </table:table-cell>
              <table:table-cell office:value-type="float" office:value="2.50298">
                <text:p>2.502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689637">
                <text:p>0.689637</text:p>
              </table:table-cell>
              <table:table-cell office:value-type="float" office:value="6.01865">
                <text:p>6.018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698246">
                <text:p>0.698246</text:p>
              </table:table-cell>
              <table:table-cell office:value-type="float" office:value="5.2808">
                <text:p>5.28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704334">
                <text:p>0.704334</text:p>
              </table:table-cell>
              <table:table-cell office:value-type="float" office:value="1.10059">
                <text:p>1.100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72141">
                <text:p>0.72141</text:p>
              </table:table-cell>
              <table:table-cell office:value-type="float" office:value="3.76851">
                <text:p>3.768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722472">
                <text:p>0.722472</text:p>
              </table:table-cell>
              <table:table-cell office:value-type="float" office:value="3.69061">
                <text:p>3.690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730621">
                <text:p>0.730621</text:p>
              </table:table-cell>
              <table:table-cell office:value-type="float" office:value="4.41952">
                <text:p>4.419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747558">
                <text:p>0.747558</text:p>
              </table:table-cell>
              <table:table-cell office:value-type="float" office:value="2.22877">
                <text:p>2.228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798788">
                <text:p>0.798788</text:p>
              </table:table-cell>
              <table:table-cell office:value-type="float" office:value="1.23024">
                <text:p>1.230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807534">
                <text:p>0.807534</text:p>
              </table:table-cell>
              <table:table-cell office:value-type="float" office:value="2.35335">
                <text:p>2.353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823128">
                <text:p>0.823128</text:p>
              </table:table-cell>
              <table:table-cell office:value-type="float" office:value="5.52545">
                <text:p>5.525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828993">
                <text:p>0.828993</text:p>
              </table:table-cell>
              <table:table-cell office:value-type="float" office:value="4.57213">
                <text:p>4.572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829159">
                <text:p>0.829159</text:p>
              </table:table-cell>
              <table:table-cell office:value-type="float" office:value="2.40407">
                <text:p>2.404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829541">
                <text:p>0.829541</text:p>
              </table:table-cell>
              <table:table-cell office:value-type="float" office:value="6.01599">
                <text:p>6.015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831722">
                <text:p>0.831722</text:p>
              </table:table-cell>
              <table:table-cell office:value-type="float" office:value="3.80212">
                <text:p>3.802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859936">
                <text:p>0.859936</text:p>
              </table:table-cell>
              <table:table-cell office:value-type="float" office:value="4.16461">
                <text:p>4.164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882953">
                <text:p>0.882953</text:p>
              </table:table-cell>
              <table:table-cell office:value-type="float" office:value="3.80282">
                <text:p>3.802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884253">
                <text:p>0.884253</text:p>
              </table:table-cell>
              <table:table-cell office:value-type="float" office:value="2.48275">
                <text:p>2.482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885451">
                <text:p>0.885451</text:p>
              </table:table-cell>
              <table:table-cell office:value-type="float" office:value="2.26733">
                <text:p>2.26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898204">
                <text:p>0.898204</text:p>
              </table:table-cell>
              <table:table-cell office:value-type="float" office:value="1.32328">
                <text:p>1.323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910833">
                <text:p>0.910833</text:p>
              </table:table-cell>
              <table:table-cell office:value-type="float" office:value="4.5045">
                <text:p>4.50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912262">
                <text:p>0.912262</text:p>
              </table:table-cell>
              <table:table-cell office:value-type="float" office:value="6.0538">
                <text:p>6.05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932146">
                <text:p>0.932146</text:p>
              </table:table-cell>
              <table:table-cell office:value-type="float" office:value="3.87225">
                <text:p>3.87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932287">
                <text:p>0.932287</text:p>
              </table:table-cell>
              <table:table-cell office:value-type="float" office:value="5.72863">
                <text:p>5.728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939366">
                <text:p>0.939366</text:p>
              </table:table-cell>
              <table:table-cell office:value-type="float" office:value="2.54309">
                <text:p>2.54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940641">
                <text:p>0.940641</text:p>
              </table:table-cell>
              <table:table-cell office:value-type="float" office:value="2.24976">
                <text:p>2.249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941873">
                <text:p>0.941873</text:p>
              </table:table-cell>
              <table:table-cell office:value-type="float" office:value="5.9992">
                <text:p>5.99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958791">
                <text:p>0.958791</text:p>
              </table:table-cell>
              <table:table-cell office:value-type="float" office:value="3.82678">
                <text:p>3.826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968523">
                <text:p>0.968523</text:p>
              </table:table-cell>
              <table:table-cell office:value-type="float" office:value="5.94915">
                <text:p>5.949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984232">
                <text:p>0.984232</text:p>
              </table:table-cell>
              <table:table-cell office:value-type="float" office:value="6.00437">
                <text:p>6.004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98439">
                <text:p>0.98439</text:p>
              </table:table-cell>
              <table:table-cell office:value-type="float" office:value="5.84394">
                <text:p>5.843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988683">
                <text:p>0.988683</text:p>
              </table:table-cell>
              <table:table-cell office:value-type="float" office:value="4.48724">
                <text:p>4.487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992554">
                <text:p>0.992554</text:p>
              </table:table-cell>
              <table:table-cell office:value-type="float" office:value="2.55758">
                <text:p>2.557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994836">
                <text:p>0.994836</text:p>
              </table:table-cell>
              <table:table-cell office:value-type="float" office:value="2.24133">
                <text:p>2.24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996688">
                <text:p>0.996688</text:p>
              </table:table-cell>
              <table:table-cell office:value-type="float" office:value="1.3613">
                <text:p>1.36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997097">
                <text:p>0.997097</text:p>
              </table:table-cell>
              <table:table-cell office:value-type="float" office:value="3.94648">
                <text:p>3.946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